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1pt" style:font-size-asian="9.60000038146973pt" style:font-size-complex="11pt"/>
    </style:style>
    <style:style style:name="P3" style:family="paragraph" style:parent-style-name="Standard">
      <style:paragraph-properties fo:text-align="center" style:justify-single-word="false"/>
      <style:text-properties fo:font-size="11pt" style:font-size-asian="9.60000038146973pt" style:font-size-complex="11pt"/>
    </style:style>
    <style:style style:name="P4" style:family="paragraph" style:parent-style-name="Standard">
      <style:paragraph-properties fo:text-align="start" style:justify-single-word="false"/>
      <style:text-properties fo:font-size="11pt" officeooo:rsid="0016d399" officeooo:paragraph-rsid="0016d399" style:font-size-asian="9.60000038146973pt" style:font-size-complex="11pt"/>
    </style:style>
    <style:style style:name="P5" style:family="paragraph" style:parent-style-name="Standard">
      <style:paragraph-properties fo:text-align="start" style:justify-single-word="false"/>
      <style:text-properties fo:font-size="11pt" officeooo:rsid="00182401" officeooo:paragraph-rsid="0016d399" style:font-size-asian="9.60000038146973pt" style:font-size-complex="11pt"/>
    </style:style>
    <style:style style:name="P6" style:family="paragraph" style:parent-style-name="Standard">
      <style:paragraph-properties fo:text-align="start" style:justify-single-word="false"/>
      <style:text-properties fo:font-size="11pt" officeooo:rsid="00182401" officeooo:paragraph-rsid="00182401" style:font-size-asian="9.60000038146973pt" style:font-size-complex="11pt"/>
    </style:style>
    <style:style style:name="P7" style:family="paragraph" style:parent-style-name="Standard">
      <style:paragraph-properties fo:text-align="start" style:justify-single-word="false"/>
      <style:text-properties fo:font-size="11pt" officeooo:rsid="00182401" officeooo:paragraph-rsid="001a12f2" style:font-size-asian="9.60000038146973pt" style:font-size-complex="11pt"/>
    </style:style>
    <style:style style:name="P8" style:family="paragraph" style:parent-style-name="Standard">
      <style:paragraph-properties fo:text-align="start" style:justify-single-word="false"/>
      <style:text-properties fo:font-size="11pt" officeooo:rsid="001a12f2" officeooo:paragraph-rsid="001a12f2" style:font-size-asian="9.60000038146973pt" style:font-size-complex="11pt"/>
    </style:style>
    <style:style style:name="P9" style:family="paragraph" style:parent-style-name="Standard">
      <style:paragraph-properties fo:text-align="start" style:justify-single-word="false"/>
      <style:text-properties fo:font-size="11pt" officeooo:rsid="001a16c8" officeooo:paragraph-rsid="001a16c8" style:font-size-asian="9.60000038146973pt" style:font-size-complex="11pt"/>
    </style:style>
    <style:style style:name="T1" style:family="text">
      <style:text-properties officeooo:rsid="00124c72"/>
    </style:style>
    <style:style style:name="T2" style:family="text">
      <style:text-properties officeooo:rsid="00182401"/>
    </style:style>
    <style:style style:name="T3" style:family="text">
      <style:text-properties officeooo:rsid="0018a090"/>
    </style:style>
    <style:style style:name="T4" style:family="text">
      <style:text-properties officeooo:rsid="001a12f2"/>
    </style:style>
    <style:style style:name="T5" style:family="text">
      <style:text-properties officeooo:rsid="001a16c8"/>
    </style:style>
    <style:style style:name="fr1" style:family="graphic" style:parent-style-name="Formula">
      <style:graphic-properties style:vertical-pos="from-top"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span text:style-name="T1">Maciej Chudziński </text:span></text:p>
      <text:p text:style-name="Standard"/>
      <text:p text:style-name="Standard"/>
      <text:p text:style-name="P1">Sumowanie szeregów pot<text:span text:style-name="T1">ę</text:span>gowych</text:p>
      <text:p text:style-name="P3"/>
      <text:p text:style-name="P2"><text:tab/><text:span text:style-name="T1">Otrzymanym przeze mnie zadaniem było wykonanie badania funkcji logarytmu naturalnego przy użyciu szeregu Taylora. Celem badania było sprawdzenie, która metoda obliczeniowa zwróci najdokładniejsze wyniki względem wbudowanej funkcji logarytmicznej. Do określenia tego użyłem następujących wzorów:</text:span></text:p>
      <text:p text:style-name="P2"><draw:frame draw:style-name="fr1" draw:name="Obiekt1" text:anchor-type="as-char" svg:y="-0.716cm" svg:width="4.819cm" svg:height="1.145cm" draw:z-index="0"><draw:object xlink:href="./Object 1" xlink:type="simple" xlink:show="embed" xlink:actuate="onLoad"/><draw:image xlink:href="./ObjectReplacements/Object 1" xlink:type="simple" xlink:show="embed" xlink:actuate="onLoad"/></draw:frame><draw:frame draw:style-name="fr1" draw:name="Obiekt2" text:anchor-type="as-char" svg:y="-0.681cm" svg:width="9.043cm" svg:height="1.058cm" draw:z-index="1"><draw:object xlink:href="./Object 2" xlink:type="simple" xlink:show="embed" xlink:actuate="onLoad"/><draw:image xlink:href="./ObjectReplacements/Object 2" xlink:type="simple" xlink:show="embed" xlink:actuate="onLoad"/></draw:frame></text:p>
      <text:p text:style-name="P4">gdzie N jest liczbą decydującą o dokładności pomiaru, <text:span text:style-name="T2">oraz</text:span> <draw:frame draw:style-name="fr1" draw:name="Obiekt3" text:anchor-type="as-char" svg:y="-0.377cm" svg:width="2.08cm" svg:height="0.467cm" draw:z-index="2"><draw:object xlink:href="./Object 3" xlink:type="simple" xlink:show="embed" xlink:actuate="onLoad"/><draw:image xlink:href="./ObjectReplacements/Object 3" xlink:type="simple" xlink:show="embed" xlink:actuate="onLoad"/></draw:frame>.</text:p>
      <text:p text:style-name="P5"><draw:frame draw:style-name="fr2" draw:name="Obiekt4" text:anchor-type="paragraph" svg:width="21.001cm" svg:height="8.253cm" draw:z-index="3"><draw:object xlink:href="./Object 4" xlink:type="simple" xlink:show="embed" xlink:actuate="onLoad"/><draw:image xlink:href="./ObjectReplacements/Object 4" xlink:type="simple" xlink:show="embed" xlink:actuate="onLoad"/></draw:frame></text:p>
      <text:p text:style-name="P4"/>
      <text:p text:style-name="P9"><draw:frame draw:style-name="fr2" draw:name="Obiekt5" text:anchor-type="paragraph" svg:width="21.001cm" svg:height="8.253cm" draw:z-index="4"><draw:object xlink:href="./Object 5" xlink:type="simple" xlink:show="embed" xlink:actuate="onLoad"/><draw:image xlink:href="./ObjectReplacements/Object 5" xlink:type="simple" xlink:show="embed" xlink:actuate="onLoad"/></draw:frame>sp_1-przy użyciu pierwszego wzoru<text:tab/>sp_2-przy użyciu drugiego wzoru <text:tab/>sp_1_rev/sp_2_rev -sumowane od końca</text:p>
      <text:p text:style-name="P6"/>
      <text:p text:style-name="P6"><text:soft-page-break/>Powyższe wykresy zostały przeprowadzone dla ponad milion x-ów na przedziale (-0.5,1.7). Wyraźnie wskazują jaką przewagę w dokładności ma metoda liczenia od końca. <text:span text:style-name="T3">Sprawdzając tę zależność za pomocą programu otrzymałem wyniki:</text:span></text:p>
      <text:p text:style-name="P6"/>
      <text:p text:style-name="P6">Sumowanie ze wzoru Taylora w por<text:span text:style-name="T3">ó</text:span>wnaniu do sumowania element<text:span text:style-name="T3">ó</text:span>w na podstawie poprzedniego <text:s/>by<text:span text:style-name="T3">ł</text:span>o skuteczniejsze w 1.4<text:span text:style-name="T3">9</text:span>% przypadk<text:span text:style-name="T3">ów</text:span>, <text:span text:style-name="T3">n</text:span>atomiast <text:span text:style-name="T3">za pomocą drugiej metody</text:span> skuteczniejsze w 1.49% przypadk<text:span text:style-name="T3">ów</text:span>. <text:span text:style-name="T5">Pokazuje to, że obie metody mają porównywalną dokładność.</text:span></text:p>
      <text:p text:style-name="P6">Sumowanie od pocz<text:span text:style-name="T3">ą</text:span>tku ze wzoru T<text:span text:style-name="T3">a</text:span>ylora by<text:span text:style-name="T3">ł</text:span>o skuteczniejsze od sumowania od ko<text:span text:style-name="T3">ń</text:span>ca w 2.09% przypadkach, natomiast sumowanie od ko<text:span text:style-name="T3">ń</text:span>ca by<text:span text:style-name="T3">ł</text:span>o skuteczniejsze w 69.99% przypadk<text:span text:style-name="T3">ów</text:span>.</text:p>
      <text:p text:style-name="P6">Sumowanie od pocz<text:span text:style-name="T3">ą</text:span>tku poprzez mno<text:span text:style-name="T3">ż</text:span>enie po<text:span text:style-name="T3">p</text:span>rzedniego elementu by<text:span text:style-name="T3">ł</text:span>o skuteczniejsze od sumowania od ko<text:span text:style-name="T3">ń</text:span>ca w 2.09% przypadk<text:span text:style-name="T3">ów</text:span>, natomiast sumowanie od ko<text:span text:style-name="T3">ń</text:span>ca by<text:span text:style-name="T3">ł</text:span>o skuteczniejsze w 69.99% przypadk<text:span text:style-name="T3">ów</text:span>.</text:p>
      <text:p text:style-name="P6"><text:tab/></text:p>
      <text:p text:style-name="P6"><text:tab/><text:span text:style-name="T3">Za pomocą danych oraz wykresów zauważamy, że wzór Taylora osiąga największą skuteczność w otoczeniu x bliskiego zera.</text:span></text:p>
      <text:p text:style-name="P7"><text:tab/></text:p>
      <text:p text:style-name="P7"><text:span text:style-name="T4"><text:tab/>Kolejnym interesującym aspektem jest zależność ilości sumowanych wyrazów szeregów dla pojedynczych argumentów. W pierwszym wykresie dla N=100 wartość błędu nie przekraczała 6*10^-17</text:span></text:p>
      <text:p text:style-name="P8">natomiast dla N=10 wartość błędu sięga nawet 10^-3. <text:span text:style-name="T5">Pokazuje to, jak wielkie znaczenie w dokładności ma wartość N.</text:span></text:p>
      <text:p text:style-name="P6"/>
      <text:p text:style-name="P6"/>
      <text:p text:style-name="P6"><draw:frame draw:style-name="fr2" draw:name="Obiekt6" text:anchor-type="paragraph" svg:width="21.001cm" svg:height="6.53cm" draw:z-index="5"><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9:48:31.910179338</meta:creation-date>
    <dc:date>2019-10-16T21:55:20.339951570</dc:date>
    <meta:editing-duration>PT10M51S</meta:editing-duration>
    <meta:editing-cycles>1</meta:editing-cycles>
    <meta:document-statistic meta:table-count="0" meta:image-count="0" meta:object-count="6" meta:page-count="2" meta:paragraph-count="15" meta:word-count="231" meta:character-count="1776" meta:non-whitespace-character-count="1539"/>
    <meta:generator>LibreOffice/6.0.7.3$Linux_X86_64 LibreOffice_project/00m0$Build-3</meta:generator>
  </office:meta>
</office:document-meta>
</file>

<file path=Object 1/content.xml><?xml version="1.0" encoding="utf-8"?>
<math xmlns="http://www.w3.org/1998/Math/MathML" display="block">
  <semantics>
    <mrow>
      <mi>ln</mi>
      <mrow>
        <mrow>
          <mo fence="true" stretchy="false">(</mo>
          <mrow>
            <mi>x</mi>
          </mrow>
          <mo fence="true" stretchy="false">)</mo>
        </mrow>
        <mo stretchy="false">=</mo>
        <mrow>
          <munderover>
            <mo stretchy="false">∑</mo>
            <mrow>
              <mi>n</mi>
              <mo stretchy="false">=</mo>
              <mn>1</mn>
            </mrow>
            <mi>N</mi>
          </munderover>
          <mrow>
            <mfrac>
              <mrow>
                <mo fence="true" stretchy="false">(</mo>
                <mrow>
                  <mrow>
                    <mo stretchy="false">−</mo>
                    <msup>
                      <mn>1</mn>
                      <mrow>
                        <mo fence="true" stretchy="false">(</mo>
                        <mrow>
                          <mrow>
                            <mi>n</mi>
                            <mo stretchy="false">+</mo>
                            <mn>1</mn>
                          </mrow>
                        </mrow>
                        <mo fence="true" stretchy="false">)</mo>
                      </mrow>
                    </msup>
                  </mrow>
                </mrow>
                <mo fence="true" stretchy="false">)</mo>
              </mrow>
              <mi>n</mi>
            </mfrac>
            <msup>
              <mrow>
                <mo fence="true" stretchy="false">(</mo>
                <mrow>
                  <mrow>
                    <mi>x</mi>
                    <mo stretchy="false">−</mo>
                    <mn>1</mn>
                  </mrow>
                </mrow>
                <mo fence="true" stretchy="false">)</mo>
              </mrow>
              <mi>n</mi>
            </msup>
          </mrow>
        </mrow>
      </mrow>
    </mrow>
    <annotation encoding="StarMath 5.0">ln( x)= sum from{n=1} to{N} {{(-1^(n+1) ) over {n} (x-1)^n}}  </annotation>
  </semantics>
</math>
</file>

<file path=Object 2/content.xml><?xml version="1.0" encoding="utf-8"?>
<math xmlns="http://www.w3.org/1998/Math/MathML" display="block">
  <semantics>
    <mrow>
      <mi>ln</mi>
      <mrow>
        <mrow>
          <mo fence="true" stretchy="false">(</mo>
          <mrow>
            <mi>x</mi>
          </mrow>
          <mo fence="true" stretchy="false">)</mo>
        </mrow>
        <mo stretchy="false">=</mo>
        <mrow>
          <mi>x</mi>
          <mo stretchy="false">+</mo>
          <mrow>
            <mi>x</mi>
            <mo stretchy="false">∗</mo>
            <mfrac>
              <mrow>
                <mrow>
                  <mo stretchy="false">−</mo>
                  <mi>n</mi>
                </mrow>
                <mo stretchy="false">∗</mo>
                <mi>x</mi>
              </mrow>
              <mrow>
                <mi>n</mi>
                <mo stretchy="false">+</mo>
                <mn>1</mn>
              </mrow>
            </mfrac>
          </mrow>
          <mo stretchy="false">+</mo>
          <mrow>
            <mi>x</mi>
            <mo stretchy="false">∗</mo>
            <msup>
              <mrow>
                <mo fence="true" stretchy="false">(</mo>
                <mrow>
                  <mfrac>
                    <mrow>
                      <mrow>
                        <mo stretchy="false">−</mo>
                        <mi>n</mi>
                      </mrow>
                      <mo stretchy="false">∗</mo>
                      <mi>x</mi>
                    </mrow>
                    <mrow>
                      <mi>n</mi>
                      <mo stretchy="false">+</mo>
                      <mn>1</mn>
                    </mrow>
                  </mfrac>
                </mrow>
                <mo fence="true" stretchy="false">)</mo>
              </mrow>
              <mn>2</mn>
            </msup>
          </mrow>
          <mo stretchy="false">+</mo>
          <mn>...</mn>
          <mo stretchy="false">+</mo>
          <mrow>
            <mi>x</mi>
            <mo stretchy="false">∗</mo>
            <msup>
              <mrow>
                <mo fence="true" stretchy="false">(</mo>
                <mrow>
                  <mfrac>
                    <mrow>
                      <mrow>
                        <mo stretchy="false">−</mo>
                        <mi>n</mi>
                      </mrow>
                      <mo stretchy="false">∗</mo>
                      <mi>x</mi>
                    </mrow>
                    <mrow>
                      <mi>n</mi>
                      <mo stretchy="false">+</mo>
                      <mn>1</mn>
                    </mrow>
                  </mfrac>
                </mrow>
                <mo fence="true" stretchy="false">)</mo>
              </mrow>
              <mi>N</mi>
            </msup>
          </mrow>
        </mrow>
      </mrow>
    </mrow>
    <annotation encoding="StarMath 5.0">ln( x )= x+x*{{ -n*x } over { n+1} }+x* {({ -n*x } over { n+1})^{2}}+...+x* {({ -n*x } over { n+1})^{N}}</annotation>
  </semantics>
</math>
</file>

<file path=Object 3/content.xml><?xml version="1.0" encoding="utf-8"?>
<math xmlns="http://www.w3.org/1998/Math/MathML" display="block">
  <semantics>
    <mrow>
      <mrow>
        <mi>x</mi>
        <mo stretchy="false">∈</mo>
        <mrow>
          <mtext>(</mtext>
          <mo stretchy="false">−</mo>
          <mn>1,1</mn>
        </mrow>
      </mrow>
      <mtext>&gt;</mtext>
    </mrow>
    <annotation encoding="StarMath 5.0">x  in "(" -1,1 "&g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spline-resolution="1"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8.252cm" xlink:href="." xlink:type="simple" chart:class="chart:line" chart:style-name="ch1">
        <chart:title svg:x="7.983cm" svg:y="0.301cm" chart:style-name="ch2">
          <text:p>Wykres błędu dla N=100</text:p>
        </chart:title>
        <chart:legend chart:legend-position="end" svg:x="18.254cm" svg:y="3.08cm" style:legend-expansion="high" chart:style-name="ch3"/>
        <chart:plot-area chart:style-name="ch4" chart:data-source-has-labels="both" svg:x="1.431cm" svg:y="1.245cm" svg:width="16.403cm" svg:height="5.861cm">
          <chartooo:coordinate-region svg:x="1.985cm" svg:y="1.444cm" svg:width="15.849cm" svg:height="5.463cm"/>
          <chart:axis chart:dimension="x" chart:name="primary-x" chart:style-name="ch5" chartooo:axis-type="auto">
            <chartooo:date-scale/>
            <chart:title svg:x="9.495cm" svg:y="7.271cm" chart:style-name="ch6">
              <text:p>x</text:p>
            </chart:title>
            <chart:categories table:cell-range-address="local-table.$A$2:.$A$121"/>
          </chart:axis>
          <chart:axis chart:dimension="y" chart:name="primary-y" chart:style-name="ch5">
            <chart:title svg:x="0.451cm" svg:y="5.595cm" chart:style-name="ch7">
              <text:p>błąd_bezwzględny</text:p>
            </chart:title>
            <chart:grid chart:style-name="ch8" chart:class="major"/>
          </chart:axis>
          <chart:series chart:style-name="ch9" chart:values-cell-range-address="local-table.$B$2:.$B$121" chart:label-cell-address="local-table.$B$1" chart:class="chart:line">
            <chart:data-point chart:repeated="120"/>
          </chart:series>
          <chart:series chart:style-name="ch10" chart:values-cell-range-address="local-table.$C$2:.$C$121" chart:label-cell-address="local-table.$C$1" chart:class="chart:line">
            <chart:data-point chart:repeated="120"/>
          </chart:series>
          <chart:series chart:style-name="ch11" chart:values-cell-range-address="local-table.$D$2:.$D$121" chart:label-cell-address="local-table.$D$1" chart:class="chart:line">
            <chart:data-point chart:repeated="120"/>
          </chart:series>
          <chart:series chart:style-name="ch12" chart:values-cell-range-address="local-table.$E$2:.$E$121" chart:label-cell-address="local-table.$E$1" chart:class="chart:line">
            <chart:data-point chart:repeated="12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_1</text:p>
              </table:table-cell>
              <table:table-cell office:value-type="string">
                <text:p>sp_2</text:p>
              </table:table-cell>
              <table:table-cell office:value-type="string">
                <text:p>sp_1_rev</text:p>
              </table:table-cell>
              <table:table-cell office:value-type="string">
                <text:p>sp_2_rev</text:p>
              </table:table-cell>
            </table:table-row>
          </table:table-header-rows>
          <table:table-rows>
            <table:table-row>
              <table:table-cell office:value-type="float" office:value="-0.5">
                <text:p>-0.5</text:p>
              </table:table-cell>
              <table:table-cell office:value-type="float" office:value="5.16253706450698E-017">
                <text:p>5.16253706450698E-017</text:p>
              </table:table-cell>
              <table:table-cell office:value-type="float" office:value="5.10480546722647E-017">
                <text:p>5.10480546722647E-017</text:p>
              </table:table-cell>
              <table:table-cell office:value-type="float" office:value="-3.10862446895044E-019">
                <text:p>-3.10862446895044E-019</text:p>
              </table:table-cell>
              <table:table-cell office:value-type="float" office:value="-5.6621374255883E-019">
                <text:p>-5.6621374255883E-019</text:p>
              </table:table-cell>
            </table:table-row>
            <table:table-row>
              <table:table-cell office:value-type="float" office:value="-0.49">
                <text:p>-0.49</text:p>
              </table:table-cell>
              <table:table-cell office:value-type="float" office:value="5.82756065625745E-017">
                <text:p>5.82756065625745E-017</text:p>
              </table:table-cell>
              <table:table-cell office:value-type="float" office:value="5.75428593663219E-017">
                <text:p>5.75428593663219E-017</text:p>
              </table:table-cell>
              <table:table-cell office:value-type="float" office:value="1.4432899320127E-019">
                <text:p>1.4432899320127E-019</text:p>
              </table:table-cell>
              <table:table-cell office:value-type="float" office:value="-2.1094237467878E-019">
                <text:p>-2.1094237467878E-019</text:p>
              </table:table-cell>
            </table:table-row>
            <table:table-row>
              <table:table-cell office:value-type="float" office:value="-0.48">
                <text:p>-0.48</text:p>
              </table:table-cell>
              <table:table-cell office:value-type="float" office:value="4.53748150164302E-017">
                <text:p>4.53748150164302E-017</text:p>
              </table:table-cell>
              <table:table-cell office:value-type="float" office:value="4.48308057343638E-017">
                <text:p>4.48308057343638E-017</text:p>
              </table:table-cell>
              <table:table-cell office:value-type="float" office:value="-8.77076189453874E-019">
                <text:p>-8.77076189453874E-019</text:p>
              </table:table-cell>
              <table:table-cell office:value-type="float" office:value="-1.55431223447522E-018">
                <text:p>-1.55431223447522E-018</text:p>
              </table:table-cell>
            </table:table-row>
            <table:table-row>
              <table:table-cell office:value-type="float" office:value="-0.47">
                <text:p>-0.47</text:p>
              </table:table-cell>
              <table:table-cell office:value-type="float" office:value="4.09006162271908E-017">
                <text:p>4.09006162271908E-017</text:p>
              </table:table-cell>
              <table:table-cell office:value-type="float" office:value="4.03788114056169E-017">
                <text:p>4.03788114056169E-017</text:p>
              </table:table-cell>
              <table:table-cell office:value-type="float" office:value="-9.88098491916389E-019">
                <text:p>-9.88098491916389E-019</text:p>
              </table:table-cell>
              <table:table-cell office:value-type="float" office:value="-1.26565424807268E-018">
                <text:p>-1.26565424807268E-018</text:p>
              </table:table-cell>
            </table:table-row>
            <table:table-row>
              <table:table-cell office:value-type="float" office:value="-0.46">
                <text:p>-0.46</text:p>
              </table:table-cell>
              <table:table-cell office:value-type="float" office:value="4.79505324335605E-017">
                <text:p>4.79505324335605E-017</text:p>
              </table:table-cell>
              <table:table-cell office:value-type="float" office:value="4.73954209212479E-017">
                <text:p>4.73954209212479E-017</text:p>
              </table:table-cell>
              <table:table-cell office:value-type="float" office:value="-2.33146835171283E-019">
                <text:p>-2.33146835171283E-019</text:p>
              </table:table-cell>
              <table:table-cell office:value-type="float" office:value="-8.21565038222616E-019">
                <text:p>-8.21565038222616E-019</text:p>
              </table:table-cell>
            </table:table-row>
            <table:table-row>
              <table:table-cell office:value-type="float" office:value="-0.45">
                <text:p>-0.45</text:p>
              </table:table-cell>
              <table:table-cell office:value-type="float" office:value="4.0734082773497E-017">
                <text:p>4.0734082773497E-017</text:p>
              </table:table-cell>
              <table:table-cell office:value-type="float" office:value="4.00679489587219E-017">
                <text:p>4.00679489587219E-017</text:p>
              </table:table-cell>
              <table:table-cell office:value-type="float" office:value="-9.99200722162641E-020">
                <text:p>-9.99200722162641E-020</text:p>
              </table:table-cell>
              <table:table-cell office:value-type="float" office:value="-3.5527136788005E-019">
                <text:p>-3.5527136788005E-019</text:p>
              </table:table-cell>
            </table:table-row>
            <table:table-row>
              <table:table-cell office:value-type="float" office:value="-0.44">
                <text:p>-0.44</text:p>
              </table:table-cell>
              <table:table-cell office:value-type="float" office:value="4.21329637845247E-017">
                <text:p>4.21329637845247E-017</text:p>
              </table:table-cell>
              <table:table-cell office:value-type="float" office:value="4.19220214098459E-017">
                <text:p>4.19220214098459E-017</text:p>
              </table:table-cell>
              <table:table-cell office:value-type="float" office:value="4.66293670342566E-019">
                <text:p>4.66293670342566E-019</text:p>
              </table:table-cell>
              <table:table-cell office:value-type="float" office:value="-1.55431223447522E-019">
                <text:p>-1.55431223447522E-019</text:p>
              </table:table-cell>
            </table:table-row>
            <table:table-row>
              <table:table-cell office:value-type="float" office:value="-0.43">
                <text:p>-0.43</text:p>
              </table:table-cell>
              <table:table-cell office:value-type="float" office:value="4.68847183299204E-017">
                <text:p>4.68847183299204E-017</text:p>
              </table:table-cell>
              <table:table-cell office:value-type="float" office:value="4.64517313503166E-017">
                <text:p>4.64517313503166E-017</text:p>
              </table:table-cell>
              <table:table-cell office:value-type="float" office:value="-1.88737914186277E-019">
                <text:p>-1.88737914186277E-019</text:p>
              </table:table-cell>
              <table:table-cell office:value-type="float" office:value="-5.6621374255883E-019">
                <text:p>-5.6621374255883E-019</text:p>
              </table:table-cell>
            </table:table-row>
            <table:table-row>
              <table:table-cell office:value-type="float" office:value="-0.42">
                <text:p>-0.42</text:p>
              </table:table-cell>
              <table:table-cell office:value-type="float" office:value="4.60187443707127E-017">
                <text:p>4.60187443707127E-017</text:p>
              </table:table-cell>
              <table:table-cell office:value-type="float" office:value="4.57411886145565E-017">
                <text:p>4.57411886145565E-017</text:p>
              </table:table-cell>
              <table:table-cell office:value-type="float" office:value="1.88737914186277E-019">
                <text:p>1.88737914186277E-019</text:p>
              </table:table-cell>
              <table:table-cell office:value-type="float" office:value="-1.33226762955019E-019">
                <text:p>-1.33226762955019E-019</text:p>
              </table:table-cell>
            </table:table-row>
            <table:table-row>
              <table:table-cell office:value-type="float" office:value="-0.41">
                <text:p>-0.41</text:p>
              </table:table-cell>
              <table:table-cell office:value-type="float" office:value="4.13336032067946E-017">
                <text:p>4.13336032067946E-017</text:p>
              </table:table-cell>
              <table:table-cell office:value-type="float" office:value="4.14890344302421E-017">
                <text:p>4.14890344302421E-017</text:p>
              </table:table-cell>
              <table:table-cell office:value-type="float" office:value="2.99760216648792E-019">
                <text:p>2.99760216648792E-019</text:p>
              </table:table-cell>
              <table:table-cell office:value-type="float" office:value="2.22044604925031E-020">
                <text:p>2.22044604925031E-020</text:p>
              </table:table-cell>
            </table:table-row>
            <table:table-row>
              <table:table-cell office:value-type="float" office:value="-0.4">
                <text:p>-0.4</text:p>
              </table:table-cell>
              <table:table-cell office:value-type="float" office:value="4.19664303308309E-017">
                <text:p>4.19664303308309E-017</text:p>
              </table:table-cell>
              <table:table-cell office:value-type="float" office:value="4.18887147191072E-017">
                <text:p>4.18887147191072E-017</text:p>
              </table:table-cell>
              <table:table-cell office:value-type="float" office:value="2.99760216648792E-019">
                <text:p>2.99760216648792E-019</text:p>
              </table:table-cell>
              <table:table-cell office:value-type="float" office:value="4.9960036108132E-020">
                <text:p>4.9960036108132E-020</text:p>
              </table:table-cell>
            </table:table-row>
            <table:table-row>
              <table:table-cell office:value-type="float" office:value="-0.39">
                <text:p>-0.39</text:p>
              </table:table-cell>
              <table:table-cell office:value-type="float" office:value="2.05835348765504E-017">
                <text:p>2.05835348765504E-017</text:p>
              </table:table-cell>
              <table:table-cell office:value-type="float" office:value="2.03170813506404E-017">
                <text:p>2.03170813506404E-017</text:p>
              </table:table-cell>
              <table:table-cell office:value-type="float" office:value="1.33226762955019E-019">
                <text:p>1.33226762955019E-019</text:p>
              </table:table-cell>
              <table:table-cell office:value-type="float" office:value="-4.44089209850063E-020">
                <text:p>-4.44089209850063E-020</text:p>
              </table:table-cell>
            </table:table-row>
            <table:table-row>
              <table:table-cell office:value-type="float" office:value="-0.38">
                <text:p>-0.38</text:p>
              </table:table-cell>
              <table:table-cell office:value-type="float" office:value="1.96009874997571E-017">
                <text:p>1.96009874997571E-017</text:p>
              </table:table-cell>
              <table:table-cell office:value-type="float" office:value="1.94233518158171E-017">
                <text:p>1.94233518158171E-017</text:p>
              </table:table-cell>
              <table:table-cell office:value-type="float" office:value="-2.38697950294409E-019">
                <text:p>-2.38697950294409E-019</text:p>
              </table:table-cell>
              <table:table-cell office:value-type="float" office:value="-5.32907051820075E-019">
                <text:p>-5.32907051820075E-019</text:p>
              </table:table-cell>
            </table:table-row>
            <table:table-row>
              <table:table-cell office:value-type="float" office:value="-0.37">
                <text:p>-0.37</text:p>
              </table:table-cell>
              <table:table-cell office:value-type="float" office:value="1.32560629140244E-017">
                <text:p>1.32560629140244E-017</text:p>
              </table:table-cell>
              <table:table-cell office:value-type="float" office:value="1.31117339208231E-017">
                <text:p>1.31117339208231E-017</text:p>
              </table:table-cell>
              <table:table-cell office:value-type="float" office:value="-1.83186799063151E-019">
                <text:p>-1.83186799063151E-019</text:p>
              </table:table-cell>
              <table:table-cell office:value-type="float" office:value="-1.99840144432528E-019">
                <text:p>-1.99840144432528E-019</text:p>
              </table:table-cell>
            </table:table-row>
            <table:table-row>
              <table:table-cell office:value-type="float" office:value="-0.36">
                <text:p>-0.36</text:p>
              </table:table-cell>
              <table:table-cell office:value-type="float" office:value="1.19571019752129E-017">
                <text:p>1.19571019752129E-017</text:p>
              </table:table-cell>
              <table:table-cell office:value-type="float" office:value="1.17739151761498E-017">
                <text:p>1.17739151761498E-017</text:p>
              </table:table-cell>
              <table:table-cell office:value-type="float" office:value="-2.77555756156289E-020">
                <text:p>-2.77555756156289E-020</text:p>
              </table:table-cell>
              <table:table-cell office:value-type="float" office:value="-1.16573417585641E-019">
                <text:p>-1.16573417585641E-019</text:p>
              </table:table-cell>
            </table:table-row>
            <table:table-row>
              <table:table-cell office:value-type="float" office:value="-0.35">
                <text:p>-0.35</text:p>
              </table:table-cell>
              <table:table-cell office:value-type="float" office:value="2.34257058195908E-017">
                <text:p>2.34257058195908E-017</text:p>
              </table:table-cell>
              <table:table-cell office:value-type="float" office:value="2.34312569347139E-017">
                <text:p>2.34312569347139E-017</text:p>
              </table:table-cell>
              <table:table-cell office:value-type="float" office:value="-4.77395900588817E-019">
                <text:p>-4.77395900588817E-019</text:p>
              </table:table-cell>
              <table:table-cell office:value-type="float" office:value="-4.16333634234434E-019">
                <text:p>-4.16333634234434E-019</text:p>
              </table:table-cell>
            </table:table-row>
            <table:table-row>
              <table:table-cell office:value-type="float" office:value="-0.34">
                <text:p>-0.34</text:p>
              </table:table-cell>
              <table:table-cell office:value-type="float" office:value="2.23099316798425E-017">
                <text:p>2.23099316798425E-017</text:p>
              </table:table-cell>
              <table:table-cell office:value-type="float" office:value="2.21767049168875E-017">
                <text:p>2.21767049168875E-017</text:p>
              </table:table-cell>
              <table:table-cell office:value-type="float" office:value="-2.60902410786912E-019">
                <text:p>-2.60902410786912E-019</text:p>
              </table:table-cell>
              <table:table-cell office:value-type="float" office:value="-4.9960036108132E-019">
                <text:p>-4.9960036108132E-019</text:p>
              </table:table-cell>
            </table:table-row>
            <table:table-row>
              <table:table-cell office:value-type="float" office:value="-0.33">
                <text:p>-0.33</text:p>
              </table:table-cell>
              <table:table-cell office:value-type="float" office:value="1.91402449445377E-017">
                <text:p>1.91402449445377E-017</text:p>
              </table:table-cell>
              <table:table-cell office:value-type="float" office:value="1.90347737571983E-017">
                <text:p>1.90347737571983E-017</text:p>
              </table:table-cell>
              <table:table-cell office:value-type="float" office:value="7.7715611723761E-020">
                <text:p>7.7715611723761E-020</text:p>
              </table:table-cell>
              <table:table-cell office:value-type="float" office:value="2.22044604925031E-020">
                <text:p>2.22044604925031E-020</text:p>
              </table:table-cell>
            </table:table-row>
            <table:table-row>
              <table:table-cell office:value-type="float" office:value="-0.32">
                <text:p>-0.32</text:p>
              </table:table-cell>
              <table:table-cell office:value-type="float" office:value="1.48436818392383E-017">
                <text:p>1.48436818392383E-017</text:p>
              </table:table-cell>
              <table:table-cell office:value-type="float" office:value="1.48159262636227E-017">
                <text:p>1.48159262636227E-017</text:p>
              </table:table-cell>
              <table:table-cell office:value-type="float" office:value="1.66533453693773E-020">
                <text:p>1.66533453693773E-020</text:p>
              </table:table-cell>
              <table:table-cell office:value-type="float" office:value="9.43689570931383E-020">
                <text:p>9.43689570931383E-020</text:p>
              </table:table-cell>
            </table:table-row>
            <table:table-row>
              <table:table-cell office:value-type="float" office:value="-0.31">
                <text:p>-0.31</text:p>
              </table:table-cell>
              <table:table-cell office:value-type="float" office:value="7.27196081129478E-018">
                <text:p>7.27196081129478E-018</text:p>
              </table:table-cell>
              <table:table-cell office:value-type="float" office:value="7.26085858104852E-018">
                <text:p>7.26085858104852E-018</text:p>
              </table:table-cell>
              <table:table-cell office:value-type="float" office:value="-8.88178419700125E-020">
                <text:p>-8.88178419700125E-020</text:p>
              </table:table-cell>
              <table:table-cell office:value-type="float" office:value="-7.21644966006352E-020">
                <text:p>-7.21644966006352E-020</text:p>
              </table:table-cell>
            </table:table-row>
            <table:table-row>
              <table:table-cell office:value-type="float" office:value="-0.3">
                <text:p>-0.3</text:p>
              </table:table-cell>
              <table:table-cell office:value-type="float" office:value="1.92124094411383E-017">
                <text:p>1.92124094411383E-017</text:p>
              </table:table-cell>
              <table:table-cell office:value-type="float" office:value="1.92623694772465E-017">
                <text:p>1.92623694772465E-017</text:p>
              </table:table-cell>
              <table:table-cell office:value-type="float" office:value="-1.94289029309402E-019">
                <text:p>-1.94289029309402E-019</text:p>
              </table:table-cell>
              <table:table-cell office:value-type="float" office:value="-1.99840144432528E-019">
                <text:p>-1.99840144432528E-019</text:p>
              </table:table-cell>
            </table:table-row>
            <table:table-row>
              <table:table-cell office:value-type="float" office:value="-0.29">
                <text:p>-0.29</text:p>
              </table:table-cell>
              <table:table-cell office:value-type="float" office:value="2.08832950931992E-017">
                <text:p>2.08832950931992E-017</text:p>
              </table:table-cell>
              <table:table-cell office:value-type="float" office:value="2.09388062444305E-017">
                <text:p>2.09388062444305E-017</text:p>
              </table:table-cell>
              <table:table-cell office:value-type="float" office:value="-1.99840144432528E-019">
                <text:p>-1.99840144432528E-019</text:p>
              </table:table-cell>
              <table:table-cell office:value-type="float" office:value="-2.05391259555654E-019">
                <text:p>-2.05391259555654E-019</text:p>
              </table:table-cell>
            </table:table-row>
            <table:table-row>
              <table:table-cell office:value-type="float" office:value="-0.28">
                <text:p>-0.28</text:p>
              </table:table-cell>
              <table:table-cell office:value-type="float" office:value="1.26842980563424E-017">
                <text:p>1.26842980563424E-017</text:p>
              </table:table-cell>
              <table:table-cell office:value-type="float" office:value="1.28008714739281E-017">
                <text:p>1.28008714739281E-017</text:p>
              </table:table-cell>
              <table:table-cell office:value-type="float" office:value="7.21644966006352E-020">
                <text:p>7.21644966006352E-020</text:p>
              </table:table-cell>
              <table:table-cell office:value-type="float" office:value="1.11022302462516E-020">
                <text:p>1.11022302462516E-020</text:p>
              </table:table-cell>
            </table:table-row>
            <table:table-row>
              <table:table-cell office:value-type="float" office:value="-0.27">
                <text:p>-0.27</text:p>
              </table:table-cell>
              <table:table-cell office:value-type="float" office:value="7.04991620636974E-018">
                <text:p>7.04991620636974E-018</text:p>
              </table:table-cell>
              <table:table-cell office:value-type="float" office:value="7.08877401223163E-018">
                <text:p>7.08877401223163E-018</text:p>
              </table:table-cell>
              <table:table-cell office:value-type="float" office:value="-1.0547118733939E-019">
                <text:p>-1.0547118733939E-019</text:p>
              </table:table-cell>
              <table:table-cell office:value-type="float" office:value="4.44089209850063E-020">
                <text:p>4.44089209850063E-020</text:p>
              </table:table-cell>
            </table:table-row>
            <table:table-row>
              <table:table-cell office:value-type="float" office:value="-0.26">
                <text:p>-0.26</text:p>
              </table:table-cell>
              <table:table-cell office:value-type="float" office:value="1.66477942542542E-017">
                <text:p>1.66477942542542E-017</text:p>
              </table:table-cell>
              <table:table-cell office:value-type="float" office:value="1.6636692024008E-017">
                <text:p>1.6636692024008E-017</text:p>
              </table:table-cell>
              <table:table-cell office:value-type="float" office:value="1.0547118733939E-019">
                <text:p>1.0547118733939E-019</text:p>
              </table:table-cell>
              <table:table-cell office:value-type="float" office:value="1.27675647831893E-019">
                <text:p>1.27675647831893E-019</text:p>
              </table:table-cell>
            </table:table-row>
            <table:table-row>
              <table:table-cell office:value-type="float" office:value="-0.25">
                <text:p>-0.25</text:p>
              </table:table-cell>
              <table:table-cell office:value-type="float" office:value="1.77524661637563E-017">
                <text:p>1.77524661637563E-017</text:p>
              </table:table-cell>
              <table:table-cell office:value-type="float" office:value="1.7785772854495E-017">
                <text:p>1.7785772854495E-017</text:p>
              </table:table-cell>
              <table:table-cell office:value-type="float" office:value="8.88178419700125E-020">
                <text:p>8.88178419700125E-020</text:p>
              </table:table-cell>
              <table:table-cell office:value-type="float" office:value="8.88178419700125E-020">
                <text:p>8.88178419700125E-020</text:p>
              </table:table-cell>
            </table:table-row>
            <table:table-row>
              <table:table-cell office:value-type="float" office:value="-0.24">
                <text:p>-0.24</text:p>
              </table:table-cell>
              <table:table-cell office:value-type="float" office:value="6.16728890179274E-018">
                <text:p>6.16728890179274E-018</text:p>
              </table:table-cell>
              <table:table-cell office:value-type="float" office:value="6.09512440519211E-018">
                <text:p>6.09512440519211E-018</text:p>
              </table:table-cell>
              <table:table-cell office:value-type="float" office:value="3.38618022510673E-019">
                <text:p>3.38618022510673E-019</text:p>
              </table:table-cell>
              <table:table-cell office:value-type="float" office:value="3.49720252756924E-019">
                <text:p>3.49720252756924E-019</text:p>
              </table:table-cell>
            </table:table-row>
            <table:table-row>
              <table:table-cell office:value-type="float" office:value="-0.23">
                <text:p>-0.23</text:p>
              </table:table-cell>
              <table:table-cell office:value-type="float" office:value="1.72029057665668E-017">
                <text:p>1.72029057665668E-017</text:p>
              </table:table-cell>
              <table:table-cell office:value-type="float" office:value="1.72195591119362E-017">
                <text:p>1.72195591119362E-017</text:p>
              </table:table-cell>
              <table:table-cell office:value-type="float" office:value="5.55111512312578E-021">
                <text:p>5.55111512312578E-021</text:p>
              </table:table-cell>
              <table:table-cell office:value-type="float" office:value="2.22044604925031E-020">
                <text:p>2.22044604925031E-020</text:p>
              </table:table-cell>
            </table:table-row>
            <table:table-row>
              <table:table-cell office:value-type="float" office:value="-0.22">
                <text:p>-0.22</text:p>
              </table:table-cell>
              <table:table-cell office:value-type="float" office:value="4.32431868091499E-018">
                <text:p>4.32431868091499E-018</text:p>
              </table:table-cell>
              <table:table-cell office:value-type="float" office:value="4.33264535359967E-018">
                <text:p>4.33264535359967E-018</text:p>
              </table:table-cell>
              <table:table-cell office:value-type="float" office:value="5.55111512312578E-020">
                <text:p>5.55111512312578E-020</text:p>
              </table:table-cell>
              <table:table-cell office:value-type="float" office:value="-2.77555756156289E-021">
                <text:p>-2.77555756156289E-021</text:p>
              </table:table-cell>
            </table:table-row>
            <table:table-row>
              <table:table-cell office:value-type="float" office:value="-0.21">
                <text:p>-0.21</text:p>
              </table:table-cell>
              <table:table-cell office:value-type="float" office:value="7.06379399417756E-018">
                <text:p>7.06379399417756E-018</text:p>
              </table:table-cell>
              <table:table-cell office:value-type="float" office:value="7.11930514540882E-018">
                <text:p>7.11930514540882E-018</text:p>
              </table:table-cell>
              <table:table-cell office:value-type="float" office:value="-1.66533453693773E-020">
                <text:p>-1.66533453693773E-020</text:p>
              </table:table-cell>
              <table:table-cell office:value-type="float" office:value="2.77555756156289E-021">
                <text:p>2.77555756156289E-021</text:p>
              </table:table-cell>
            </table:table-row>
            <table:table-row>
              <table:table-cell office:value-type="float" office:value="-0.2">
                <text:p>-0.2</text:p>
              </table:table-cell>
              <table:table-cell office:value-type="float" office:value="6.4476202155106E-018">
                <text:p>6.4476202155106E-018</text:p>
              </table:table-cell>
              <table:table-cell office:value-type="float" office:value="6.4476202155106E-018">
                <text:p>6.4476202155106E-018</text:p>
              </table:table-cell>
              <table:table-cell office:value-type="float" office:value="-9.71445146547012E-020">
                <text:p>-9.71445146547012E-020</text:p>
              </table:table-cell>
              <table:table-cell office:value-type="float" office:value="-8.88178419700125E-020">
                <text:p>-8.88178419700125E-020</text:p>
              </table:table-cell>
            </table:table-row>
            <table:table-row>
              <table:table-cell office:value-type="float" office:value="-0.19">
                <text:p>-0.19</text:p>
              </table:table-cell>
              <table:table-cell office:value-type="float" office:value="2.70894418008538E-018">
                <text:p>2.70894418008538E-018</text:p>
              </table:table-cell>
              <table:table-cell office:value-type="float" office:value="2.73669975570101E-018">
                <text:p>2.73669975570101E-018</text:p>
              </table:table-cell>
              <table:table-cell office:value-type="float" office:value="-3.05311331771918E-020">
                <text:p>-3.05311331771918E-020</text:p>
              </table:table-cell>
              <table:table-cell office:value-type="float" office:value="5.55111512312578E-021">
                <text:p>5.55111512312578E-021</text:p>
              </table:table-cell>
            </table:table-row>
            <table:table-row>
              <table:table-cell office:value-type="float" office:value="-0.18">
                <text:p>-0.18</text:p>
              </table:table-cell>
              <table:table-cell office:value-type="float" office:value="7.56061879769732E-018">
                <text:p>7.56061879769732E-018</text:p>
              </table:table-cell>
              <table:table-cell office:value-type="float" office:value="7.5467410098895E-018">
                <text:p>7.5467410098895E-018</text:p>
              </table:table-cell>
              <table:table-cell office:value-type="float" office:value="5.55111512312578E-021">
                <text:p>5.55111512312578E-021</text:p>
              </table:table-cell>
              <table:table-cell office:value-type="float" office:value="5.55111512312578E-021">
                <text:p>5.55111512312578E-021</text:p>
              </table:table-cell>
            </table:table-row>
            <table:table-row>
              <table:table-cell office:value-type="float" office:value="-0.17">
                <text:p>-0.17</text:p>
              </table:table-cell>
              <table:table-cell office:value-type="float" office:value="4.05786515500495E-018">
                <text:p>4.05786515500495E-018</text:p>
              </table:table-cell>
              <table:table-cell office:value-type="float" office:value="4.0467629247587E-018">
                <text:p>4.0467629247587E-018</text:p>
              </table:table-cell>
              <table:table-cell office:value-type="float" office:value="-7.7715611723761E-020">
                <text:p>-7.7715611723761E-020</text:p>
              </table:table-cell>
              <table:table-cell office:value-type="float" office:value="-7.49400541621981E-020">
                <text:p>-7.49400541621981E-020</text:p>
              </table:table-cell>
            </table:table-row>
            <table:table-row>
              <table:table-cell office:value-type="float" office:value="-0.16">
                <text:p>-0.16</text:p>
              </table:table-cell>
              <table:table-cell office:value-type="float" office:value="3.10584891138888E-018">
                <text:p>3.10584891138888E-018</text:p>
              </table:table-cell>
              <table:table-cell office:value-type="float" office:value="3.111400026512E-018">
                <text:p>3.111400026512E-018</text:p>
              </table:table-cell>
              <table:table-cell office:value-type="float" office:value="5.27355936696949E-020">
                <text:p>5.27355936696949E-020</text:p>
              </table:table-cell>
              <table:table-cell office:value-type="float" office:value="3.60822483003176E-020">
                <text:p>3.60822483003176E-020</text:p>
              </table:table-cell>
            </table:table-row>
            <table:table-row>
              <table:table-cell office:value-type="float" office:value="-0.15">
                <text:p>-0.15</text:p>
              </table:table-cell>
              <table:table-cell office:value-type="float" office:value="8.23230372759554E-018">
                <text:p>8.23230372759554E-018</text:p>
              </table:table-cell>
              <table:table-cell office:value-type="float" office:value="8.24063040028022E-018">
                <text:p>8.24063040028022E-018</text:p>
              </table:table-cell>
              <table:table-cell office:value-type="float" office:value="-1.66533453693773E-020">
                <text:p>-1.66533453693773E-020</text:p>
              </table:table-cell>
              <table:table-cell office:value-type="float" office:value="-1.94289029309402E-020">
                <text:p>-1.94289029309402E-020</text:p>
              </table:table-cell>
            </table:table-row>
            <table:table-row>
              <table:table-cell office:value-type="float" office:value="-0.14">
                <text:p>-0.14</text:p>
              </table:table-cell>
              <table:table-cell office:value-type="float" office:value="4.68514116391816E-018">
                <text:p>4.68514116391816E-018</text:p>
              </table:table-cell>
              <table:table-cell office:value-type="float" office:value="4.69624339416441E-018">
                <text:p>4.69624339416441E-018</text:p>
              </table:table-cell>
              <table:table-cell office:value-type="float" office:value="-7.7715611723761E-020">
                <text:p>-7.7715611723761E-020</text:p>
              </table:table-cell>
              <table:table-cell office:value-type="float" office:value="-6.10622663543836E-020">
                <text:p>-6.10622663543836E-020</text:p>
              </table:table-cell>
            </table:table-row>
            <table:table-row>
              <table:table-cell office:value-type="float" office:value="-0.13">
                <text:p>-0.13</text:p>
              </table:table-cell>
              <table:table-cell office:value-type="float" office:value="1.04916075827077E-018">
                <text:p>1.04916075827077E-018</text:p>
              </table:table-cell>
              <table:table-cell office:value-type="float" office:value="1.04083408558608E-018">
                <text:p>1.04083408558608E-018</text:p>
              </table:table-cell>
              <table:table-cell office:value-type="float" office:value="-2.77555756156289E-020">
                <text:p>-2.77555756156289E-020</text:p>
              </table:table-cell>
              <table:table-cell office:value-type="float" office:value="-4.71844785465692E-020">
                <text:p>-4.71844785465692E-020</text:p>
              </table:table-cell>
            </table:table-row>
            <table:table-row>
              <table:table-cell office:value-type="float" office:value="-0.12">
                <text:p>-0.12</text:p>
              </table:table-cell>
              <table:table-cell office:value-type="float" office:value="5.78981307342019E-018">
                <text:p>5.78981307342019E-018</text:p>
              </table:table-cell>
              <table:table-cell office:value-type="float" office:value="5.79952752488566E-018">
                <text:p>5.79952752488566E-018</text:p>
              </table:table-cell>
              <table:table-cell office:value-type="float" office:value="-8.32667268468867E-021">
                <text:p>-8.32667268468867E-021</text:p>
              </table:table-cell>
              <table:table-cell office:value-type="float" office:value="-5.55111512312578E-021">
                <text:p>-5.55111512312578E-021</text:p>
              </table:table-cell>
            </table:table-row>
            <table:table-row>
              <table:table-cell office:value-type="float" office:value="-0.11">
                <text:p>-0.11</text:p>
              </table:table-cell>
              <table:table-cell office:value-type="float" office:value="7.43849426498855E-019">
                <text:p>7.43849426498855E-019</text:p>
              </table:table-cell>
              <table:table-cell office:value-type="float" office:value="7.36910532594948E-019">
                <text:p>7.36910532594948E-019</text:p>
              </table:table-cell>
              <table:table-cell office:value-type="float" office:value="3.7470027081099E-020">
                <text:p>3.7470027081099E-020</text:p>
              </table:table-cell>
              <table:table-cell office:value-type="float" office:value="3.60822483003176E-020">
                <text:p>3.60822483003176E-020</text:p>
              </table:table-cell>
            </table:table-row>
            <table:table-row>
              <table:table-cell office:value-type="float" office:value="-0.0999999999999999">
                <text:p>-0.0999999999999999</text:p>
              </table:table-cell>
              <table:table-cell office:value-type="float" office:value="3.80390163812194E-018">
                <text:p>3.80390163812194E-018</text:p>
              </table:table-cell>
              <table:table-cell office:value-type="float" office:value="3.81500386836819E-018">
                <text:p>3.81500386836819E-018</text:p>
              </table:table-cell>
              <table:table-cell office:value-type="float" office:value="0">
                <text:p>0</text:p>
              </table:table-cell>
              <table:table-cell office:value-type="float" office:value="1.38777878078145E-021">
                <text:p>1.38777878078145E-021</text:p>
              </table:table-cell>
            </table:table-row>
            <table:table-row>
              <table:table-cell office:value-type="float" office:value="-0.0899999999999999">
                <text:p>-0.0899999999999999</text:p>
              </table:table-cell>
              <table:table-cell office:value-type="float" office:value="1.68753899743024E-018">
                <text:p>1.68753899743024E-018</text:p>
              </table:table-cell>
              <table:table-cell office:value-type="float" office:value="1.69170233377258E-018">
                <text:p>1.69170233377258E-018</text:p>
              </table:table-cell>
              <table:table-cell office:value-type="float" office:value="1.94289029309402E-020">
                <text:p>1.94289029309402E-020</text:p>
              </table:table-cell>
              <table:table-cell office:value-type="float" office:value="1.2490009027033E-020">
                <text:p>1.2490009027033E-020</text:p>
              </table:table-cell>
            </table:table-row>
            <table:table-row>
              <table:table-cell office:value-type="float" office:value="-0.0799999999999999">
                <text:p>-0.0799999999999999</text:p>
              </table:table-cell>
              <table:table-cell office:value-type="float" office:value="1.04083408558608E-018">
                <text:p>1.04083408558608E-018</text:p>
              </table:table-cell>
              <table:table-cell office:value-type="float" office:value="1.04916075827077E-018">
                <text:p>1.04916075827077E-018</text:p>
              </table:table-cell>
              <table:table-cell office:value-type="float" office:value="1.52655665885959E-020">
                <text:p>1.52655665885959E-020</text:p>
              </table:table-cell>
              <table:table-cell office:value-type="float" office:value="1.52655665885959E-020">
                <text:p>1.52655665885959E-020</text:p>
              </table:table-cell>
            </table:table-row>
            <table:table-row>
              <table:table-cell office:value-type="float" office:value="-0.0699999999999998">
                <text:p>-0.0699999999999998</text:p>
              </table:table-cell>
              <table:table-cell office:value-type="float" office:value="2.16007767228632E-018">
                <text:p>2.16007767228632E-018</text:p>
              </table:table-cell>
              <table:table-cell office:value-type="float" office:value="2.16077156167671E-018">
                <text:p>2.16077156167671E-018</text:p>
              </table:table-cell>
              <table:table-cell office:value-type="float" office:value="-2.42861286636753E-020">
                <text:p>-2.42861286636753E-020</text:p>
              </table:table-cell>
              <table:table-cell office:value-type="float" office:value="-2.42861286636753E-020">
                <text:p>-2.42861286636753E-020</text:p>
              </table:table-cell>
            </table:table-row>
            <table:table-row>
              <table:table-cell office:value-type="float" office:value="-0.06">
                <text:p>-0.06</text:p>
              </table:table-cell>
              <table:table-cell office:value-type="float" office:value="1.08385522779031E-018">
                <text:p>1.08385522779031E-018</text:p>
              </table:table-cell>
              <table:table-cell office:value-type="float" office:value="1.08385522779031E-018">
                <text:p>1.08385522779031E-018</text:p>
              </table:table-cell>
              <table:table-cell office:value-type="float" office:value="1.2490009027033E-020">
                <text:p>1.2490009027033E-020</text:p>
              </table:table-cell>
              <table:table-cell office:value-type="float" office:value="1.17961196366423E-020">
                <text:p>1.17961196366423E-020</text:p>
              </table:table-cell>
            </table:table-row>
            <table:table-row>
              <table:table-cell office:value-type="float" office:value="-0.0499999999999999">
                <text:p>-0.0499999999999999</text:p>
              </table:table-cell>
              <table:table-cell office:value-type="float" office:value="5.58580959264532E-019">
                <text:p>5.58580959264532E-019</text:p>
              </table:table-cell>
              <table:table-cell office:value-type="float" office:value="5.58580959264532E-019">
                <text:p>5.58580959264532E-019</text:p>
              </table:table-cell>
              <table:table-cell office:value-type="float" office:value="2.08166817117217E-021">
                <text:p>2.08166817117217E-021</text:p>
              </table:table-cell>
              <table:table-cell office:value-type="float" office:value="2.08166817117217E-021">
                <text:p>2.08166817117217E-021</text:p>
              </table:table-cell>
            </table:table-row>
            <table:table-row>
              <table:table-cell office:value-type="float" office:value="-0.0399999999999999">
                <text:p>-0.0399999999999999</text:p>
              </table:table-cell>
              <table:table-cell office:value-type="float" office:value="5.65866797863635E-019">
                <text:p>5.65866797863635E-019</text:p>
              </table:table-cell>
              <table:table-cell office:value-type="float" office:value="5.65866797863635E-019">
                <text:p>5.65866797863635E-019</text:p>
              </table:table-cell>
              <table:table-cell office:value-type="float" office:value="-3.46944695195361E-022">
                <text:p>-3.46944695195361E-022</text:p>
              </table:table-cell>
              <table:table-cell office:value-type="float" office:value="3.46944695195361E-022">
                <text:p>3.46944695195361E-022</text:p>
              </table:table-cell>
            </table:table-row>
            <table:table-row>
              <table:table-cell office:value-type="float" office:value="-0.0299999999999999">
                <text:p>-0.0299999999999999</text:p>
              </table:table-cell>
              <table:table-cell office:value-type="float" office:value="4.43742265154867E-019">
                <text:p>4.43742265154867E-019</text:p>
              </table:table-cell>
              <table:table-cell office:value-type="float" office:value="4.43395320459672E-019">
                <text:p>4.43395320459672E-019</text:p>
              </table:table-cell>
              <table:table-cell office:value-type="float" office:value="3.46944695195361E-022">
                <text:p>3.46944695195361E-022</text:p>
              </table:table-cell>
              <table:table-cell office:value-type="float" office:value="3.46944695195361E-022">
                <text:p>3.46944695195361E-022</text:p>
              </table:table-cell>
            </table:table-row>
            <table:table-row>
              <table:table-cell office:value-type="float" office:value="-0.0199999999999999">
                <text:p>-0.0199999999999999</text:p>
              </table:table-cell>
              <table:table-cell office:value-type="float" office:value="2.27769192395755E-019">
                <text:p>2.27769192395755E-019</text:p>
              </table:table-cell>
              <table:table-cell office:value-type="float" office:value="2.27769192395755E-019">
                <text:p>2.27769192395755E-019</text:p>
              </table:table-cell>
              <table:table-cell office:value-type="float" office:value="-1.56125112837913E-021">
                <text:p>-1.56125112837913E-021</text:p>
              </table:table-cell>
              <table:table-cell office:value-type="float" office:value="-1.90819582357449E-021">
                <text:p>-1.90819582357449E-021</text:p>
              </table:table-cell>
            </table:table-row>
            <table:table-row>
              <table:table-cell office:value-type="float" office:value="-0.0099999999999999">
                <text:p>-0.0099999999999999</text:p>
              </table:table-cell>
              <table:table-cell office:value-type="float" office:value="4.57897117439729E-020">
                <text:p>4.57897117439729E-020</text:p>
              </table:table-cell>
              <table:table-cell office:value-type="float" office:value="4.57897117439729E-020">
                <text:p>4.57897117439729E-020</text:p>
              </table:table-cell>
              <table:table-cell office:value-type="float" office:value="-2.00577401909818E-022">
                <text:p>-2.00577401909818E-022</text:p>
              </table:table-cell>
              <table:table-cell office:value-type="float" office:value="-2.00577401909818E-022">
                <text:p>-2.00577401909818E-022</text:p>
              </table:table-cell>
            </table:table-row>
            <table:table-row>
              <table:table-cell office:value-type="float" office:value="0">
                <text:p>0</text:p>
              </table:table-cell>
              <table:table-cell office:value-type="float" office:value="9.89681765901397E-021">
                <text:p>9.89681765901397E-021</text:p>
              </table:table-cell>
              <table:table-cell office:value-type="float" office:value="9.89681765901397E-021">
                <text:p>9.89681765901397E-021</text:p>
              </table:table-cell>
              <table:table-cell office:value-type="float" office:value="-1.21430643318377E-021">
                <text:p>-1.21430643318377E-021</text:p>
              </table:table-cell>
              <table:table-cell office:value-type="float" office:value="-1.21430643318377E-021">
                <text:p>-1.21430643318377E-021</text:p>
              </table:table-cell>
            </table:table-row>
            <table:table-row>
              <table:table-cell office:value-type="float" office:value="0.0100000000000002">
                <text:p>0.0100000000000002</text:p>
              </table:table-cell>
              <table:table-cell office:value-type="float" office:value="6.92154666914746E-020">
                <text:p>6.92154666914746E-020</text:p>
              </table:table-cell>
              <table:table-cell office:value-type="float" office:value="6.92154666914746E-020">
                <text:p>6.92154666914746E-020</text:p>
              </table:table-cell>
              <table:table-cell office:value-type="float" office:value="-6.93889390390723E-022">
                <text:p>-6.93889390390723E-022</text:p>
              </table:table-cell>
              <table:table-cell office:value-type="float" office:value="-6.93889390390723E-022">
                <text:p>-6.93889390390723E-022</text:p>
              </table:table-cell>
            </table:table-row>
            <table:table-row>
              <table:table-cell office:value-type="float" office:value="0.02">
                <text:p>0.02</text:p>
              </table:table-cell>
              <table:table-cell office:value-type="float" office:value="-3.47291639890557E-019">
                <text:p>-3.47291639890557E-019</text:p>
              </table:table-cell>
              <table:table-cell office:value-type="float" office:value="-3.47291639890557E-019">
                <text:p>-3.47291639890557E-019</text:p>
              </table:table-cell>
              <table:table-cell office:value-type="float" office:value="6.93889390390723E-022">
                <text:p>6.93889390390723E-022</text:p>
              </table:table-cell>
              <table:table-cell office:value-type="float" office:value="3.46944695195361E-022">
                <text:p>3.46944695195361E-022</text:p>
              </table:table-cell>
            </table:table-row>
            <table:table-row>
              <table:table-cell office:value-type="float" office:value="0.0300000000000003">
                <text:p>0.0300000000000003</text:p>
              </table:table-cell>
              <table:table-cell office:value-type="float" office:value="6.97011892647481E-019">
                <text:p>6.97011892647481E-019</text:p>
              </table:table-cell>
              <table:table-cell office:value-type="float" office:value="6.9631800325709E-019">
                <text:p>6.9631800325709E-019</text:p>
              </table:table-cell>
              <table:table-cell office:value-type="float" office:value="8.32667268468867E-021">
                <text:p>8.32667268468867E-021</text:p>
              </table:table-cell>
              <table:table-cell office:value-type="float" office:value="8.67361737988404E-021">
                <text:p>8.67361737988404E-021</text:p>
              </table:table-cell>
            </table:table-row>
            <table:table-row>
              <table:table-cell office:value-type="float" office:value="0.04">
                <text:p>0.04</text:p>
              </table:table-cell>
              <table:table-cell office:value-type="float" office:value="6.93889390390723E-021">
                <text:p>6.93889390390723E-021</text:p>
              </table:table-cell>
              <table:table-cell office:value-type="float" office:value="6.93889390390723E-021">
                <text:p>6.93889390390723E-021</text:p>
              </table:table-cell>
              <table:table-cell office:value-type="float" office:value="-1.38777878078145E-021">
                <text:p>-1.38777878078145E-021</text:p>
              </table:table-cell>
              <table:table-cell office:value-type="float" office:value="-1.38777878078145E-021">
                <text:p>-1.38777878078145E-021</text:p>
              </table:table-cell>
            </table:table-row>
            <table:table-row>
              <table:table-cell office:value-type="float" office:value="0.0500000000000003">
                <text:p>0.0500000000000003</text:p>
              </table:table-cell>
              <table:table-cell office:value-type="float" office:value="-4.57966997657877E-019">
                <text:p>-4.57966997657877E-019</text:p>
              </table:table-cell>
              <table:table-cell office:value-type="float" office:value="-4.56579218877096E-019">
                <text:p>-4.56579218877096E-019</text:p>
              </table:table-cell>
              <table:table-cell office:value-type="float" office:value="4.85722573273506E-021">
                <text:p>4.85722573273506E-021</text:p>
              </table:table-cell>
              <table:table-cell office:value-type="float" office:value="2.08166817117217E-021">
                <text:p>2.08166817117217E-021</text:p>
              </table:table-cell>
            </table:table-row>
            <table:table-row>
              <table:table-cell office:value-type="float" office:value="0.0600000000000001">
                <text:p>0.0600000000000001</text:p>
              </table:table-cell>
              <table:table-cell office:value-type="float" office:value="1.95260474455949E-018">
                <text:p>1.95260474455949E-018</text:p>
              </table:table-cell>
              <table:table-cell office:value-type="float" office:value="1.95121696577871E-018">
                <text:p>1.95121696577871E-018</text:p>
              </table:table-cell>
              <table:table-cell office:value-type="float" office:value="2.77555756156289E-021">
                <text:p>2.77555756156289E-021</text:p>
              </table:table-cell>
              <table:table-cell office:value-type="float" office:value="-1.38777878078145E-021">
                <text:p>-1.38777878078145E-021</text:p>
              </table:table-cell>
            </table:table-row>
            <table:table-row>
              <table:table-cell office:value-type="float" office:value="0.0700000000000001">
                <text:p>0.0700000000000001</text:p>
              </table:table-cell>
              <table:table-cell office:value-type="float" office:value="-1.12271303365219E-018">
                <text:p>-1.12271303365219E-018</text:p>
              </table:table-cell>
              <table:table-cell office:value-type="float" office:value="-1.12271303365219E-018">
                <text:p>-1.12271303365219E-018</text:p>
              </table:table-cell>
              <table:table-cell office:value-type="float" office:value="1.94289029309402E-020">
                <text:p>1.94289029309402E-020</text:p>
              </table:table-cell>
              <table:table-cell office:value-type="float" office:value="1.66533453693773E-020">
                <text:p>1.66533453693773E-020</text:p>
              </table:table-cell>
            </table:table-row>
            <table:table-row>
              <table:table-cell office:value-type="float" office:value="0.0800000000000001">
                <text:p>0.0800000000000001</text:p>
              </table:table-cell>
              <table:table-cell office:value-type="float" office:value="-3.17801340798951E-019">
                <text:p>-3.17801340798951E-019</text:p>
              </table:table-cell>
              <table:table-cell office:value-type="float" office:value="-3.19189119579732E-019">
                <text:p>-3.19189119579732E-019</text:p>
              </table:table-cell>
              <table:table-cell office:value-type="float" office:value="2.08166817117217E-020">
                <text:p>2.08166817117217E-020</text:p>
              </table:table-cell>
              <table:table-cell office:value-type="float" office:value="2.22044604925031E-020">
                <text:p>2.22044604925031E-020</text:p>
              </table:table-cell>
            </table:table-row>
            <table:table-row>
              <table:table-cell office:value-type="float" office:value="0.0900000000000001">
                <text:p>0.0900000000000001</text:p>
              </table:table-cell>
              <table:table-cell office:value-type="float" office:value="2.51465515077598E-018">
                <text:p>2.51465515077598E-018</text:p>
              </table:table-cell>
              <table:table-cell office:value-type="float" office:value="2.51743070833754E-018">
                <text:p>2.51743070833754E-018</text:p>
              </table:table-cell>
              <table:table-cell office:value-type="float" office:value="2.77555756156289E-021">
                <text:p>2.77555756156289E-021</text:p>
              </table:table-cell>
              <table:table-cell office:value-type="float" office:value="4.16333634234434E-021">
                <text:p>4.16333634234434E-021</text:p>
              </table:table-cell>
            </table:table-row>
            <table:table-row>
              <table:table-cell office:value-type="float" office:value="0.1">
                <text:p>0.1</text:p>
              </table:table-cell>
              <table:table-cell office:value-type="float" office:value="-2.67286193178506E-018">
                <text:p>-2.67286193178506E-018</text:p>
              </table:table-cell>
              <table:table-cell office:value-type="float" office:value="-2.68257638325053E-018">
                <text:p>-2.68257638325053E-018</text:p>
              </table:table-cell>
              <table:table-cell office:value-type="float" office:value="0">
                <text:p>0</text:p>
              </table:table-cell>
              <table:table-cell office:value-type="float" office:value="0">
                <text:p>0</text:p>
              </table:table-cell>
            </table:table-row>
            <table:table-row>
              <table:table-cell office:value-type="float" office:value="0.11">
                <text:p>0.11</text:p>
              </table:table-cell>
              <table:table-cell office:value-type="float" office:value="1.62370117351429E-019">
                <text:p>1.62370117351429E-019</text:p>
              </table:table-cell>
              <table:table-cell office:value-type="float" office:value="1.66533453693773E-019">
                <text:p>1.66533453693773E-019</text:p>
              </table:table-cell>
              <table:table-cell office:value-type="float" office:value="2.91433543964104E-020">
                <text:p>2.91433543964104E-020</text:p>
              </table:table-cell>
              <table:table-cell office:value-type="float" office:value="2.63677968348475E-020">
                <text:p>2.63677968348475E-020</text:p>
              </table:table-cell>
            </table:table-row>
            <table:table-row>
              <table:table-cell office:value-type="float" office:value="0.12">
                <text:p>0.12</text:p>
              </table:table-cell>
              <table:table-cell office:value-type="float" office:value="2.66869859544272E-018">
                <text:p>2.66869859544272E-018</text:p>
              </table:table-cell>
              <table:table-cell office:value-type="float" office:value="2.67147415300428E-018">
                <text:p>2.67147415300428E-018</text:p>
              </table:table-cell>
              <table:table-cell office:value-type="float" office:value="-1.38777878078145E-020">
                <text:p>-1.38777878078145E-020</text:p>
              </table:table-cell>
              <table:table-cell office:value-type="float" office:value="-1.80411241501588E-020">
                <text:p>-1.80411241501588E-020</text:p>
              </table:table-cell>
            </table:table-row>
            <table:table-row>
              <table:table-cell office:value-type="float" office:value="0.13">
                <text:p>0.13</text:p>
              </table:table-cell>
              <table:table-cell office:value-type="float" office:value="-3.80806497446429E-018">
                <text:p>-3.80806497446429E-018</text:p>
              </table:table-cell>
              <table:table-cell office:value-type="float" office:value="-3.80528941690272E-018">
                <text:p>-3.80528941690272E-018</text:p>
              </table:table-cell>
              <table:table-cell office:value-type="float" office:value="7.21644966006352E-020">
                <text:p>7.21644966006352E-020</text:p>
              </table:table-cell>
              <table:table-cell office:value-type="float" office:value="6.52256026967279E-020">
                <text:p>6.52256026967279E-020</text:p>
              </table:table-cell>
            </table:table-row>
            <table:table-row>
              <table:table-cell office:value-type="float" office:value="0.14">
                <text:p>0.14</text:p>
              </table:table-cell>
              <table:table-cell office:value-type="float" office:value="-4.6074255521944E-018">
                <text:p>-4.6074255521944E-018</text:p>
              </table:table-cell>
              <table:table-cell office:value-type="float" office:value="-4.61852778244065E-018">
                <text:p>-4.61852778244065E-018</text:p>
              </table:table-cell>
              <table:table-cell office:value-type="float" office:value="3.60822483003176E-020">
                <text:p>3.60822483003176E-020</text:p>
              </table:table-cell>
              <table:table-cell office:value-type="float" office:value="3.33066907387547E-020">
                <text:p>3.33066907387547E-020</text:p>
              </table:table-cell>
            </table:table-row>
            <table:table-row>
              <table:table-cell office:value-type="float" office:value="0.15">
                <text:p>0.15</text:p>
              </table:table-cell>
              <table:table-cell office:value-type="float" office:value="3.86912724081867E-018">
                <text:p>3.86912724081867E-018</text:p>
              </table:table-cell>
              <table:table-cell office:value-type="float" office:value="3.89133170131117E-018">
                <text:p>3.89133170131117E-018</text:p>
              </table:table-cell>
              <table:table-cell office:value-type="float" office:value="-4.9960036108132E-020">
                <text:p>-4.9960036108132E-020</text:p>
              </table:table-cell>
              <table:table-cell office:value-type="float" office:value="-4.71844785465692E-020">
                <text:p>-4.71844785465692E-020</text:p>
              </table:table-cell>
            </table:table-row>
            <table:table-row>
              <table:table-cell office:value-type="float" office:value="0.16">
                <text:p>0.16</text:p>
              </table:table-cell>
              <table:table-cell office:value-type="float" office:value="1.24622534514174E-018">
                <text:p>1.24622534514174E-018</text:p>
              </table:table-cell>
              <table:table-cell office:value-type="float" office:value="1.25455201782643E-018">
                <text:p>1.25455201782643E-018</text:p>
              </table:table-cell>
              <table:table-cell office:value-type="float" office:value="-3.60822483003176E-020">
                <text:p>-3.60822483003176E-020</text:p>
              </table:table-cell>
              <table:table-cell office:value-type="float" office:value="-3.33066907387547E-020">
                <text:p>-3.33066907387547E-020</text:p>
              </table:table-cell>
            </table:table-row>
            <table:table-row>
              <table:table-cell office:value-type="float" office:value="0.17">
                <text:p>0.17</text:p>
              </table:table-cell>
              <table:table-cell office:value-type="float" office:value="-5.3929083421167E-018">
                <text:p>-5.3929083421167E-018</text:p>
              </table:table-cell>
              <table:table-cell office:value-type="float" office:value="-5.36515276650107E-018">
                <text:p>-5.36515276650107E-018</text:p>
              </table:table-cell>
              <table:table-cell office:value-type="float" office:value="-3.05311331771918E-020">
                <text:p>-3.05311331771918E-020</text:p>
              </table:table-cell>
              <table:table-cell office:value-type="float" office:value="-6.10622663543836E-020">
                <text:p>-6.10622663543836E-020</text:p>
              </table:table-cell>
            </table:table-row>
            <table:table-row>
              <table:table-cell office:value-type="float" office:value="0.18">
                <text:p>0.18</text:p>
              </table:table-cell>
              <table:table-cell office:value-type="float" office:value="4.64073224293315E-018">
                <text:p>4.64073224293315E-018</text:p>
              </table:table-cell>
              <table:table-cell office:value-type="float" office:value="4.6296300126869E-018">
                <text:p>4.6296300126869E-018</text:p>
              </table:table-cell>
              <table:table-cell office:value-type="float" office:value="2.77555756156289E-020">
                <text:p>2.77555756156289E-020</text:p>
              </table:table-cell>
              <table:table-cell office:value-type="float" office:value="2.77555756156289E-020">
                <text:p>2.77555756156289E-020</text:p>
              </table:table-cell>
            </table:table-row>
            <table:table-row>
              <table:table-cell office:value-type="float" office:value="0.19">
                <text:p>0.19</text:p>
              </table:table-cell>
              <table:table-cell office:value-type="float" office:value="1.62370117351429E-018">
                <text:p>1.62370117351429E-018</text:p>
              </table:table-cell>
              <table:table-cell office:value-type="float" office:value="1.66533453693773E-018">
                <text:p>1.66533453693773E-018</text:p>
              </table:table-cell>
              <table:table-cell office:value-type="float" office:value="-2.77555756156289E-021">
                <text:p>-2.77555756156289E-021</text:p>
              </table:table-cell>
              <table:table-cell office:value-type="float" office:value="-2.77555756156289E-020">
                <text:p>-2.77555756156289E-020</text:p>
              </table:table-cell>
            </table:table-row>
            <table:table-row>
              <table:table-cell office:value-type="float" office:value="0.2">
                <text:p>0.2</text:p>
              </table:table-cell>
              <table:table-cell office:value-type="float" office:value="-6.86395384974503E-018">
                <text:p>-6.86395384974503E-018</text:p>
              </table:table-cell>
              <table:table-cell office:value-type="float" office:value="-6.85562717706034E-018">
                <text:p>-6.85562717706034E-018</text:p>
              </table:table-cell>
              <table:table-cell office:value-type="float" office:value="3.05311331771918E-020">
                <text:p>3.05311331771918E-020</text:p>
              </table:table-cell>
              <table:table-cell office:value-type="float" office:value="4.9960036108132E-020">
                <text:p>4.9960036108132E-020</text:p>
              </table:table-cell>
            </table:table-row>
            <table:table-row>
              <table:table-cell office:value-type="float" office:value="0.21">
                <text:p>0.21</text:p>
              </table:table-cell>
              <table:table-cell office:value-type="float" office:value="6.08957329006898E-018">
                <text:p>6.08957329006898E-018</text:p>
              </table:table-cell>
              <table:table-cell office:value-type="float" office:value="6.10067552031524E-018">
                <text:p>6.10067552031524E-018</text:p>
              </table:table-cell>
              <table:table-cell office:value-type="float" office:value="4.9960036108132E-020">
                <text:p>4.9960036108132E-020</text:p>
              </table:table-cell>
              <table:table-cell office:value-type="float" office:value="1.66533453693773E-020">
                <text:p>1.66533453693773E-020</text:p>
              </table:table-cell>
            </table:table-row>
            <table:table-row>
              <table:table-cell office:value-type="float" office:value="0.22">
                <text:p>0.22</text:p>
              </table:table-cell>
              <table:table-cell office:value-type="float" office:value="-5.93969318174459E-019">
                <text:p>-5.93969318174459E-019</text:p>
              </table:table-cell>
              <table:table-cell office:value-type="float" office:value="-5.30131494258512E-019">
                <text:p>-5.30131494258512E-019</text:p>
              </table:table-cell>
              <table:table-cell office:value-type="float" office:value="-8.32667268468867E-021">
                <text:p>-8.32667268468867E-021</text:p>
              </table:table-cell>
              <table:table-cell office:value-type="float" office:value="-5.55111512312578E-021">
                <text:p>-5.55111512312578E-021</text:p>
              </table:table-cell>
            </table:table-row>
            <table:table-row>
              <table:table-cell office:value-type="float" office:value="0.23">
                <text:p>0.23</text:p>
              </table:table-cell>
              <table:table-cell office:value-type="float" office:value="-7.58559881575138E-018">
                <text:p>-7.58559881575138E-018</text:p>
              </table:table-cell>
              <table:table-cell office:value-type="float" office:value="-7.56339435525888E-018">
                <text:p>-7.56339435525888E-018</text:p>
              </table:table-cell>
              <table:table-cell office:value-type="float" office:value="2.77555756156289E-021">
                <text:p>2.77555756156289E-021</text:p>
              </table:table-cell>
              <table:table-cell office:value-type="float" office:value="5.55111512312578E-021">
                <text:p>5.55111512312578E-021</text:p>
              </table:table-cell>
            </table:table-row>
            <table:table-row>
              <table:table-cell office:value-type="float" office:value="0.24">
                <text:p>0.24</text:p>
              </table:table-cell>
              <table:table-cell office:value-type="float" office:value="7.988054662178E-018">
                <text:p>7.988054662178E-018</text:p>
              </table:table-cell>
              <table:table-cell office:value-type="float" office:value="7.988054662178E-018">
                <text:p>7.988054662178E-018</text:p>
              </table:table-cell>
              <table:table-cell office:value-type="float" office:value="-9.71445146547012E-020">
                <text:p>-9.71445146547012E-020</text:p>
              </table:table-cell>
              <table:table-cell office:value-type="float" office:value="-1.36002320516582E-019">
                <text:p>-1.36002320516582E-019</text:p>
              </table:table-cell>
            </table:table-row>
            <table:table-row>
              <table:table-cell office:value-type="float" office:value="0.25">
                <text:p>0.25</text:p>
              </table:table-cell>
              <table:table-cell office:value-type="float" office:value="-3.31956684362922E-018">
                <text:p>-3.31956684362922E-018</text:p>
              </table:table-cell>
              <table:table-cell office:value-type="float" office:value="-3.27238236508265E-018">
                <text:p>-3.27238236508265E-018</text:p>
              </table:table-cell>
              <table:table-cell office:value-type="float" office:value="-8.04911692853238E-020">
                <text:p>-8.04911692853238E-020</text:p>
              </table:table-cell>
              <table:table-cell office:value-type="float" office:value="-1.38777878078145E-020">
                <text:p>-1.38777878078145E-020</text:p>
              </table:table-cell>
            </table:table-row>
            <table:table-row>
              <table:table-cell office:value-type="float" office:value="0.26">
                <text:p>0.26</text:p>
              </table:table-cell>
              <table:table-cell office:value-type="float" office:value="-2.94209101525666E-018">
                <text:p>-2.94209101525666E-018</text:p>
              </table:table-cell>
              <table:table-cell office:value-type="float" office:value="-2.92821322744885E-018">
                <text:p>-2.92821322744885E-018</text:p>
              </table:table-cell>
              <table:table-cell office:value-type="float" office:value="-5.55111512312578E-021">
                <text:p>-5.55111512312578E-021</text:p>
              </table:table-cell>
              <table:table-cell office:value-type="float" office:value="4.16333634234434E-020">
                <text:p>4.16333634234434E-020</text:p>
              </table:table-cell>
            </table:table-row>
            <table:table-row>
              <table:table-cell office:value-type="float" office:value="0.27">
                <text:p>0.27</text:p>
              </table:table-cell>
              <table:table-cell office:value-type="float" office:value="7.28861415666415E-018">
                <text:p>7.28861415666415E-018</text:p>
              </table:table-cell>
              <table:table-cell office:value-type="float" office:value="7.33857419277229E-018">
                <text:p>7.33857419277229E-018</text:p>
              </table:table-cell>
              <table:table-cell office:value-type="float" office:value="5.82867087928207E-020">
                <text:p>5.82867087928207E-020</text:p>
              </table:table-cell>
              <table:table-cell office:value-type="float" office:value="5.27355936696949E-020">
                <text:p>5.27355936696949E-020</text:p>
              </table:table-cell>
            </table:table-row>
            <table:table-row>
              <table:table-cell office:value-type="float" office:value="0.28">
                <text:p>0.28</text:p>
              </table:table-cell>
              <table:table-cell office:value-type="float" office:value="2.01783034725622E-018">
                <text:p>2.01783034725622E-018</text:p>
              </table:table-cell>
              <table:table-cell office:value-type="float" office:value="2.00950367457153E-018">
                <text:p>2.00950367457153E-018</text:p>
              </table:table-cell>
              <table:table-cell office:value-type="float" office:value="-5.27355936696949E-020">
                <text:p>-5.27355936696949E-020</text:p>
              </table:table-cell>
              <table:table-cell office:value-type="float" office:value="-1.11022302462516E-019">
                <text:p>-1.11022302462516E-019</text:p>
              </table:table-cell>
            </table:table-row>
            <table:table-row>
              <table:table-cell office:value-type="float" office:value="0.29">
                <text:p>0.29</text:p>
              </table:table-cell>
              <table:table-cell office:value-type="float" office:value="-1.51434420558871E-017">
                <text:p>-1.51434420558871E-017</text:p>
              </table:table-cell>
              <table:table-cell office:value-type="float" office:value="-1.51101353651484E-017">
                <text:p>-1.51101353651484E-017</text:p>
              </table:table-cell>
              <table:table-cell office:value-type="float" office:value="-2.83106871279415E-019">
                <text:p>-2.83106871279415E-019</text:p>
              </table:table-cell>
              <table:table-cell office:value-type="float" office:value="-2.77555756156289E-019">
                <text:p>-2.77555756156289E-019</text:p>
              </table:table-cell>
            </table:table-row>
            <table:table-row>
              <table:table-cell office:value-type="float" office:value="0.3">
                <text:p>0.3</text:p>
              </table:table-cell>
              <table:table-cell office:value-type="float" office:value="1.32782673745169E-017">
                <text:p>1.32782673745169E-017</text:p>
              </table:table-cell>
              <table:table-cell office:value-type="float" office:value="1.33171251803788E-017">
                <text:p>1.33171251803788E-017</text:p>
              </table:table-cell>
              <table:table-cell office:value-type="float" office:value="1.33226762955019E-019">
                <text:p>1.33226762955019E-019</text:p>
              </table:table-cell>
              <table:table-cell office:value-type="float" office:value="-5.55111512312578E-021">
                <text:p>-5.55111512312578E-021</text:p>
              </table:table-cell>
            </table:table-row>
            <table:table-row>
              <table:table-cell office:value-type="float" office:value="0.31">
                <text:p>0.31</text:p>
              </table:table-cell>
              <table:table-cell office:value-type="float" office:value="-9.96425164601078E-018">
                <text:p>-9.96425164601078E-018</text:p>
              </table:table-cell>
              <table:table-cell office:value-type="float" office:value="-1.00142116821189E-017">
                <text:p>-1.00142116821189E-017</text:p>
              </table:table-cell>
              <table:table-cell office:value-type="float" office:value="6.66133814775094E-020">
                <text:p>6.66133814775094E-020</text:p>
              </table:table-cell>
              <table:table-cell office:value-type="float" office:value="6.66133814775094E-020">
                <text:p>6.66133814775094E-020</text:p>
              </table:table-cell>
            </table:table-row>
            <table:table-row>
              <table:table-cell office:value-type="float" office:value="0.32">
                <text:p>0.32</text:p>
              </table:table-cell>
              <table:table-cell office:value-type="float" office:value="6.7168492989822E-019">
                <text:p>6.7168492989822E-019</text:p>
              </table:table-cell>
              <table:table-cell office:value-type="float" office:value="6.99440505513849E-019">
                <text:p>6.99440505513849E-019</text:p>
              </table:table-cell>
              <table:table-cell office:value-type="float" office:value="1.60982338570648E-019">
                <text:p>1.60982338570648E-019</text:p>
              </table:table-cell>
              <table:table-cell office:value-type="float" office:value="1.49880108324396E-019">
                <text:p>1.49880108324396E-019</text:p>
              </table:table-cell>
            </table:table-row>
            <table:table-row>
              <table:table-cell office:value-type="float" office:value="0.33">
                <text:p>0.33</text:p>
              </table:table-cell>
              <table:table-cell office:value-type="float" office:value="1.08690834110803E-017">
                <text:p>1.08690834110803E-017</text:p>
              </table:table-cell>
              <table:table-cell office:value-type="float" office:value="1.08191233749722E-017">
                <text:p>1.08191233749722E-017</text:p>
              </table:table-cell>
              <table:table-cell office:value-type="float" office:value="1.88737914186277E-019">
                <text:p>1.88737914186277E-019</text:p>
              </table:table-cell>
              <table:table-cell office:value-type="float" office:value="1.55431223447522E-019">
                <text:p>1.55431223447522E-019</text:p>
              </table:table-cell>
            </table:table-row>
            <table:table-row>
              <table:table-cell office:value-type="float" office:value="0.34">
                <text:p>0.34</text:p>
              </table:table-cell>
              <table:table-cell office:value-type="float" office:value="-1.62037050444042E-017">
                <text:p>-1.62037050444042E-017</text:p>
              </table:table-cell>
              <table:table-cell office:value-type="float" office:value="-1.62203583897735E-017">
                <text:p>-1.62203583897735E-017</text:p>
              </table:table-cell>
              <table:table-cell office:value-type="float" office:value="-2.1094237467878E-019">
                <text:p>-2.1094237467878E-019</text:p>
              </table:table-cell>
              <table:table-cell office:value-type="float" office:value="-2.55351295663786E-019">
                <text:p>-2.55351295663786E-019</text:p>
              </table:table-cell>
            </table:table-row>
            <table:table-row>
              <table:table-cell office:value-type="float" office:value="0.35">
                <text:p>0.35</text:p>
              </table:table-cell>
              <table:table-cell office:value-type="float" office:value="2.01283434364541E-017">
                <text:p>2.01283434364541E-017</text:p>
              </table:table-cell>
              <table:table-cell office:value-type="float" office:value="2.01783034725622E-017">
                <text:p>2.01783034725622E-017</text:p>
              </table:table-cell>
              <table:table-cell office:value-type="float" office:value="1.27675647831893E-019">
                <text:p>1.27675647831893E-019</text:p>
              </table:table-cell>
              <table:table-cell office:value-type="float" office:value="1.38777878078145E-019">
                <text:p>1.38777878078145E-019</text:p>
              </table:table-cell>
            </table:table-row>
            <table:table-row>
              <table:table-cell office:value-type="float" office:value="0.36">
                <text:p>0.36</text:p>
              </table:table-cell>
              <table:table-cell office:value-type="float" office:value="-1.81465953374982E-017">
                <text:p>-1.81465953374982E-017</text:p>
              </table:table-cell>
              <table:table-cell office:value-type="float" office:value="-1.83186799063151E-017">
                <text:p>-1.83186799063151E-017</text:p>
              </table:table-cell>
              <table:table-cell office:value-type="float" office:value="1.16573417585641E-019">
                <text:p>1.16573417585641E-019</text:p>
              </table:table-cell>
              <table:table-cell office:value-type="float" office:value="3.88578058618805E-020">
                <text:p>3.88578058618805E-020</text:p>
              </table:table-cell>
            </table:table-row>
            <table:table-row>
              <table:table-cell office:value-type="float" office:value="0.37">
                <text:p>0.37</text:p>
              </table:table-cell>
              <table:table-cell office:value-type="float" office:value="1.58761892521397E-017">
                <text:p>1.58761892521397E-017</text:p>
              </table:table-cell>
              <table:table-cell office:value-type="float" office:value="1.58206781009085E-017">
                <text:p>1.58206781009085E-017</text:p>
              </table:table-cell>
              <table:table-cell office:value-type="float" office:value="-4.9960036108132E-020">
                <text:p>-4.9960036108132E-020</text:p>
              </table:table-cell>
              <table:table-cell office:value-type="float" office:value="-2.22044604925031E-020">
                <text:p>-2.22044604925031E-020</text:p>
              </table:table-cell>
            </table:table-row>
            <table:table-row>
              <table:table-cell office:value-type="float" office:value="0.38">
                <text:p>0.38</text:p>
              </table:table-cell>
              <table:table-cell office:value-type="float" office:value="-1.71140879245968E-017">
                <text:p>-1.71140879245968E-017</text:p>
              </table:table-cell>
              <table:table-cell office:value-type="float" office:value="-1.71473946153355E-017">
                <text:p>-1.71473946153355E-017</text:p>
              </table:table-cell>
              <table:table-cell office:value-type="float" office:value="9.43689570931383E-020">
                <text:p>9.43689570931383E-020</text:p>
              </table:table-cell>
              <table:table-cell office:value-type="float" office:value="1.16573417585641E-019">
                <text:p>1.16573417585641E-019</text:p>
              </table:table-cell>
            </table:table-row>
            <table:table-row>
              <table:table-cell office:value-type="float" office:value="0.39">
                <text:p>0.39</text:p>
              </table:table-cell>
              <table:table-cell office:value-type="float" office:value="1.80189196896663E-017">
                <text:p>1.80189196896663E-017</text:p>
              </table:table-cell>
              <table:table-cell office:value-type="float" office:value="1.79800618838044E-017">
                <text:p>1.79800618838044E-017</text:p>
              </table:table-cell>
              <table:table-cell office:value-type="float" office:value="-1.72084568816899E-019">
                <text:p>-1.72084568816899E-019</text:p>
              </table:table-cell>
              <table:table-cell office:value-type="float" office:value="4.44089209850063E-020">
                <text:p>4.44089209850063E-020</text:p>
              </table:table-cell>
            </table:table-row>
            <table:table-row>
              <table:table-cell office:value-type="float" office:value="0.4">
                <text:p>0.4</text:p>
              </table:table-cell>
              <table:table-cell office:value-type="float" office:value="-1.5137890940764E-017">
                <text:p>-1.5137890940764E-017</text:p>
              </table:table-cell>
              <table:table-cell office:value-type="float" office:value="-1.50657264441634E-017">
                <text:p>-1.50657264441634E-017</text:p>
              </table:table-cell>
              <table:table-cell office:value-type="float" office:value="-2.94209101525666E-019">
                <text:p>-2.94209101525666E-019</text:p>
              </table:table-cell>
              <table:table-cell office:value-type="float" office:value="-2.44249065417534E-019">
                <text:p>-2.44249065417534E-019</text:p>
              </table:table-cell>
            </table:table-row>
            <table:table-row>
              <table:table-cell office:value-type="float" office:value="0.41">
                <text:p>0.41</text:p>
              </table:table-cell>
              <table:table-cell office:value-type="float" office:value="1.48825396451002E-017">
                <text:p>1.48825396451002E-017</text:p>
              </table:table-cell>
              <table:table-cell office:value-type="float" office:value="1.49547041417009E-017">
                <text:p>1.49547041417009E-017</text:p>
              </table:table-cell>
              <table:table-cell office:value-type="float" office:value="1.49880108324396E-019">
                <text:p>1.49880108324396E-019</text:p>
              </table:table-cell>
              <table:table-cell office:value-type="float" office:value="9.43689570931383E-020">
                <text:p>9.43689570931383E-020</text:p>
              </table:table-cell>
            </table:table-row>
            <table:table-row>
              <table:table-cell office:value-type="float" office:value="0.42">
                <text:p>0.42</text:p>
              </table:table-cell>
              <table:table-cell office:value-type="float" office:value="-1.86406445834564E-017">
                <text:p>-1.86406445834564E-017</text:p>
              </table:table-cell>
              <table:table-cell office:value-type="float" office:value="-1.85573778566095E-017">
                <text:p>-1.85573778566095E-017</text:p>
              </table:table-cell>
              <table:table-cell office:value-type="float" office:value="-1.55431223447522E-019">
                <text:p>-1.55431223447522E-019</text:p>
              </table:table-cell>
              <table:table-cell office:value-type="float" office:value="-1.66533453693773E-019">
                <text:p>-1.66533453693773E-019</text:p>
              </table:table-cell>
            </table:table-row>
            <table:table-row>
              <table:table-cell office:value-type="float" office:value="0.43">
                <text:p>0.43</text:p>
              </table:table-cell>
              <table:table-cell office:value-type="float" office:value="2.35089725464377E-017">
                <text:p>2.35089725464377E-017</text:p>
              </table:table-cell>
              <table:table-cell office:value-type="float" office:value="2.35478303522996E-017">
                <text:p>2.35478303522996E-017</text:p>
              </table:table-cell>
              <table:table-cell office:value-type="float" office:value="1.55431223447522E-019">
                <text:p>1.55431223447522E-019</text:p>
              </table:table-cell>
              <table:table-cell office:value-type="float" office:value="2.72004641033163E-019">
                <text:p>2.72004641033163E-019</text:p>
              </table:table-cell>
            </table:table-row>
            <table:table-row>
              <table:table-cell office:value-type="float" office:value="0.44">
                <text:p>0.44</text:p>
              </table:table-cell>
              <table:table-cell office:value-type="float" office:value="-2.47968312550029E-017">
                <text:p>-2.47968312550029E-017</text:p>
              </table:table-cell>
              <table:table-cell office:value-type="float" office:value="-2.49134046725885E-017">
                <text:p>-2.49134046725885E-017</text:p>
              </table:table-cell>
              <table:table-cell office:value-type="float" office:value="-4.44089209850063E-020">
                <text:p>-4.44089209850063E-020</text:p>
              </table:table-cell>
              <table:table-cell office:value-type="float" office:value="2.77555756156289E-020">
                <text:p>2.77555756156289E-020</text:p>
              </table:table-cell>
            </table:table-row>
            <table:table-row>
              <table:table-cell office:value-type="float" office:value="0.45">
                <text:p>0.45</text:p>
              </table:table-cell>
              <table:table-cell office:value-type="float" office:value="1.34114941374719E-017">
                <text:p>1.34114941374719E-017</text:p>
              </table:table-cell>
              <table:table-cell office:value-type="float" office:value="1.34503519433338E-017">
                <text:p>1.34503519433338E-017</text:p>
              </table:table-cell>
              <table:table-cell office:value-type="float" office:value="-2.33146835171283E-019">
                <text:p>-2.33146835171283E-019</text:p>
              </table:table-cell>
              <table:table-cell office:value-type="float" office:value="-2.4980018054066E-019">
                <text:p>-2.4980018054066E-019</text:p>
              </table:table-cell>
            </table:table-row>
            <table:table-row>
              <table:table-cell office:value-type="float" office:value="0.46">
                <text:p>0.46</text:p>
              </table:table-cell>
              <table:table-cell office:value-type="float" office:value="6.10622663543836E-019">
                <text:p>6.10622663543836E-019</text:p>
              </table:table-cell>
              <table:table-cell office:value-type="float" office:value="6.99440505513849E-019">
                <text:p>6.99440505513849E-019</text:p>
              </table:table-cell>
              <table:table-cell office:value-type="float" office:value="1.55431223447522E-019">
                <text:p>1.55431223447522E-019</text:p>
              </table:table-cell>
              <table:table-cell office:value-type="float" office:value="8.32667268468867E-020">
                <text:p>8.32667268468867E-020</text:p>
              </table:table-cell>
            </table:table-row>
            <table:table-row>
              <table:table-cell office:value-type="float" office:value="0.47">
                <text:p>0.47</text:p>
              </table:table-cell>
              <table:table-cell office:value-type="float" office:value="-1.09856568286659E-017">
                <text:p>-1.09856568286659E-017</text:p>
              </table:table-cell>
              <table:table-cell office:value-type="float" office:value="-1.09301456774347E-017">
                <text:p>-1.09301456774347E-017</text:p>
              </table:table-cell>
              <table:table-cell office:value-type="float" office:value="4.9960036108132E-019">
                <text:p>4.9960036108132E-019</text:p>
              </table:table-cell>
              <table:table-cell office:value-type="float" office:value="4.49640324973188E-019">
                <text:p>4.49640324973188E-019</text:p>
              </table:table-cell>
            </table:table-row>
            <table:table-row>
              <table:table-cell office:value-type="float" office:value="0.48">
                <text:p>0.48</text:p>
              </table:table-cell>
              <table:table-cell office:value-type="float" office:value="1.77580172788794E-017">
                <text:p>1.77580172788794E-017</text:p>
              </table:table-cell>
              <table:table-cell office:value-type="float" office:value="1.75470749042006E-017">
                <text:p>1.75470749042006E-017</text:p>
              </table:table-cell>
              <table:table-cell office:value-type="float" office:value="-1.66533453693773E-020">
                <text:p>-1.66533453693773E-020</text:p>
              </table:table-cell>
              <table:table-cell office:value-type="float" office:value="-2.77555756156289E-020">
                <text:p>-2.77555756156289E-020</text:p>
              </table:table-cell>
            </table:table-row>
            <table:table-row>
              <table:table-cell office:value-type="float" office:value="0.49">
                <text:p>0.49</text:p>
              </table:table-cell>
              <table:table-cell office:value-type="float" office:value="-9.57012247226885E-018">
                <text:p>-9.57012247226885E-018</text:p>
              </table:table-cell>
              <table:table-cell office:value-type="float" office:value="-9.58677581763823E-018">
                <text:p>-9.58677581763823E-018</text:p>
              </table:table-cell>
              <table:table-cell office:value-type="float" office:value="1.11022302462516E-020">
                <text:p>1.11022302462516E-020</text:p>
              </table:table-cell>
              <table:table-cell office:value-type="float" office:value="-1.16573417585641E-019">
                <text:p>-1.16573417585641E-019</text:p>
              </table:table-cell>
            </table:table-row>
            <table:table-row>
              <table:table-cell office:value-type="float" office:value="0.5">
                <text:p>0.5</text:p>
              </table:table-cell>
              <table:table-cell office:value-type="float" office:value="-7.61612994892857E-018">
                <text:p>-7.61612994892857E-018</text:p>
              </table:table-cell>
              <table:table-cell office:value-type="float" office:value="-7.86037901434611E-018">
                <text:p>-7.86037901434611E-018</text:p>
              </table:table-cell>
              <table:table-cell office:value-type="float" office:value="4.82947015711943E-019">
                <text:p>4.82947015711943E-019</text:p>
              </table:table-cell>
              <table:table-cell office:value-type="float" office:value="3.77475828372553E-019">
                <text:p>3.77475828372553E-019</text:p>
              </table:table-cell>
            </table:table-row>
            <table:table-row>
              <table:table-cell office:value-type="float" office:value="0.51">
                <text:p>0.51</text:p>
              </table:table-cell>
              <table:table-cell office:value-type="float" office:value="9.43689570931383E-018">
                <text:p>9.43689570931383E-018</text:p>
              </table:table-cell>
              <table:table-cell office:value-type="float" office:value="9.45910016980633E-018">
                <text:p>9.45910016980633E-018</text:p>
              </table:table-cell>
              <table:table-cell office:value-type="float" office:value="-4.9960036108132E-020">
                <text:p>-4.9960036108132E-020</text:p>
              </table:table-cell>
              <table:table-cell office:value-type="float" office:value="-4.44089209850063E-020">
                <text:p>-4.44089209850063E-020</text:p>
              </table:table-cell>
            </table:table-row>
            <table:table-row>
              <table:table-cell office:value-type="float" office:value="0.52">
                <text:p>0.52</text:p>
              </table:table-cell>
              <table:table-cell office:value-type="float" office:value="5.40123501480139E-018">
                <text:p>5.40123501480139E-018</text:p>
              </table:table-cell>
              <table:table-cell office:value-type="float" office:value="5.55111512312578E-018">
                <text:p>5.55111512312578E-018</text:p>
              </table:table-cell>
              <table:table-cell office:value-type="float" office:value="1.60982338570648E-019">
                <text:p>1.60982338570648E-019</text:p>
              </table:table-cell>
              <table:table-cell office:value-type="float" office:value="1.55431223447522E-019">
                <text:p>1.55431223447522E-019</text:p>
              </table:table-cell>
            </table:table-row>
            <table:table-row>
              <table:table-cell office:value-type="float" office:value="0.53">
                <text:p>0.53</text:p>
              </table:table-cell>
              <table:table-cell office:value-type="float" office:value="-1.10023101740353E-017">
                <text:p>-1.10023101740353E-017</text:p>
              </table:table-cell>
              <table:table-cell office:value-type="float" office:value="-1.10411679798972E-017">
                <text:p>-1.10411679798972E-017</text:p>
              </table:table-cell>
              <table:table-cell office:value-type="float" office:value="4.88498130835069E-019">
                <text:p>4.88498130835069E-019</text:p>
              </table:table-cell>
              <table:table-cell office:value-type="float" office:value="6.99440505513849E-019">
                <text:p>6.99440505513849E-019</text:p>
              </table:table-cell>
            </table:table-row>
            <table:table-row>
              <table:table-cell office:value-type="float" office:value="0.54">
                <text:p>0.54</text:p>
              </table:table-cell>
              <table:table-cell office:value-type="float" office:value="-9.82547376793264E-018">
                <text:p>-9.82547376793264E-018</text:p>
              </table:table-cell>
              <table:table-cell office:value-type="float" office:value="-9.45910016980633E-018">
                <text:p>-9.45910016980633E-018</text:p>
              </table:table-cell>
              <table:table-cell office:value-type="float" office:value="1.72084568816899E-019">
                <text:p>1.72084568816899E-019</text:p>
              </table:table-cell>
              <table:table-cell office:value-type="float" office:value="3.44169137633799E-019">
                <text:p>3.44169137633799E-019</text:p>
              </table:table-cell>
            </table:table-row>
            <table:table-row>
              <table:table-cell office:value-type="float" office:value="0.55">
                <text:p>0.55</text:p>
              </table:table-cell>
              <table:table-cell office:value-type="float" office:value="4.04121180963557E-018">
                <text:p>4.04121180963557E-018</text:p>
              </table:table-cell>
              <table:table-cell office:value-type="float" office:value="4.50195436485501E-018">
                <text:p>4.50195436485501E-018</text:p>
              </table:table-cell>
              <table:table-cell office:value-type="float" office:value="8.32667268468867E-020">
                <text:p>8.32667268468867E-020</text:p>
              </table:table-cell>
              <table:table-cell office:value-type="float" office:value="1.11022302462516E-019">
                <text:p>1.11022302462516E-019</text:p>
              </table:table-cell>
            </table:table-row>
            <table:table-row>
              <table:table-cell office:value-type="float" office:value="0.56">
                <text:p>0.56</text:p>
              </table:table-cell>
              <table:table-cell office:value-type="float" office:value="4.72955008490317E-018">
                <text:p>4.72955008490317E-018</text:p>
              </table:table-cell>
              <table:table-cell office:value-type="float" office:value="5.11257702839885E-018">
                <text:p>5.11257702839885E-018</text:p>
              </table:table-cell>
              <table:table-cell office:value-type="float" office:value="5.55111512312578E-021">
                <text:p>5.55111512312578E-021</text:p>
              </table:table-cell>
              <table:table-cell office:value-type="float" office:value="3.88578058618805E-020">
                <text:p>3.88578058618805E-020</text:p>
              </table:table-cell>
            </table:table-row>
            <table:table-row>
              <table:table-cell office:value-type="float" office:value="0.57">
                <text:p>0.57</text:p>
              </table:table-cell>
              <table:table-cell office:value-type="float" office:value="1.52100554373646E-018">
                <text:p>1.52100554373646E-018</text:p>
              </table:table-cell>
              <table:table-cell office:value-type="float" office:value="1.30451205393456E-018">
                <text:p>1.30451205393456E-018</text:p>
              </table:table-cell>
              <table:table-cell office:value-type="float" office:value="-1.11022302462516E-019">
                <text:p>-1.11022302462516E-019</text:p>
              </table:table-cell>
              <table:table-cell office:value-type="float" office:value="-2.77555756156289E-019">
                <text:p>-2.77555756156289E-019</text:p>
              </table:table-cell>
            </table:table-row>
            <table:table-row>
              <table:table-cell office:value-type="float" office:value="0.58">
                <text:p>0.58</text:p>
              </table:table-cell>
              <table:table-cell office:value-type="float" office:value="3.574918139293E-018">
                <text:p>3.574918139293E-018</text:p>
              </table:table-cell>
              <table:table-cell office:value-type="float" office:value="3.21964677141295E-018">
                <text:p>3.21964677141295E-018</text:p>
              </table:table-cell>
              <table:table-cell office:value-type="float" office:value="-1.38777878078145E-019">
                <text:p>-1.38777878078145E-019</text:p>
              </table:table-cell>
              <table:table-cell office:value-type="float" office:value="-2.1094237467878E-019">
                <text:p>-2.1094237467878E-019</text:p>
              </table:table-cell>
            </table:table-row>
            <table:table-row>
              <table:table-cell office:value-type="float" office:value="0.59">
                <text:p>0.59</text:p>
              </table:table-cell>
              <table:table-cell office:value-type="float" office:value="-3.68038932663239E-018">
                <text:p>-3.68038932663239E-018</text:p>
              </table:table-cell>
              <table:table-cell office:value-type="float" office:value="-3.84692278032617E-018">
                <text:p>-3.84692278032617E-018</text:p>
              </table:table-cell>
              <table:table-cell office:value-type="float" office:value="-3.71924713249427E-019">
                <text:p>-3.71924713249427E-019</text:p>
              </table:table-cell>
              <table:table-cell office:value-type="float" office:value="-1.66533453693773E-019">
                <text:p>-1.66533453693773E-019</text:p>
              </table:table-cell>
            </table:table-row>
            <table:table-row>
              <table:table-cell office:value-type="float" office:value="0.6">
                <text:p>0.6</text:p>
              </table:table-cell>
              <table:table-cell office:value-type="float" office:value="-2.41473507855972E-018">
                <text:p>-2.41473507855972E-018</text:p>
              </table:table-cell>
              <table:table-cell office:value-type="float" office:value="-2.42583730880597E-018">
                <text:p>-2.42583730880597E-018</text:p>
              </table:table-cell>
              <table:table-cell office:value-type="float" office:value="3.33066907387547E-020">
                <text:p>3.33066907387547E-020</text:p>
              </table:table-cell>
              <table:table-cell office:value-type="float" office:value="1.77635683940025E-019">
                <text:p>1.77635683940025E-019</text:p>
              </table:table-cell>
            </table:table-row>
            <table:table-row>
              <table:table-cell office:value-type="float" office:value="0.61">
                <text:p>0.61</text:p>
              </table:table-cell>
              <table:table-cell office:value-type="float" office:value="-6.36712904622527E-018">
                <text:p>-6.36712904622527E-018</text:p>
              </table:table-cell>
              <table:table-cell office:value-type="float" office:value="-6.37823127647152E-018">
                <text:p>-6.37823127647152E-018</text:p>
              </table:table-cell>
              <table:table-cell office:value-type="float" office:value="4.44089209850063E-020">
                <text:p>4.44089209850063E-020</text:p>
              </table:table-cell>
              <table:table-cell office:value-type="float" office:value="3.10862446895044E-019">
                <text:p>3.10862446895044E-019</text:p>
              </table:table-cell>
            </table:table-row>
            <table:table-row>
              <table:table-cell office:value-type="float" office:value="0.62">
                <text:p>0.62</text:p>
              </table:table-cell>
              <table:table-cell office:value-type="float" office:value="-1.25455201782643E-018">
                <text:p>-1.25455201782643E-018</text:p>
              </table:table-cell>
              <table:table-cell office:value-type="float" office:value="-1.13797860024079E-018">
                <text:p>-1.13797860024079E-018</text:p>
              </table:table-cell>
              <table:table-cell office:value-type="float" office:value="-2.55351295663786E-019">
                <text:p>-2.55351295663786E-019</text:p>
              </table:table-cell>
              <table:table-cell office:value-type="float" office:value="-2.77555756156289E-020">
                <text:p>-2.77555756156289E-020</text:p>
              </table:table-cell>
            </table:table-row>
            <table:table-row>
              <table:table-cell office:value-type="float" office:value="0.63">
                <text:p>0.63</text:p>
              </table:table-cell>
              <table:table-cell office:value-type="float" office:value="9.26481114049693E-018">
                <text:p>9.26481114049693E-018</text:p>
              </table:table-cell>
              <table:table-cell office:value-type="float" office:value="8.8484775062625E-018">
                <text:p>8.8484775062625E-018</text:p>
              </table:table-cell>
              <table:table-cell office:value-type="float" office:value="-1.99840144432528E-019">
                <text:p>-1.99840144432528E-019</text:p>
              </table:table-cell>
              <table:table-cell office:value-type="float" office:value="-3.38618022510673E-019">
                <text:p>-3.38618022510673E-019</text:p>
              </table:table-cell>
            </table:table-row>
            <table:table-row>
              <table:table-cell office:value-type="float" office:value="0.64">
                <text:p>0.64</text:p>
              </table:table-cell>
              <table:table-cell office:value-type="float" office:value="-8.26005930321116E-018">
                <text:p>-8.26005930321116E-018</text:p>
              </table:table-cell>
              <table:table-cell office:value-type="float" office:value="-7.79931674799173E-018">
                <text:p>-7.79931674799173E-018</text:p>
              </table:table-cell>
              <table:table-cell office:value-type="float" office:value="9.43689570931383E-020">
                <text:p>9.43689570931383E-020</text:p>
              </table:table-cell>
              <table:table-cell office:value-type="float" office:value="1.66533453693773E-019">
                <text:p>1.66533453693773E-019</text:p>
              </table:table-cell>
            </table:table-row>
            <table:table-row>
              <table:table-cell office:value-type="float" office:value="0.65">
                <text:p>0.65</text:p>
              </table:table-cell>
              <table:table-cell office:value-type="float" office:value="1.88737914186277E-019">
                <text:p>1.88737914186277E-019</text:p>
              </table:table-cell>
              <table:table-cell office:value-type="float" office:value="-3.77475828372553E-019">
                <text:p>-3.77475828372553E-019</text:p>
              </table:table-cell>
              <table:table-cell office:value-type="float" office:value="5.55111512312578E-019">
                <text:p>5.55111512312578E-019</text:p>
              </table:table-cell>
              <table:table-cell office:value-type="float" office:value="4.88498130835069E-019">
                <text:p>4.88498130835069E-019</text:p>
              </table:table-cell>
            </table:table-row>
            <table:table-row>
              <table:table-cell office:value-type="float" office:value="0.66">
                <text:p>0.66</text:p>
              </table:table-cell>
              <table:table-cell office:value-type="float" office:value="1.60760293965723E-017">
                <text:p>1.60760293965723E-017</text:p>
              </table:table-cell>
              <table:table-cell office:value-type="float" office:value="1.5798473640416E-017">
                <text:p>1.5798473640416E-017</text:p>
              </table:table-cell>
              <table:table-cell office:value-type="float" office:value="1.55431223447522E-019">
                <text:p>1.55431223447522E-019</text:p>
              </table:table-cell>
              <table:table-cell office:value-type="float" office:value="-1.11022302462516E-020">
                <text:p>-1.11022302462516E-020</text:p>
              </table:table-cell>
            </table:table-row>
            <table:table-row>
              <table:table-cell office:value-type="float" office:value="0.67">
                <text:p>0.67</text:p>
              </table:table-cell>
              <table:table-cell office:value-type="float" office:value="-1.24678045665405E-017">
                <text:p>-1.24678045665405E-017</text:p>
              </table:table-cell>
              <table:table-cell office:value-type="float" office:value="-1.28230759344206E-017">
                <text:p>-1.28230759344206E-017</text:p>
              </table:table-cell>
              <table:table-cell office:value-type="float" office:value="4.44089209850063E-020">
                <text:p>4.44089209850063E-020</text:p>
              </table:table-cell>
              <table:table-cell office:value-type="float" office:value="8.88178419700125E-020">
                <text:p>8.88178419700125E-020</text:p>
              </table:table-cell>
            </table:table-row>
            <table:table-row>
              <table:table-cell office:value-type="float" office:value="0.68">
                <text:p>0.68</text:p>
              </table:table-cell>
              <table:table-cell office:value-type="float" office:value="7.67164110015983E-018">
                <text:p>7.67164110015983E-018</text:p>
              </table:table-cell>
              <table:table-cell office:value-type="float" office:value="7.43849426498855E-018">
                <text:p>7.43849426498855E-018</text:p>
              </table:table-cell>
              <table:table-cell office:value-type="float" office:value="6.66133814775094E-020">
                <text:p>6.66133814775094E-020</text:p>
              </table:table-cell>
              <table:table-cell office:value-type="float" office:value="1.88737914186277E-019">
                <text:p>1.88737914186277E-019</text:p>
              </table:table-cell>
            </table:table-row>
            <table:table-row>
              <table:table-cell office:value-type="float" office:value="0.69">
                <text:p>0.69</text:p>
              </table:table-cell>
              <table:table-cell office:value-type="float" office:value="-1.15463194561016E-018">
                <text:p>-1.15463194561016E-018</text:p>
              </table:table-cell>
              <table:table-cell office:value-type="float" office:value="-2.09832151654155E-018">
                <text:p>-2.09832151654155E-018</text:p>
              </table:table-cell>
              <table:table-cell office:value-type="float" office:value="-2.44249065417534E-019">
                <text:p>-2.44249065417534E-019</text:p>
              </table:table-cell>
              <table:table-cell office:value-type="float" office:value="-3.66373598126302E-019">
                <text:p>-3.66373598126302E-01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spline-resolution="1"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8.252cm" xlink:href="." xlink:type="simple" chart:class="chart:line" chart:style-name="ch1">
        <chart:title svg:x="7.983cm" svg:y="0.301cm" chart:style-name="ch2">
          <text:p>Wykres błędu dla N=100</text:p>
        </chart:title>
        <chart:legend chart:legend-position="end" svg:x="18.254cm" svg:y="3.578cm" style:legend-expansion="high" chart:style-name="ch3"/>
        <chart:plot-area chart:style-name="ch4" chart:data-source-has-labels="both" svg:x="1.431cm" svg:y="1.245cm" svg:width="16.403cm" svg:height="5.861cm">
          <chartooo:coordinate-region svg:x="1.985cm" svg:y="1.444cm" svg:width="15.849cm" svg:height="5.463cm"/>
          <chart:axis chart:dimension="x" chart:name="primary-x" chart:style-name="ch5" chartooo:axis-type="auto">
            <chartooo:date-scale/>
            <chart:title svg:x="9.495cm" svg:y="7.271cm" chart:style-name="ch6">
              <text:p>x</text:p>
            </chart:title>
            <chart:categories table:cell-range-address="local-table.$A$2:.$A$121"/>
          </chart:axis>
          <chart:axis chart:dimension="y" chart:name="primary-y" chart:style-name="ch5">
            <chart:title svg:x="0.451cm" svg:y="5.595cm" chart:style-name="ch7">
              <text:p>błąd_bezwzględny</text:p>
            </chart:title>
            <chart:grid chart:style-name="ch8" chart:class="major"/>
          </chart:axis>
          <chart:series chart:style-name="ch9" chart:values-cell-range-address="local-table.$B$2:.$B$121" chart:label-cell-address="local-table.$B$1" chart:class="chart:line">
            <chart:data-point chart:repeated="120"/>
          </chart:series>
          <chart:series chart:style-name="ch10" chart:values-cell-range-address="local-table.$C$2:.$C$121" chart:label-cell-address="local-table.$C$1" chart:class="chart:line">
            <chart:data-point chart:repeated="1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_1</text:p>
              </table:table-cell>
              <table:table-cell office:value-type="string">
                <text:p>sp_1_rev</text:p>
              </table:table-cell>
            </table:table-row>
          </table:table-header-rows>
          <table:table-rows>
            <table:table-row>
              <table:table-cell office:value-type="float" office:value="-0.5">
                <text:p>-0.5</text:p>
              </table:table-cell>
              <table:table-cell office:value-type="float" office:value="5.16253706450698E-017">
                <text:p>5.16253706450698E-017</text:p>
              </table:table-cell>
              <table:table-cell office:value-type="float" office:value="-3.10862446895044E-019">
                <text:p>-3.10862446895044E-019</text:p>
              </table:table-cell>
            </table:table-row>
            <table:table-row>
              <table:table-cell office:value-type="float" office:value="-0.49">
                <text:p>-0.49</text:p>
              </table:table-cell>
              <table:table-cell office:value-type="float" office:value="5.82756065625745E-017">
                <text:p>5.82756065625745E-017</text:p>
              </table:table-cell>
              <table:table-cell office:value-type="float" office:value="1.4432899320127E-019">
                <text:p>1.4432899320127E-019</text:p>
              </table:table-cell>
            </table:table-row>
            <table:table-row>
              <table:table-cell office:value-type="float" office:value="-0.48">
                <text:p>-0.48</text:p>
              </table:table-cell>
              <table:table-cell office:value-type="float" office:value="4.53748150164302E-017">
                <text:p>4.53748150164302E-017</text:p>
              </table:table-cell>
              <table:table-cell office:value-type="float" office:value="-8.77076189453874E-019">
                <text:p>-8.77076189453874E-019</text:p>
              </table:table-cell>
            </table:table-row>
            <table:table-row>
              <table:table-cell office:value-type="float" office:value="-0.47">
                <text:p>-0.47</text:p>
              </table:table-cell>
              <table:table-cell office:value-type="float" office:value="4.09006162271908E-017">
                <text:p>4.09006162271908E-017</text:p>
              </table:table-cell>
              <table:table-cell office:value-type="float" office:value="-9.88098491916389E-019">
                <text:p>-9.88098491916389E-019</text:p>
              </table:table-cell>
            </table:table-row>
            <table:table-row>
              <table:table-cell office:value-type="float" office:value="-0.46">
                <text:p>-0.46</text:p>
              </table:table-cell>
              <table:table-cell office:value-type="float" office:value="4.79505324335605E-017">
                <text:p>4.79505324335605E-017</text:p>
              </table:table-cell>
              <table:table-cell office:value-type="float" office:value="-2.33146835171283E-019">
                <text:p>-2.33146835171283E-019</text:p>
              </table:table-cell>
            </table:table-row>
            <table:table-row>
              <table:table-cell office:value-type="float" office:value="-0.45">
                <text:p>-0.45</text:p>
              </table:table-cell>
              <table:table-cell office:value-type="float" office:value="4.0734082773497E-017">
                <text:p>4.0734082773497E-017</text:p>
              </table:table-cell>
              <table:table-cell office:value-type="float" office:value="-9.99200722162641E-020">
                <text:p>-9.99200722162641E-020</text:p>
              </table:table-cell>
            </table:table-row>
            <table:table-row>
              <table:table-cell office:value-type="float" office:value="-0.44">
                <text:p>-0.44</text:p>
              </table:table-cell>
              <table:table-cell office:value-type="float" office:value="4.21329637845247E-017">
                <text:p>4.21329637845247E-017</text:p>
              </table:table-cell>
              <table:table-cell office:value-type="float" office:value="4.66293670342566E-019">
                <text:p>4.66293670342566E-019</text:p>
              </table:table-cell>
            </table:table-row>
            <table:table-row>
              <table:table-cell office:value-type="float" office:value="-0.43">
                <text:p>-0.43</text:p>
              </table:table-cell>
              <table:table-cell office:value-type="float" office:value="4.68847183299204E-017">
                <text:p>4.68847183299204E-017</text:p>
              </table:table-cell>
              <table:table-cell office:value-type="float" office:value="-1.88737914186277E-019">
                <text:p>-1.88737914186277E-019</text:p>
              </table:table-cell>
            </table:table-row>
            <table:table-row>
              <table:table-cell office:value-type="float" office:value="-0.42">
                <text:p>-0.42</text:p>
              </table:table-cell>
              <table:table-cell office:value-type="float" office:value="4.60187443707127E-017">
                <text:p>4.60187443707127E-017</text:p>
              </table:table-cell>
              <table:table-cell office:value-type="float" office:value="1.88737914186277E-019">
                <text:p>1.88737914186277E-019</text:p>
              </table:table-cell>
            </table:table-row>
            <table:table-row>
              <table:table-cell office:value-type="float" office:value="-0.41">
                <text:p>-0.41</text:p>
              </table:table-cell>
              <table:table-cell office:value-type="float" office:value="4.13336032067946E-017">
                <text:p>4.13336032067946E-017</text:p>
              </table:table-cell>
              <table:table-cell office:value-type="float" office:value="2.99760216648792E-019">
                <text:p>2.99760216648792E-019</text:p>
              </table:table-cell>
            </table:table-row>
            <table:table-row>
              <table:table-cell office:value-type="float" office:value="-0.4">
                <text:p>-0.4</text:p>
              </table:table-cell>
              <table:table-cell office:value-type="float" office:value="4.19664303308309E-017">
                <text:p>4.19664303308309E-017</text:p>
              </table:table-cell>
              <table:table-cell office:value-type="float" office:value="2.99760216648792E-019">
                <text:p>2.99760216648792E-019</text:p>
              </table:table-cell>
            </table:table-row>
            <table:table-row>
              <table:table-cell office:value-type="float" office:value="-0.39">
                <text:p>-0.39</text:p>
              </table:table-cell>
              <table:table-cell office:value-type="float" office:value="2.05835348765504E-017">
                <text:p>2.05835348765504E-017</text:p>
              </table:table-cell>
              <table:table-cell office:value-type="float" office:value="1.33226762955019E-019">
                <text:p>1.33226762955019E-019</text:p>
              </table:table-cell>
            </table:table-row>
            <table:table-row>
              <table:table-cell office:value-type="float" office:value="-0.38">
                <text:p>-0.38</text:p>
              </table:table-cell>
              <table:table-cell office:value-type="float" office:value="1.96009874997571E-017">
                <text:p>1.96009874997571E-017</text:p>
              </table:table-cell>
              <table:table-cell office:value-type="float" office:value="-2.38697950294409E-019">
                <text:p>-2.38697950294409E-019</text:p>
              </table:table-cell>
            </table:table-row>
            <table:table-row>
              <table:table-cell office:value-type="float" office:value="-0.37">
                <text:p>-0.37</text:p>
              </table:table-cell>
              <table:table-cell office:value-type="float" office:value="1.32560629140244E-017">
                <text:p>1.32560629140244E-017</text:p>
              </table:table-cell>
              <table:table-cell office:value-type="float" office:value="-1.83186799063151E-019">
                <text:p>-1.83186799063151E-019</text:p>
              </table:table-cell>
            </table:table-row>
            <table:table-row>
              <table:table-cell office:value-type="float" office:value="-0.36">
                <text:p>-0.36</text:p>
              </table:table-cell>
              <table:table-cell office:value-type="float" office:value="1.19571019752129E-017">
                <text:p>1.19571019752129E-017</text:p>
              </table:table-cell>
              <table:table-cell office:value-type="float" office:value="-2.77555756156289E-020">
                <text:p>-2.77555756156289E-020</text:p>
              </table:table-cell>
            </table:table-row>
            <table:table-row>
              <table:table-cell office:value-type="float" office:value="-0.35">
                <text:p>-0.35</text:p>
              </table:table-cell>
              <table:table-cell office:value-type="float" office:value="2.34257058195908E-017">
                <text:p>2.34257058195908E-017</text:p>
              </table:table-cell>
              <table:table-cell office:value-type="float" office:value="-4.77395900588817E-019">
                <text:p>-4.77395900588817E-019</text:p>
              </table:table-cell>
            </table:table-row>
            <table:table-row>
              <table:table-cell office:value-type="float" office:value="-0.34">
                <text:p>-0.34</text:p>
              </table:table-cell>
              <table:table-cell office:value-type="float" office:value="2.23099316798425E-017">
                <text:p>2.23099316798425E-017</text:p>
              </table:table-cell>
              <table:table-cell office:value-type="float" office:value="-2.60902410786912E-019">
                <text:p>-2.60902410786912E-019</text:p>
              </table:table-cell>
            </table:table-row>
            <table:table-row>
              <table:table-cell office:value-type="float" office:value="-0.33">
                <text:p>-0.33</text:p>
              </table:table-cell>
              <table:table-cell office:value-type="float" office:value="1.91402449445377E-017">
                <text:p>1.91402449445377E-017</text:p>
              </table:table-cell>
              <table:table-cell office:value-type="float" office:value="7.7715611723761E-020">
                <text:p>7.7715611723761E-020</text:p>
              </table:table-cell>
            </table:table-row>
            <table:table-row>
              <table:table-cell office:value-type="float" office:value="-0.32">
                <text:p>-0.32</text:p>
              </table:table-cell>
              <table:table-cell office:value-type="float" office:value="1.48436818392383E-017">
                <text:p>1.48436818392383E-017</text:p>
              </table:table-cell>
              <table:table-cell office:value-type="float" office:value="1.66533453693773E-020">
                <text:p>1.66533453693773E-020</text:p>
              </table:table-cell>
            </table:table-row>
            <table:table-row>
              <table:table-cell office:value-type="float" office:value="-0.31">
                <text:p>-0.31</text:p>
              </table:table-cell>
              <table:table-cell office:value-type="float" office:value="7.27196081129478E-018">
                <text:p>7.27196081129478E-018</text:p>
              </table:table-cell>
              <table:table-cell office:value-type="float" office:value="-8.88178419700125E-020">
                <text:p>-8.88178419700125E-020</text:p>
              </table:table-cell>
            </table:table-row>
            <table:table-row>
              <table:table-cell office:value-type="float" office:value="-0.3">
                <text:p>-0.3</text:p>
              </table:table-cell>
              <table:table-cell office:value-type="float" office:value="1.92124094411383E-017">
                <text:p>1.92124094411383E-017</text:p>
              </table:table-cell>
              <table:table-cell office:value-type="float" office:value="-1.94289029309402E-019">
                <text:p>-1.94289029309402E-019</text:p>
              </table:table-cell>
            </table:table-row>
            <table:table-row>
              <table:table-cell office:value-type="float" office:value="-0.29">
                <text:p>-0.29</text:p>
              </table:table-cell>
              <table:table-cell office:value-type="float" office:value="2.08832950931992E-017">
                <text:p>2.08832950931992E-017</text:p>
              </table:table-cell>
              <table:table-cell office:value-type="float" office:value="-1.99840144432528E-019">
                <text:p>-1.99840144432528E-019</text:p>
              </table:table-cell>
            </table:table-row>
            <table:table-row>
              <table:table-cell office:value-type="float" office:value="-0.28">
                <text:p>-0.28</text:p>
              </table:table-cell>
              <table:table-cell office:value-type="float" office:value="1.26842980563424E-017">
                <text:p>1.26842980563424E-017</text:p>
              </table:table-cell>
              <table:table-cell office:value-type="float" office:value="7.21644966006352E-020">
                <text:p>7.21644966006352E-020</text:p>
              </table:table-cell>
            </table:table-row>
            <table:table-row>
              <table:table-cell office:value-type="float" office:value="-0.27">
                <text:p>-0.27</text:p>
              </table:table-cell>
              <table:table-cell office:value-type="float" office:value="7.04991620636974E-018">
                <text:p>7.04991620636974E-018</text:p>
              </table:table-cell>
              <table:table-cell office:value-type="float" office:value="-1.0547118733939E-019">
                <text:p>-1.0547118733939E-019</text:p>
              </table:table-cell>
            </table:table-row>
            <table:table-row>
              <table:table-cell office:value-type="float" office:value="-0.26">
                <text:p>-0.26</text:p>
              </table:table-cell>
              <table:table-cell office:value-type="float" office:value="1.66477942542542E-017">
                <text:p>1.66477942542542E-017</text:p>
              </table:table-cell>
              <table:table-cell office:value-type="float" office:value="1.0547118733939E-019">
                <text:p>1.0547118733939E-019</text:p>
              </table:table-cell>
            </table:table-row>
            <table:table-row>
              <table:table-cell office:value-type="float" office:value="-0.25">
                <text:p>-0.25</text:p>
              </table:table-cell>
              <table:table-cell office:value-type="float" office:value="1.77524661637563E-017">
                <text:p>1.77524661637563E-017</text:p>
              </table:table-cell>
              <table:table-cell office:value-type="float" office:value="8.88178419700125E-020">
                <text:p>8.88178419700125E-020</text:p>
              </table:table-cell>
            </table:table-row>
            <table:table-row>
              <table:table-cell office:value-type="float" office:value="-0.24">
                <text:p>-0.24</text:p>
              </table:table-cell>
              <table:table-cell office:value-type="float" office:value="6.16728890179274E-018">
                <text:p>6.16728890179274E-018</text:p>
              </table:table-cell>
              <table:table-cell office:value-type="float" office:value="3.38618022510673E-019">
                <text:p>3.38618022510673E-019</text:p>
              </table:table-cell>
            </table:table-row>
            <table:table-row>
              <table:table-cell office:value-type="float" office:value="-0.23">
                <text:p>-0.23</text:p>
              </table:table-cell>
              <table:table-cell office:value-type="float" office:value="1.72029057665668E-017">
                <text:p>1.72029057665668E-017</text:p>
              </table:table-cell>
              <table:table-cell office:value-type="float" office:value="5.55111512312578E-021">
                <text:p>5.55111512312578E-021</text:p>
              </table:table-cell>
            </table:table-row>
            <table:table-row>
              <table:table-cell office:value-type="float" office:value="-0.22">
                <text:p>-0.22</text:p>
              </table:table-cell>
              <table:table-cell office:value-type="float" office:value="4.32431868091499E-018">
                <text:p>4.32431868091499E-018</text:p>
              </table:table-cell>
              <table:table-cell office:value-type="float" office:value="5.55111512312578E-020">
                <text:p>5.55111512312578E-020</text:p>
              </table:table-cell>
            </table:table-row>
            <table:table-row>
              <table:table-cell office:value-type="float" office:value="-0.21">
                <text:p>-0.21</text:p>
              </table:table-cell>
              <table:table-cell office:value-type="float" office:value="7.06379399417756E-018">
                <text:p>7.06379399417756E-018</text:p>
              </table:table-cell>
              <table:table-cell office:value-type="float" office:value="-1.66533453693773E-020">
                <text:p>-1.66533453693773E-020</text:p>
              </table:table-cell>
            </table:table-row>
            <table:table-row>
              <table:table-cell office:value-type="float" office:value="-0.2">
                <text:p>-0.2</text:p>
              </table:table-cell>
              <table:table-cell office:value-type="float" office:value="6.4476202155106E-018">
                <text:p>6.4476202155106E-018</text:p>
              </table:table-cell>
              <table:table-cell office:value-type="float" office:value="-9.71445146547012E-020">
                <text:p>-9.71445146547012E-020</text:p>
              </table:table-cell>
            </table:table-row>
            <table:table-row>
              <table:table-cell office:value-type="float" office:value="-0.19">
                <text:p>-0.19</text:p>
              </table:table-cell>
              <table:table-cell office:value-type="float" office:value="2.70894418008538E-018">
                <text:p>2.70894418008538E-018</text:p>
              </table:table-cell>
              <table:table-cell office:value-type="float" office:value="-3.05311331771918E-020">
                <text:p>-3.05311331771918E-020</text:p>
              </table:table-cell>
            </table:table-row>
            <table:table-row>
              <table:table-cell office:value-type="float" office:value="-0.18">
                <text:p>-0.18</text:p>
              </table:table-cell>
              <table:table-cell office:value-type="float" office:value="7.56061879769732E-018">
                <text:p>7.56061879769732E-018</text:p>
              </table:table-cell>
              <table:table-cell office:value-type="float" office:value="5.55111512312578E-021">
                <text:p>5.55111512312578E-021</text:p>
              </table:table-cell>
            </table:table-row>
            <table:table-row>
              <table:table-cell office:value-type="float" office:value="-0.17">
                <text:p>-0.17</text:p>
              </table:table-cell>
              <table:table-cell office:value-type="float" office:value="4.05786515500495E-018">
                <text:p>4.05786515500495E-018</text:p>
              </table:table-cell>
              <table:table-cell office:value-type="float" office:value="-7.7715611723761E-020">
                <text:p>-7.7715611723761E-020</text:p>
              </table:table-cell>
            </table:table-row>
            <table:table-row>
              <table:table-cell office:value-type="float" office:value="-0.16">
                <text:p>-0.16</text:p>
              </table:table-cell>
              <table:table-cell office:value-type="float" office:value="3.10584891138888E-018">
                <text:p>3.10584891138888E-018</text:p>
              </table:table-cell>
              <table:table-cell office:value-type="float" office:value="5.27355936696949E-020">
                <text:p>5.27355936696949E-020</text:p>
              </table:table-cell>
            </table:table-row>
            <table:table-row>
              <table:table-cell office:value-type="float" office:value="-0.15">
                <text:p>-0.15</text:p>
              </table:table-cell>
              <table:table-cell office:value-type="float" office:value="8.23230372759554E-018">
                <text:p>8.23230372759554E-018</text:p>
              </table:table-cell>
              <table:table-cell office:value-type="float" office:value="-1.66533453693773E-020">
                <text:p>-1.66533453693773E-020</text:p>
              </table:table-cell>
            </table:table-row>
            <table:table-row>
              <table:table-cell office:value-type="float" office:value="-0.14">
                <text:p>-0.14</text:p>
              </table:table-cell>
              <table:table-cell office:value-type="float" office:value="4.68514116391816E-018">
                <text:p>4.68514116391816E-018</text:p>
              </table:table-cell>
              <table:table-cell office:value-type="float" office:value="-7.7715611723761E-020">
                <text:p>-7.7715611723761E-020</text:p>
              </table:table-cell>
            </table:table-row>
            <table:table-row>
              <table:table-cell office:value-type="float" office:value="-0.13">
                <text:p>-0.13</text:p>
              </table:table-cell>
              <table:table-cell office:value-type="float" office:value="1.04916075827077E-018">
                <text:p>1.04916075827077E-018</text:p>
              </table:table-cell>
              <table:table-cell office:value-type="float" office:value="-2.77555756156289E-020">
                <text:p>-2.77555756156289E-020</text:p>
              </table:table-cell>
            </table:table-row>
            <table:table-row>
              <table:table-cell office:value-type="float" office:value="-0.12">
                <text:p>-0.12</text:p>
              </table:table-cell>
              <table:table-cell office:value-type="float" office:value="5.78981307342019E-018">
                <text:p>5.78981307342019E-018</text:p>
              </table:table-cell>
              <table:table-cell office:value-type="float" office:value="-8.32667268468867E-021">
                <text:p>-8.32667268468867E-021</text:p>
              </table:table-cell>
            </table:table-row>
            <table:table-row>
              <table:table-cell office:value-type="float" office:value="-0.11">
                <text:p>-0.11</text:p>
              </table:table-cell>
              <table:table-cell office:value-type="float" office:value="7.43849426498855E-019">
                <text:p>7.43849426498855E-019</text:p>
              </table:table-cell>
              <table:table-cell office:value-type="float" office:value="3.7470027081099E-020">
                <text:p>3.7470027081099E-020</text:p>
              </table:table-cell>
            </table:table-row>
            <table:table-row>
              <table:table-cell office:value-type="float" office:value="-0.0999999999999999">
                <text:p>-0.0999999999999999</text:p>
              </table:table-cell>
              <table:table-cell office:value-type="float" office:value="3.80390163812194E-018">
                <text:p>3.80390163812194E-018</text:p>
              </table:table-cell>
              <table:table-cell office:value-type="float" office:value="0">
                <text:p>0</text:p>
              </table:table-cell>
            </table:table-row>
            <table:table-row>
              <table:table-cell office:value-type="float" office:value="-0.0899999999999999">
                <text:p>-0.0899999999999999</text:p>
              </table:table-cell>
              <table:table-cell office:value-type="float" office:value="1.68753899743024E-018">
                <text:p>1.68753899743024E-018</text:p>
              </table:table-cell>
              <table:table-cell office:value-type="float" office:value="1.94289029309402E-020">
                <text:p>1.94289029309402E-020</text:p>
              </table:table-cell>
            </table:table-row>
            <table:table-row>
              <table:table-cell office:value-type="float" office:value="-0.0799999999999999">
                <text:p>-0.0799999999999999</text:p>
              </table:table-cell>
              <table:table-cell office:value-type="float" office:value="1.04083408558608E-018">
                <text:p>1.04083408558608E-018</text:p>
              </table:table-cell>
              <table:table-cell office:value-type="float" office:value="1.52655665885959E-020">
                <text:p>1.52655665885959E-020</text:p>
              </table:table-cell>
            </table:table-row>
            <table:table-row>
              <table:table-cell office:value-type="float" office:value="-0.0699999999999998">
                <text:p>-0.0699999999999998</text:p>
              </table:table-cell>
              <table:table-cell office:value-type="float" office:value="2.16007767228632E-018">
                <text:p>2.16007767228632E-018</text:p>
              </table:table-cell>
              <table:table-cell office:value-type="float" office:value="-2.42861286636753E-020">
                <text:p>-2.42861286636753E-020</text:p>
              </table:table-cell>
            </table:table-row>
            <table:table-row>
              <table:table-cell office:value-type="float" office:value="-0.06">
                <text:p>-0.06</text:p>
              </table:table-cell>
              <table:table-cell office:value-type="float" office:value="1.08385522779031E-018">
                <text:p>1.08385522779031E-018</text:p>
              </table:table-cell>
              <table:table-cell office:value-type="float" office:value="1.2490009027033E-020">
                <text:p>1.2490009027033E-020</text:p>
              </table:table-cell>
            </table:table-row>
            <table:table-row>
              <table:table-cell office:value-type="float" office:value="-0.0499999999999999">
                <text:p>-0.0499999999999999</text:p>
              </table:table-cell>
              <table:table-cell office:value-type="float" office:value="5.58580959264532E-019">
                <text:p>5.58580959264532E-019</text:p>
              </table:table-cell>
              <table:table-cell office:value-type="float" office:value="2.08166817117217E-021">
                <text:p>2.08166817117217E-021</text:p>
              </table:table-cell>
            </table:table-row>
            <table:table-row>
              <table:table-cell office:value-type="float" office:value="-0.0399999999999999">
                <text:p>-0.0399999999999999</text:p>
              </table:table-cell>
              <table:table-cell office:value-type="float" office:value="5.65866797863635E-019">
                <text:p>5.65866797863635E-019</text:p>
              </table:table-cell>
              <table:table-cell office:value-type="float" office:value="-3.46944695195361E-022">
                <text:p>-3.46944695195361E-022</text:p>
              </table:table-cell>
            </table:table-row>
            <table:table-row>
              <table:table-cell office:value-type="float" office:value="-0.0299999999999999">
                <text:p>-0.0299999999999999</text:p>
              </table:table-cell>
              <table:table-cell office:value-type="float" office:value="4.43742265154867E-019">
                <text:p>4.43742265154867E-019</text:p>
              </table:table-cell>
              <table:table-cell office:value-type="float" office:value="3.46944695195361E-022">
                <text:p>3.46944695195361E-022</text:p>
              </table:table-cell>
            </table:table-row>
            <table:table-row>
              <table:table-cell office:value-type="float" office:value="-0.0199999999999999">
                <text:p>-0.0199999999999999</text:p>
              </table:table-cell>
              <table:table-cell office:value-type="float" office:value="2.27769192395755E-019">
                <text:p>2.27769192395755E-019</text:p>
              </table:table-cell>
              <table:table-cell office:value-type="float" office:value="-1.56125112837913E-021">
                <text:p>-1.56125112837913E-021</text:p>
              </table:table-cell>
            </table:table-row>
            <table:table-row>
              <table:table-cell office:value-type="float" office:value="-0.0099999999999999">
                <text:p>-0.0099999999999999</text:p>
              </table:table-cell>
              <table:table-cell office:value-type="float" office:value="4.57897117439729E-020">
                <text:p>4.57897117439729E-020</text:p>
              </table:table-cell>
              <table:table-cell office:value-type="float" office:value="-2.00577401909818E-022">
                <text:p>-2.00577401909818E-022</text:p>
              </table:table-cell>
            </table:table-row>
            <table:table-row>
              <table:table-cell office:value-type="float" office:value="0">
                <text:p>0</text:p>
              </table:table-cell>
              <table:table-cell office:value-type="float" office:value="9.89681765901397E-021">
                <text:p>9.89681765901397E-021</text:p>
              </table:table-cell>
              <table:table-cell office:value-type="float" office:value="-1.21430643318377E-021">
                <text:p>-1.21430643318377E-021</text:p>
              </table:table-cell>
            </table:table-row>
            <table:table-row>
              <table:table-cell office:value-type="float" office:value="0.0100000000000002">
                <text:p>0.0100000000000002</text:p>
              </table:table-cell>
              <table:table-cell office:value-type="float" office:value="6.92154666914746E-020">
                <text:p>6.92154666914746E-020</text:p>
              </table:table-cell>
              <table:table-cell office:value-type="float" office:value="-6.93889390390723E-022">
                <text:p>-6.93889390390723E-022</text:p>
              </table:table-cell>
            </table:table-row>
            <table:table-row>
              <table:table-cell office:value-type="float" office:value="0.02">
                <text:p>0.02</text:p>
              </table:table-cell>
              <table:table-cell office:value-type="float" office:value="-3.47291639890557E-019">
                <text:p>-3.47291639890557E-019</text:p>
              </table:table-cell>
              <table:table-cell office:value-type="float" office:value="6.93889390390723E-022">
                <text:p>6.93889390390723E-022</text:p>
              </table:table-cell>
            </table:table-row>
            <table:table-row>
              <table:table-cell office:value-type="float" office:value="0.0300000000000003">
                <text:p>0.0300000000000003</text:p>
              </table:table-cell>
              <table:table-cell office:value-type="float" office:value="6.97011892647481E-019">
                <text:p>6.97011892647481E-019</text:p>
              </table:table-cell>
              <table:table-cell office:value-type="float" office:value="8.32667268468867E-021">
                <text:p>8.32667268468867E-021</text:p>
              </table:table-cell>
            </table:table-row>
            <table:table-row>
              <table:table-cell office:value-type="float" office:value="0.04">
                <text:p>0.04</text:p>
              </table:table-cell>
              <table:table-cell office:value-type="float" office:value="6.93889390390723E-021">
                <text:p>6.93889390390723E-021</text:p>
              </table:table-cell>
              <table:table-cell office:value-type="float" office:value="-1.38777878078145E-021">
                <text:p>-1.38777878078145E-021</text:p>
              </table:table-cell>
            </table:table-row>
            <table:table-row>
              <table:table-cell office:value-type="float" office:value="0.0500000000000003">
                <text:p>0.0500000000000003</text:p>
              </table:table-cell>
              <table:table-cell office:value-type="float" office:value="-4.57966997657877E-019">
                <text:p>-4.57966997657877E-019</text:p>
              </table:table-cell>
              <table:table-cell office:value-type="float" office:value="4.85722573273506E-021">
                <text:p>4.85722573273506E-021</text:p>
              </table:table-cell>
            </table:table-row>
            <table:table-row>
              <table:table-cell office:value-type="float" office:value="0.0600000000000001">
                <text:p>0.0600000000000001</text:p>
              </table:table-cell>
              <table:table-cell office:value-type="float" office:value="1.95260474455949E-018">
                <text:p>1.95260474455949E-018</text:p>
              </table:table-cell>
              <table:table-cell office:value-type="float" office:value="2.77555756156289E-021">
                <text:p>2.77555756156289E-021</text:p>
              </table:table-cell>
            </table:table-row>
            <table:table-row>
              <table:table-cell office:value-type="float" office:value="0.0700000000000001">
                <text:p>0.0700000000000001</text:p>
              </table:table-cell>
              <table:table-cell office:value-type="float" office:value="-1.12271303365219E-018">
                <text:p>-1.12271303365219E-018</text:p>
              </table:table-cell>
              <table:table-cell office:value-type="float" office:value="1.94289029309402E-020">
                <text:p>1.94289029309402E-020</text:p>
              </table:table-cell>
            </table:table-row>
            <table:table-row>
              <table:table-cell office:value-type="float" office:value="0.0800000000000001">
                <text:p>0.0800000000000001</text:p>
              </table:table-cell>
              <table:table-cell office:value-type="float" office:value="-3.17801340798951E-019">
                <text:p>-3.17801340798951E-019</text:p>
              </table:table-cell>
              <table:table-cell office:value-type="float" office:value="2.08166817117217E-020">
                <text:p>2.08166817117217E-020</text:p>
              </table:table-cell>
            </table:table-row>
            <table:table-row>
              <table:table-cell office:value-type="float" office:value="0.0900000000000001">
                <text:p>0.0900000000000001</text:p>
              </table:table-cell>
              <table:table-cell office:value-type="float" office:value="2.51465515077598E-018">
                <text:p>2.51465515077598E-018</text:p>
              </table:table-cell>
              <table:table-cell office:value-type="float" office:value="2.77555756156289E-021">
                <text:p>2.77555756156289E-021</text:p>
              </table:table-cell>
            </table:table-row>
            <table:table-row>
              <table:table-cell office:value-type="float" office:value="0.1">
                <text:p>0.1</text:p>
              </table:table-cell>
              <table:table-cell office:value-type="float" office:value="-2.67286193178506E-018">
                <text:p>-2.67286193178506E-018</text:p>
              </table:table-cell>
              <table:table-cell office:value-type="float" office:value="0">
                <text:p>0</text:p>
              </table:table-cell>
            </table:table-row>
            <table:table-row>
              <table:table-cell office:value-type="float" office:value="0.11">
                <text:p>0.11</text:p>
              </table:table-cell>
              <table:table-cell office:value-type="float" office:value="1.62370117351429E-019">
                <text:p>1.62370117351429E-019</text:p>
              </table:table-cell>
              <table:table-cell office:value-type="float" office:value="2.91433543964104E-020">
                <text:p>2.91433543964104E-020</text:p>
              </table:table-cell>
            </table:table-row>
            <table:table-row>
              <table:table-cell office:value-type="float" office:value="0.12">
                <text:p>0.12</text:p>
              </table:table-cell>
              <table:table-cell office:value-type="float" office:value="2.66869859544272E-018">
                <text:p>2.66869859544272E-018</text:p>
              </table:table-cell>
              <table:table-cell office:value-type="float" office:value="-1.38777878078145E-020">
                <text:p>-1.38777878078145E-020</text:p>
              </table:table-cell>
            </table:table-row>
            <table:table-row>
              <table:table-cell office:value-type="float" office:value="0.13">
                <text:p>0.13</text:p>
              </table:table-cell>
              <table:table-cell office:value-type="float" office:value="-3.80806497446429E-018">
                <text:p>-3.80806497446429E-018</text:p>
              </table:table-cell>
              <table:table-cell office:value-type="float" office:value="7.21644966006352E-020">
                <text:p>7.21644966006352E-020</text:p>
              </table:table-cell>
            </table:table-row>
            <table:table-row>
              <table:table-cell office:value-type="float" office:value="0.14">
                <text:p>0.14</text:p>
              </table:table-cell>
              <table:table-cell office:value-type="float" office:value="-4.6074255521944E-018">
                <text:p>-4.6074255521944E-018</text:p>
              </table:table-cell>
              <table:table-cell office:value-type="float" office:value="3.60822483003176E-020">
                <text:p>3.60822483003176E-020</text:p>
              </table:table-cell>
            </table:table-row>
            <table:table-row>
              <table:table-cell office:value-type="float" office:value="0.15">
                <text:p>0.15</text:p>
              </table:table-cell>
              <table:table-cell office:value-type="float" office:value="3.86912724081867E-018">
                <text:p>3.86912724081867E-018</text:p>
              </table:table-cell>
              <table:table-cell office:value-type="float" office:value="-4.9960036108132E-020">
                <text:p>-4.9960036108132E-020</text:p>
              </table:table-cell>
            </table:table-row>
            <table:table-row>
              <table:table-cell office:value-type="float" office:value="0.16">
                <text:p>0.16</text:p>
              </table:table-cell>
              <table:table-cell office:value-type="float" office:value="1.24622534514174E-018">
                <text:p>1.24622534514174E-018</text:p>
              </table:table-cell>
              <table:table-cell office:value-type="float" office:value="-3.60822483003176E-020">
                <text:p>-3.60822483003176E-020</text:p>
              </table:table-cell>
            </table:table-row>
            <table:table-row>
              <table:table-cell office:value-type="float" office:value="0.17">
                <text:p>0.17</text:p>
              </table:table-cell>
              <table:table-cell office:value-type="float" office:value="-5.3929083421167E-018">
                <text:p>-5.3929083421167E-018</text:p>
              </table:table-cell>
              <table:table-cell office:value-type="float" office:value="-3.05311331771918E-020">
                <text:p>-3.05311331771918E-020</text:p>
              </table:table-cell>
            </table:table-row>
            <table:table-row>
              <table:table-cell office:value-type="float" office:value="0.18">
                <text:p>0.18</text:p>
              </table:table-cell>
              <table:table-cell office:value-type="float" office:value="4.64073224293315E-018">
                <text:p>4.64073224293315E-018</text:p>
              </table:table-cell>
              <table:table-cell office:value-type="float" office:value="2.77555756156289E-020">
                <text:p>2.77555756156289E-020</text:p>
              </table:table-cell>
            </table:table-row>
            <table:table-row>
              <table:table-cell office:value-type="float" office:value="0.19">
                <text:p>0.19</text:p>
              </table:table-cell>
              <table:table-cell office:value-type="float" office:value="1.62370117351429E-018">
                <text:p>1.62370117351429E-018</text:p>
              </table:table-cell>
              <table:table-cell office:value-type="float" office:value="-2.77555756156289E-021">
                <text:p>-2.77555756156289E-021</text:p>
              </table:table-cell>
            </table:table-row>
            <table:table-row>
              <table:table-cell office:value-type="float" office:value="0.2">
                <text:p>0.2</text:p>
              </table:table-cell>
              <table:table-cell office:value-type="float" office:value="-6.86395384974503E-018">
                <text:p>-6.86395384974503E-018</text:p>
              </table:table-cell>
              <table:table-cell office:value-type="float" office:value="3.05311331771918E-020">
                <text:p>3.05311331771918E-020</text:p>
              </table:table-cell>
            </table:table-row>
            <table:table-row>
              <table:table-cell office:value-type="float" office:value="0.21">
                <text:p>0.21</text:p>
              </table:table-cell>
              <table:table-cell office:value-type="float" office:value="6.08957329006898E-018">
                <text:p>6.08957329006898E-018</text:p>
              </table:table-cell>
              <table:table-cell office:value-type="float" office:value="4.9960036108132E-020">
                <text:p>4.9960036108132E-020</text:p>
              </table:table-cell>
            </table:table-row>
            <table:table-row>
              <table:table-cell office:value-type="float" office:value="0.22">
                <text:p>0.22</text:p>
              </table:table-cell>
              <table:table-cell office:value-type="float" office:value="-5.93969318174459E-019">
                <text:p>-5.93969318174459E-019</text:p>
              </table:table-cell>
              <table:table-cell office:value-type="float" office:value="-8.32667268468867E-021">
                <text:p>-8.32667268468867E-021</text:p>
              </table:table-cell>
            </table:table-row>
            <table:table-row>
              <table:table-cell office:value-type="float" office:value="0.23">
                <text:p>0.23</text:p>
              </table:table-cell>
              <table:table-cell office:value-type="float" office:value="-7.58559881575138E-018">
                <text:p>-7.58559881575138E-018</text:p>
              </table:table-cell>
              <table:table-cell office:value-type="float" office:value="2.77555756156289E-021">
                <text:p>2.77555756156289E-021</text:p>
              </table:table-cell>
            </table:table-row>
            <table:table-row>
              <table:table-cell office:value-type="float" office:value="0.24">
                <text:p>0.24</text:p>
              </table:table-cell>
              <table:table-cell office:value-type="float" office:value="7.988054662178E-018">
                <text:p>7.988054662178E-018</text:p>
              </table:table-cell>
              <table:table-cell office:value-type="float" office:value="-9.71445146547012E-020">
                <text:p>-9.71445146547012E-020</text:p>
              </table:table-cell>
            </table:table-row>
            <table:table-row>
              <table:table-cell office:value-type="float" office:value="0.25">
                <text:p>0.25</text:p>
              </table:table-cell>
              <table:table-cell office:value-type="float" office:value="-3.31956684362922E-018">
                <text:p>-3.31956684362922E-018</text:p>
              </table:table-cell>
              <table:table-cell office:value-type="float" office:value="-8.04911692853238E-020">
                <text:p>-8.04911692853238E-020</text:p>
              </table:table-cell>
            </table:table-row>
            <table:table-row>
              <table:table-cell office:value-type="float" office:value="0.26">
                <text:p>0.26</text:p>
              </table:table-cell>
              <table:table-cell office:value-type="float" office:value="-2.94209101525666E-018">
                <text:p>-2.94209101525666E-018</text:p>
              </table:table-cell>
              <table:table-cell office:value-type="float" office:value="-5.55111512312578E-021">
                <text:p>-5.55111512312578E-021</text:p>
              </table:table-cell>
            </table:table-row>
            <table:table-row>
              <table:table-cell office:value-type="float" office:value="0.27">
                <text:p>0.27</text:p>
              </table:table-cell>
              <table:table-cell office:value-type="float" office:value="7.28861415666415E-018">
                <text:p>7.28861415666415E-018</text:p>
              </table:table-cell>
              <table:table-cell office:value-type="float" office:value="5.82867087928207E-020">
                <text:p>5.82867087928207E-020</text:p>
              </table:table-cell>
            </table:table-row>
            <table:table-row>
              <table:table-cell office:value-type="float" office:value="0.28">
                <text:p>0.28</text:p>
              </table:table-cell>
              <table:table-cell office:value-type="float" office:value="2.01783034725622E-018">
                <text:p>2.01783034725622E-018</text:p>
              </table:table-cell>
              <table:table-cell office:value-type="float" office:value="-5.27355936696949E-020">
                <text:p>-5.27355936696949E-020</text:p>
              </table:table-cell>
            </table:table-row>
            <table:table-row>
              <table:table-cell office:value-type="float" office:value="0.29">
                <text:p>0.29</text:p>
              </table:table-cell>
              <table:table-cell office:value-type="float" office:value="-1.51434420558871E-017">
                <text:p>-1.51434420558871E-017</text:p>
              </table:table-cell>
              <table:table-cell office:value-type="float" office:value="-2.83106871279415E-019">
                <text:p>-2.83106871279415E-019</text:p>
              </table:table-cell>
            </table:table-row>
            <table:table-row>
              <table:table-cell office:value-type="float" office:value="0.3">
                <text:p>0.3</text:p>
              </table:table-cell>
              <table:table-cell office:value-type="float" office:value="1.32782673745169E-017">
                <text:p>1.32782673745169E-017</text:p>
              </table:table-cell>
              <table:table-cell office:value-type="float" office:value="1.33226762955019E-019">
                <text:p>1.33226762955019E-019</text:p>
              </table:table-cell>
            </table:table-row>
            <table:table-row>
              <table:table-cell office:value-type="float" office:value="0.31">
                <text:p>0.31</text:p>
              </table:table-cell>
              <table:table-cell office:value-type="float" office:value="-9.96425164601078E-018">
                <text:p>-9.96425164601078E-018</text:p>
              </table:table-cell>
              <table:table-cell office:value-type="float" office:value="6.66133814775094E-020">
                <text:p>6.66133814775094E-020</text:p>
              </table:table-cell>
            </table:table-row>
            <table:table-row>
              <table:table-cell office:value-type="float" office:value="0.32">
                <text:p>0.32</text:p>
              </table:table-cell>
              <table:table-cell office:value-type="float" office:value="6.7168492989822E-019">
                <text:p>6.7168492989822E-019</text:p>
              </table:table-cell>
              <table:table-cell office:value-type="float" office:value="1.60982338570648E-019">
                <text:p>1.60982338570648E-019</text:p>
              </table:table-cell>
            </table:table-row>
            <table:table-row>
              <table:table-cell office:value-type="float" office:value="0.33">
                <text:p>0.33</text:p>
              </table:table-cell>
              <table:table-cell office:value-type="float" office:value="1.08690834110803E-017">
                <text:p>1.08690834110803E-017</text:p>
              </table:table-cell>
              <table:table-cell office:value-type="float" office:value="1.88737914186277E-019">
                <text:p>1.88737914186277E-019</text:p>
              </table:table-cell>
            </table:table-row>
            <table:table-row>
              <table:table-cell office:value-type="float" office:value="0.34">
                <text:p>0.34</text:p>
              </table:table-cell>
              <table:table-cell office:value-type="float" office:value="-1.62037050444042E-017">
                <text:p>-1.62037050444042E-017</text:p>
              </table:table-cell>
              <table:table-cell office:value-type="float" office:value="-2.1094237467878E-019">
                <text:p>-2.1094237467878E-019</text:p>
              </table:table-cell>
            </table:table-row>
            <table:table-row>
              <table:table-cell office:value-type="float" office:value="0.35">
                <text:p>0.35</text:p>
              </table:table-cell>
              <table:table-cell office:value-type="float" office:value="2.01283434364541E-017">
                <text:p>2.01283434364541E-017</text:p>
              </table:table-cell>
              <table:table-cell office:value-type="float" office:value="1.27675647831893E-019">
                <text:p>1.27675647831893E-019</text:p>
              </table:table-cell>
            </table:table-row>
            <table:table-row>
              <table:table-cell office:value-type="float" office:value="0.36">
                <text:p>0.36</text:p>
              </table:table-cell>
              <table:table-cell office:value-type="float" office:value="-1.81465953374982E-017">
                <text:p>-1.81465953374982E-017</text:p>
              </table:table-cell>
              <table:table-cell office:value-type="float" office:value="1.16573417585641E-019">
                <text:p>1.16573417585641E-019</text:p>
              </table:table-cell>
            </table:table-row>
            <table:table-row>
              <table:table-cell office:value-type="float" office:value="0.37">
                <text:p>0.37</text:p>
              </table:table-cell>
              <table:table-cell office:value-type="float" office:value="1.58761892521397E-017">
                <text:p>1.58761892521397E-017</text:p>
              </table:table-cell>
              <table:table-cell office:value-type="float" office:value="-4.9960036108132E-020">
                <text:p>-4.9960036108132E-020</text:p>
              </table:table-cell>
            </table:table-row>
            <table:table-row>
              <table:table-cell office:value-type="float" office:value="0.38">
                <text:p>0.38</text:p>
              </table:table-cell>
              <table:table-cell office:value-type="float" office:value="-1.71140879245968E-017">
                <text:p>-1.71140879245968E-017</text:p>
              </table:table-cell>
              <table:table-cell office:value-type="float" office:value="9.43689570931383E-020">
                <text:p>9.43689570931383E-020</text:p>
              </table:table-cell>
            </table:table-row>
            <table:table-row>
              <table:table-cell office:value-type="float" office:value="0.39">
                <text:p>0.39</text:p>
              </table:table-cell>
              <table:table-cell office:value-type="float" office:value="1.80189196896663E-017">
                <text:p>1.80189196896663E-017</text:p>
              </table:table-cell>
              <table:table-cell office:value-type="float" office:value="-1.72084568816899E-019">
                <text:p>-1.72084568816899E-019</text:p>
              </table:table-cell>
            </table:table-row>
            <table:table-row>
              <table:table-cell office:value-type="float" office:value="0.4">
                <text:p>0.4</text:p>
              </table:table-cell>
              <table:table-cell office:value-type="float" office:value="-1.5137890940764E-017">
                <text:p>-1.5137890940764E-017</text:p>
              </table:table-cell>
              <table:table-cell office:value-type="float" office:value="-2.94209101525666E-019">
                <text:p>-2.94209101525666E-019</text:p>
              </table:table-cell>
            </table:table-row>
            <table:table-row>
              <table:table-cell office:value-type="float" office:value="0.41">
                <text:p>0.41</text:p>
              </table:table-cell>
              <table:table-cell office:value-type="float" office:value="1.48825396451002E-017">
                <text:p>1.48825396451002E-017</text:p>
              </table:table-cell>
              <table:table-cell office:value-type="float" office:value="1.49880108324396E-019">
                <text:p>1.49880108324396E-019</text:p>
              </table:table-cell>
            </table:table-row>
            <table:table-row>
              <table:table-cell office:value-type="float" office:value="0.42">
                <text:p>0.42</text:p>
              </table:table-cell>
              <table:table-cell office:value-type="float" office:value="-1.86406445834564E-017">
                <text:p>-1.86406445834564E-017</text:p>
              </table:table-cell>
              <table:table-cell office:value-type="float" office:value="-1.55431223447522E-019">
                <text:p>-1.55431223447522E-019</text:p>
              </table:table-cell>
            </table:table-row>
            <table:table-row>
              <table:table-cell office:value-type="float" office:value="0.43">
                <text:p>0.43</text:p>
              </table:table-cell>
              <table:table-cell office:value-type="float" office:value="2.35089725464377E-017">
                <text:p>2.35089725464377E-017</text:p>
              </table:table-cell>
              <table:table-cell office:value-type="float" office:value="1.55431223447522E-019">
                <text:p>1.55431223447522E-019</text:p>
              </table:table-cell>
            </table:table-row>
            <table:table-row>
              <table:table-cell office:value-type="float" office:value="0.44">
                <text:p>0.44</text:p>
              </table:table-cell>
              <table:table-cell office:value-type="float" office:value="-2.47968312550029E-017">
                <text:p>-2.47968312550029E-017</text:p>
              </table:table-cell>
              <table:table-cell office:value-type="float" office:value="-4.44089209850063E-020">
                <text:p>-4.44089209850063E-020</text:p>
              </table:table-cell>
            </table:table-row>
            <table:table-row>
              <table:table-cell office:value-type="float" office:value="0.45">
                <text:p>0.45</text:p>
              </table:table-cell>
              <table:table-cell office:value-type="float" office:value="1.34114941374719E-017">
                <text:p>1.34114941374719E-017</text:p>
              </table:table-cell>
              <table:table-cell office:value-type="float" office:value="-2.33146835171283E-019">
                <text:p>-2.33146835171283E-019</text:p>
              </table:table-cell>
            </table:table-row>
            <table:table-row>
              <table:table-cell office:value-type="float" office:value="0.46">
                <text:p>0.46</text:p>
              </table:table-cell>
              <table:table-cell office:value-type="float" office:value="6.10622663543836E-019">
                <text:p>6.10622663543836E-019</text:p>
              </table:table-cell>
              <table:table-cell office:value-type="float" office:value="1.55431223447522E-019">
                <text:p>1.55431223447522E-019</text:p>
              </table:table-cell>
            </table:table-row>
            <table:table-row>
              <table:table-cell office:value-type="float" office:value="0.47">
                <text:p>0.47</text:p>
              </table:table-cell>
              <table:table-cell office:value-type="float" office:value="-1.09856568286659E-017">
                <text:p>-1.09856568286659E-017</text:p>
              </table:table-cell>
              <table:table-cell office:value-type="float" office:value="4.9960036108132E-019">
                <text:p>4.9960036108132E-019</text:p>
              </table:table-cell>
            </table:table-row>
            <table:table-row>
              <table:table-cell office:value-type="float" office:value="0.48">
                <text:p>0.48</text:p>
              </table:table-cell>
              <table:table-cell office:value-type="float" office:value="1.77580172788794E-017">
                <text:p>1.77580172788794E-017</text:p>
              </table:table-cell>
              <table:table-cell office:value-type="float" office:value="-1.66533453693773E-020">
                <text:p>-1.66533453693773E-020</text:p>
              </table:table-cell>
            </table:table-row>
            <table:table-row>
              <table:table-cell office:value-type="float" office:value="0.49">
                <text:p>0.49</text:p>
              </table:table-cell>
              <table:table-cell office:value-type="float" office:value="-9.57012247226885E-018">
                <text:p>-9.57012247226885E-018</text:p>
              </table:table-cell>
              <table:table-cell office:value-type="float" office:value="1.11022302462516E-020">
                <text:p>1.11022302462516E-020</text:p>
              </table:table-cell>
            </table:table-row>
            <table:table-row>
              <table:table-cell office:value-type="float" office:value="0.5">
                <text:p>0.5</text:p>
              </table:table-cell>
              <table:table-cell office:value-type="float" office:value="-7.61612994892857E-018">
                <text:p>-7.61612994892857E-018</text:p>
              </table:table-cell>
              <table:table-cell office:value-type="float" office:value="4.82947015711943E-019">
                <text:p>4.82947015711943E-019</text:p>
              </table:table-cell>
            </table:table-row>
            <table:table-row>
              <table:table-cell office:value-type="float" office:value="0.51">
                <text:p>0.51</text:p>
              </table:table-cell>
              <table:table-cell office:value-type="float" office:value="9.43689570931383E-018">
                <text:p>9.43689570931383E-018</text:p>
              </table:table-cell>
              <table:table-cell office:value-type="float" office:value="-4.9960036108132E-020">
                <text:p>-4.9960036108132E-020</text:p>
              </table:table-cell>
            </table:table-row>
            <table:table-row>
              <table:table-cell office:value-type="float" office:value="0.52">
                <text:p>0.52</text:p>
              </table:table-cell>
              <table:table-cell office:value-type="float" office:value="5.40123501480139E-018">
                <text:p>5.40123501480139E-018</text:p>
              </table:table-cell>
              <table:table-cell office:value-type="float" office:value="1.60982338570648E-019">
                <text:p>1.60982338570648E-019</text:p>
              </table:table-cell>
            </table:table-row>
            <table:table-row>
              <table:table-cell office:value-type="float" office:value="0.53">
                <text:p>0.53</text:p>
              </table:table-cell>
              <table:table-cell office:value-type="float" office:value="-1.10023101740353E-017">
                <text:p>-1.10023101740353E-017</text:p>
              </table:table-cell>
              <table:table-cell office:value-type="float" office:value="4.88498130835069E-019">
                <text:p>4.88498130835069E-019</text:p>
              </table:table-cell>
            </table:table-row>
            <table:table-row>
              <table:table-cell office:value-type="float" office:value="0.54">
                <text:p>0.54</text:p>
              </table:table-cell>
              <table:table-cell office:value-type="float" office:value="-9.82547376793264E-018">
                <text:p>-9.82547376793264E-018</text:p>
              </table:table-cell>
              <table:table-cell office:value-type="float" office:value="1.72084568816899E-019">
                <text:p>1.72084568816899E-019</text:p>
              </table:table-cell>
            </table:table-row>
            <table:table-row>
              <table:table-cell office:value-type="float" office:value="0.55">
                <text:p>0.55</text:p>
              </table:table-cell>
              <table:table-cell office:value-type="float" office:value="4.04121180963557E-018">
                <text:p>4.04121180963557E-018</text:p>
              </table:table-cell>
              <table:table-cell office:value-type="float" office:value="8.32667268468867E-020">
                <text:p>8.32667268468867E-020</text:p>
              </table:table-cell>
            </table:table-row>
            <table:table-row>
              <table:table-cell office:value-type="float" office:value="0.56">
                <text:p>0.56</text:p>
              </table:table-cell>
              <table:table-cell office:value-type="float" office:value="4.72955008490317E-018">
                <text:p>4.72955008490317E-018</text:p>
              </table:table-cell>
              <table:table-cell office:value-type="float" office:value="5.55111512312578E-021">
                <text:p>5.55111512312578E-021</text:p>
              </table:table-cell>
            </table:table-row>
            <table:table-row>
              <table:table-cell office:value-type="float" office:value="0.57">
                <text:p>0.57</text:p>
              </table:table-cell>
              <table:table-cell office:value-type="float" office:value="1.52100554373646E-018">
                <text:p>1.52100554373646E-018</text:p>
              </table:table-cell>
              <table:table-cell office:value-type="float" office:value="-1.11022302462516E-019">
                <text:p>-1.11022302462516E-019</text:p>
              </table:table-cell>
            </table:table-row>
            <table:table-row>
              <table:table-cell office:value-type="float" office:value="0.58">
                <text:p>0.58</text:p>
              </table:table-cell>
              <table:table-cell office:value-type="float" office:value="3.574918139293E-018">
                <text:p>3.574918139293E-018</text:p>
              </table:table-cell>
              <table:table-cell office:value-type="float" office:value="-1.38777878078145E-019">
                <text:p>-1.38777878078145E-019</text:p>
              </table:table-cell>
            </table:table-row>
            <table:table-row>
              <table:table-cell office:value-type="float" office:value="0.59">
                <text:p>0.59</text:p>
              </table:table-cell>
              <table:table-cell office:value-type="float" office:value="-3.68038932663239E-018">
                <text:p>-3.68038932663239E-018</text:p>
              </table:table-cell>
              <table:table-cell office:value-type="float" office:value="-3.71924713249427E-019">
                <text:p>-3.71924713249427E-019</text:p>
              </table:table-cell>
            </table:table-row>
            <table:table-row>
              <table:table-cell office:value-type="float" office:value="0.6">
                <text:p>0.6</text:p>
              </table:table-cell>
              <table:table-cell office:value-type="float" office:value="-2.41473507855972E-018">
                <text:p>-2.41473507855972E-018</text:p>
              </table:table-cell>
              <table:table-cell office:value-type="float" office:value="3.33066907387547E-020">
                <text:p>3.33066907387547E-020</text:p>
              </table:table-cell>
            </table:table-row>
            <table:table-row>
              <table:table-cell office:value-type="float" office:value="0.61">
                <text:p>0.61</text:p>
              </table:table-cell>
              <table:table-cell office:value-type="float" office:value="-6.36712904622527E-018">
                <text:p>-6.36712904622527E-018</text:p>
              </table:table-cell>
              <table:table-cell office:value-type="float" office:value="4.44089209850063E-020">
                <text:p>4.44089209850063E-020</text:p>
              </table:table-cell>
            </table:table-row>
            <table:table-row>
              <table:table-cell office:value-type="float" office:value="0.62">
                <text:p>0.62</text:p>
              </table:table-cell>
              <table:table-cell office:value-type="float" office:value="-1.25455201782643E-018">
                <text:p>-1.25455201782643E-018</text:p>
              </table:table-cell>
              <table:table-cell office:value-type="float" office:value="-2.55351295663786E-019">
                <text:p>-2.55351295663786E-019</text:p>
              </table:table-cell>
            </table:table-row>
            <table:table-row>
              <table:table-cell office:value-type="float" office:value="0.63">
                <text:p>0.63</text:p>
              </table:table-cell>
              <table:table-cell office:value-type="float" office:value="9.26481114049693E-018">
                <text:p>9.26481114049693E-018</text:p>
              </table:table-cell>
              <table:table-cell office:value-type="float" office:value="-1.99840144432528E-019">
                <text:p>-1.99840144432528E-019</text:p>
              </table:table-cell>
            </table:table-row>
            <table:table-row>
              <table:table-cell office:value-type="float" office:value="0.64">
                <text:p>0.64</text:p>
              </table:table-cell>
              <table:table-cell office:value-type="float" office:value="-8.26005930321116E-018">
                <text:p>-8.26005930321116E-018</text:p>
              </table:table-cell>
              <table:table-cell office:value-type="float" office:value="9.43689570931383E-020">
                <text:p>9.43689570931383E-020</text:p>
              </table:table-cell>
            </table:table-row>
            <table:table-row>
              <table:table-cell office:value-type="float" office:value="0.65">
                <text:p>0.65</text:p>
              </table:table-cell>
              <table:table-cell office:value-type="float" office:value="1.88737914186277E-019">
                <text:p>1.88737914186277E-019</text:p>
              </table:table-cell>
              <table:table-cell office:value-type="float" office:value="5.55111512312578E-019">
                <text:p>5.55111512312578E-019</text:p>
              </table:table-cell>
            </table:table-row>
            <table:table-row>
              <table:table-cell office:value-type="float" office:value="0.66">
                <text:p>0.66</text:p>
              </table:table-cell>
              <table:table-cell office:value-type="float" office:value="1.60760293965723E-017">
                <text:p>1.60760293965723E-017</text:p>
              </table:table-cell>
              <table:table-cell office:value-type="float" office:value="1.55431223447522E-019">
                <text:p>1.55431223447522E-019</text:p>
              </table:table-cell>
            </table:table-row>
            <table:table-row>
              <table:table-cell office:value-type="float" office:value="0.67">
                <text:p>0.67</text:p>
              </table:table-cell>
              <table:table-cell office:value-type="float" office:value="-1.24678045665405E-017">
                <text:p>-1.24678045665405E-017</text:p>
              </table:table-cell>
              <table:table-cell office:value-type="float" office:value="4.44089209850063E-020">
                <text:p>4.44089209850063E-020</text:p>
              </table:table-cell>
            </table:table-row>
            <table:table-row>
              <table:table-cell office:value-type="float" office:value="0.68">
                <text:p>0.68</text:p>
              </table:table-cell>
              <table:table-cell office:value-type="float" office:value="7.67164110015983E-018">
                <text:p>7.67164110015983E-018</text:p>
              </table:table-cell>
              <table:table-cell office:value-type="float" office:value="6.66133814775094E-020">
                <text:p>6.66133814775094E-020</text:p>
              </table:table-cell>
            </table:table-row>
            <table:table-row>
              <table:table-cell office:value-type="float" office:value="0.69">
                <text:p>0.69</text:p>
              </table:table-cell>
              <table:table-cell office:value-type="float" office:value="-1.15463194561016E-018">
                <text:p>-1.15463194561016E-018</text:p>
              </table:table-cell>
              <table:table-cell office:value-type="float" office:value="-2.44249065417534E-019">
                <text:p>-2.44249065417534E-0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spline-resolution="1"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6.529cm" xlink:href="." xlink:type="simple" chart:class="chart:scatter" chart:style-name="ch1">
        <chart:title svg:x="8.102cm" svg:y="0.266cm" chart:style-name="ch2">
          <text:p>Wykres błedu dla N=10</text:p>
        </chart:title>
        <chart:legend chart:legend-position="end" svg:x="18.254cm" svg:y="2.218cm" style:legend-expansion="high" chart:style-name="ch3"/>
        <chart:plot-area chart:style-name="ch4" chart:data-source-has-labels="both" svg:x="1.431cm" svg:y="1.175cm" svg:width="16.403cm" svg:height="4.243cm">
          <chartooo:coordinate-region svg:x="1.722cm" svg:y="1.374cm" svg:width="15.872cm" svg:height="3.845cm"/>
          <chart:axis chart:dimension="x" chart:name="primary-x" chart:style-name="ch5" chartooo:axis-type="auto">
            <chart:title svg:x="9.495cm" svg:y="5.548cm" chart:style-name="ch6">
              <text:p>x</text:p>
            </chart:title>
            <chart:categories table:cell-range-address="local-table.$A$2:.$A$121"/>
          </chart:axis>
          <chart:axis chart:dimension="y" chart:name="primary-y" chart:style-name="ch5">
            <chart:title svg:x="0.451cm" svg:y="4.663cm" chart:style-name="ch7">
              <text:p>błąd bezwzględny</text:p>
            </chart:title>
            <chart:grid chart:style-name="ch8" chart:class="major"/>
          </chart:axis>
          <chart:series chart:style-name="ch9" chart:values-cell-range-address="local-table.$C$2:.$C$121" chart:label-cell-address="local-table.$C$1" chart:class="chart:scatter">
            <chart:domain table:cell-range-address="local-table.$B$2:.$B$121"/>
            <chart:data-point chart:repeated="120"/>
          </chart:series>
          <chart:series chart:style-name="ch10" chart:values-cell-range-address="local-table.$D$2:.$D$121" chart:label-cell-address="local-table.$D$1" chart:class="chart:scatter">
            <chart:data-point chart:repeated="120"/>
          </chart:series>
          <chart:series chart:style-name="ch11" chart:values-cell-range-address="local-table.$E$2:.$E$121" chart:label-cell-address="local-table.$E$1" chart:class="chart:scatter">
            <chart:data-point chart:repeated="120"/>
          </chart:series>
          <chart:series chart:style-name="ch12" chart:values-cell-range-address="local-table.$F$2:.$F$121" chart:label-cell-address="local-table.$F$1" chart:class="chart:scatter">
            <chart:data-point chart:repeated="12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p_1</text:p>
              </table:table-cell>
              <table:table-cell office:value-type="string">
                <text:p>sp_2</text:p>
              </table:table-cell>
              <table:table-cell office:value-type="string">
                <text:p>sp_1_rev</text:p>
              </table:table-cell>
              <table:table-cell office:value-type="string">
                <text:p>sp_2_rev</text:p>
              </table:table-cell>
            </table:table-row>
          </table:table-header-rows>
          <table:table-rows>
            <table:table-row>
              <table:table-cell office:value-type="float" office:value="-0.5">
                <text:p>-0.5</text:p>
              </table:table-cell>
              <table:table-cell office:value-type="float" office:value="-0.5">
                <text:p>-0.5</text:p>
              </table:table-cell>
              <table:table-cell office:value-type="float" office:value="0.0000732406834774073">
                <text:p>0.0000732406834774073</text:p>
              </table:table-cell>
              <table:table-cell office:value-type="float" office:value="0.0000732406834774067">
                <text:p>0.0000732406834774067</text:p>
              </table:table-cell>
              <table:table-cell office:value-type="float" office:value="0.0000732406834774066">
                <text:p>0.0000732406834774066</text:p>
              </table:table-cell>
              <table:table-cell office:value-type="float" office:value="0.0000732406834774062">
                <text:p>0.0000732406834774062</text:p>
              </table:table-cell>
            </table:table-row>
            <table:table-row>
              <table:table-cell office:value-type="float" office:value="-0.49">
                <text:p>-0.49</text:p>
              </table:table-cell>
              <table:table-cell office:value-type="float" office:value="-0.49">
                <text:p>-0.49</text:p>
              </table:table-cell>
              <table:table-cell office:value-type="float" office:value="0.0000575345883120473">
                <text:p>0.0000575345883120473</text:p>
              </table:table-cell>
              <table:table-cell office:value-type="float" office:value="0.0000575345883120465">
                <text:p>0.0000575345883120465</text:p>
              </table:table-cell>
              <table:table-cell office:value-type="float" office:value="0.0000575345883120463">
                <text:p>0.0000575345883120463</text:p>
              </table:table-cell>
              <table:table-cell office:value-type="float" office:value="0.0000575345883120461">
                <text:p>0.0000575345883120461</text:p>
              </table:table-cell>
            </table:table-row>
            <table:table-row>
              <table:table-cell office:value-type="float" office:value="-0.48">
                <text:p>-0.48</text:p>
              </table:table-cell>
              <table:table-cell office:value-type="float" office:value="-0.48">
                <text:p>-0.48</text:p>
              </table:table-cell>
              <table:table-cell office:value-type="float" office:value="0.0000449990493802419">
                <text:p>0.0000449990493802419</text:p>
              </table:table-cell>
              <table:table-cell office:value-type="float" office:value="0.0000449990493802414">
                <text:p>0.0000449990493802414</text:p>
              </table:table-cell>
              <table:table-cell office:value-type="float" office:value="0.0000449990493802409">
                <text:p>0.0000449990493802409</text:p>
              </table:table-cell>
              <table:table-cell office:value-type="float" office:value="0.0000449990493802402">
                <text:p>0.0000449990493802402</text:p>
              </table:table-cell>
            </table:table-row>
            <table:table-row>
              <table:table-cell office:value-type="float" office:value="-0.47">
                <text:p>-0.47</text:p>
              </table:table-cell>
              <table:table-cell office:value-type="float" office:value="-0.47">
                <text:p>-0.47</text:p>
              </table:table-cell>
              <table:table-cell office:value-type="float" office:value="0.0000350335965020485">
                <text:p>0.0000350335965020485</text:p>
              </table:table-cell>
              <table:table-cell office:value-type="float" office:value="0.0000350335965020479">
                <text:p>0.0000350335965020479</text:p>
              </table:table-cell>
              <table:table-cell office:value-type="float" office:value="0.0000350335965020497">
                <text:p>0.0000350335965020497</text:p>
              </table:table-cell>
              <table:table-cell office:value-type="float" office:value="0.0000350335965020495">
                <text:p>0.0000350335965020495</text:p>
              </table:table-cell>
            </table:table-row>
            <table:table-row>
              <table:table-cell office:value-type="float" office:value="-0.46">
                <text:p>-0.46</text:p>
              </table:table-cell>
              <table:table-cell office:value-type="float" office:value="-0.46">
                <text:p>-0.46</text:p>
              </table:table-cell>
              <table:table-cell office:value-type="float" office:value="0.0000271442046139862">
                <text:p>0.0000271442046139862</text:p>
              </table:table-cell>
              <table:table-cell office:value-type="float" office:value="0.0000271442046139856">
                <text:p>0.0000271442046139856</text:p>
              </table:table-cell>
              <table:table-cell office:value-type="float" office:value="0.0000271442046139875">
                <text:p>0.0000271442046139875</text:p>
              </table:table-cell>
              <table:table-cell office:value-type="float" office:value="0.0000271442046139871">
                <text:p>0.0000271442046139871</text:p>
              </table:table-cell>
            </table:table-row>
            <table:table-row>
              <table:table-cell office:value-type="float" office:value="-0.45">
                <text:p>-0.45</text:p>
              </table:table-cell>
              <table:table-cell office:value-type="float" office:value="-0.45">
                <text:p>-0.45</text:p>
              </table:table-cell>
              <table:table-cell office:value-type="float" office:value="0.0000209256319544918">
                <text:p>0.0000209256319544918</text:p>
              </table:table-cell>
              <table:table-cell office:value-type="float" office:value="0.0000209256319544911">
                <text:p>0.0000209256319544911</text:p>
              </table:table-cell>
              <table:table-cell office:value-type="float" office:value="0.0000209256319544908">
                <text:p>0.0000209256319544908</text:p>
              </table:table-cell>
              <table:table-cell office:value-type="float" office:value="0.0000209256319544906">
                <text:p>0.0000209256319544906</text:p>
              </table:table-cell>
            </table:table-row>
            <table:table-row>
              <table:table-cell office:value-type="float" office:value="-0.44">
                <text:p>-0.44</text:p>
              </table:table-cell>
              <table:table-cell office:value-type="float" office:value="-0.44">
                <text:p>-0.44</text:p>
              </table:table-cell>
              <table:table-cell office:value-type="float" office:value="0.0000160465136636766">
                <text:p>0.0000160465136636766</text:p>
              </table:table-cell>
              <table:table-cell office:value-type="float" office:value="0.0000160465136636764">
                <text:p>0.0000160465136636764</text:p>
              </table:table-cell>
              <table:table-cell office:value-type="float" office:value="0.0000160465136636762">
                <text:p>0.0000160465136636762</text:p>
              </table:table-cell>
              <table:table-cell office:value-type="float" office:value="0.0000160465136636759">
                <text:p>0.0000160465136636759</text:p>
              </table:table-cell>
            </table:table-row>
            <table:table-row>
              <table:table-cell office:value-type="float" office:value="-0.43">
                <text:p>-0.43</text:p>
              </table:table-cell>
              <table:table-cell office:value-type="float" office:value="-0.43">
                <text:p>-0.43</text:p>
              </table:table-cell>
              <table:table-cell office:value-type="float" office:value="0.000012236801570623">
                <text:p>0.000012236801570623</text:p>
              </table:table-cell>
              <table:table-cell office:value-type="float" office:value="0.0000122368015706226">
                <text:p>0.0000122368015706226</text:p>
              </table:table-cell>
              <table:table-cell office:value-type="float" office:value="0.0000122368015706214">
                <text:p>0.0000122368015706214</text:p>
              </table:table-cell>
              <table:table-cell office:value-type="float" office:value="0.0000122368015706213">
                <text:p>0.0000122368015706213</text:p>
              </table:table-cell>
            </table:table-row>
            <table:table-row>
              <table:table-cell office:value-type="float" office:value="-0.42">
                <text:p>-0.42</text:p>
              </table:table-cell>
              <table:table-cell office:value-type="float" office:value="-0.42">
                <text:p>-0.42</text:p>
              </table:table-cell>
              <table:table-cell office:value-type="float" office:value="0.00000927720019106002">
                <text:p>0.00000927720019106002</text:p>
              </table:table-cell>
              <table:table-cell office:value-type="float" office:value="0.00000927720019105974">
                <text:p>0.00000927720019105974</text:p>
              </table:table-cell>
              <table:table-cell office:value-type="float" office:value="0.00000927720019105969">
                <text:p>0.00000927720019105969</text:p>
              </table:table-cell>
              <table:table-cell office:value-type="float" office:value="0.00000927720019105929">
                <text:p>0.00000927720019105929</text:p>
              </table:table-cell>
            </table:table-row>
            <table:table-row>
              <table:table-cell office:value-type="float" office:value="-0.41">
                <text:p>-0.41</text:p>
              </table:table-cell>
              <table:table-cell office:value-type="float" office:value="-0.41">
                <text:p>-0.41</text:p>
              </table:table-cell>
              <table:table-cell office:value-type="float" office:value="0.00000699029954702238">
                <text:p>0.00000699029954702238</text:p>
              </table:table-cell>
              <table:table-cell office:value-type="float" office:value="0.00000699029954702254">
                <text:p>0.00000699029954702254</text:p>
              </table:table-cell>
              <table:table-cell office:value-type="float" office:value="0.00000699029954702091">
                <text:p>0.00000699029954702091</text:p>
              </table:table-cell>
              <table:table-cell office:value-type="float" office:value="0.00000699029954702058">
                <text:p>0.00000699029954702058</text:p>
              </table:table-cell>
            </table:table-row>
            <table:table-row>
              <table:table-cell office:value-type="float" office:value="-0.4">
                <text:p>-0.4</text:p>
              </table:table-cell>
              <table:table-cell office:value-type="float" office:value="-0.4">
                <text:p>-0.4</text:p>
              </table:table-cell>
              <table:table-cell office:value-type="float" office:value="0.00000523314867445151">
                <text:p>0.00000523314867445151</text:p>
              </table:table-cell>
              <table:table-cell office:value-type="float" office:value="0.00000523314867445143">
                <text:p>0.00000523314867445143</text:p>
              </table:table-cell>
              <table:table-cell office:value-type="float" office:value="0.00000523314867444979">
                <text:p>0.00000523314867444979</text:p>
              </table:table-cell>
              <table:table-cell office:value-type="float" office:value="0.00000523314867444963">
                <text:p>0.00000523314867444963</text:p>
              </table:table-cell>
            </table:table-row>
            <table:table-row>
              <table:table-cell office:value-type="float" office:value="-0.39">
                <text:p>-0.39</text:p>
              </table:table-cell>
              <table:table-cell office:value-type="float" office:value="-0.39">
                <text:p>-0.39</text:p>
              </table:table-cell>
              <table:table-cell office:value-type="float" office:value="0.00000389105071351429">
                <text:p>0.00000389105071351429</text:p>
              </table:table-cell>
              <table:table-cell office:value-type="float" office:value="0.00000389105071351403">
                <text:p>0.00000389105071351403</text:p>
              </table:table-cell>
              <table:table-cell office:value-type="float" office:value="0.00000389105071351421">
                <text:p>0.00000389105071351421</text:p>
              </table:table-cell>
              <table:table-cell office:value-type="float" office:value="0.00000389105071351383">
                <text:p>0.00000389105071351383</text:p>
              </table:table-cell>
            </table:table-row>
            <table:table-row>
              <table:table-cell office:value-type="float" office:value="-0.38">
                <text:p>-0.38</text:p>
              </table:table-cell>
              <table:table-cell office:value-type="float" office:value="-0.38">
                <text:p>-0.38</text:p>
              </table:table-cell>
              <table:table-cell office:value-type="float" office:value="0.000002872392208476">
                <text:p>0.000002872392208476</text:p>
              </table:table-cell>
              <table:table-cell office:value-type="float" office:value="0.00000287239220847583">
                <text:p>0.00000287239220847583</text:p>
              </table:table-cell>
              <table:table-cell office:value-type="float" office:value="0.00000287239220847559">
                <text:p>0.00000287239220847559</text:p>
              </table:table-cell>
              <table:table-cell office:value-type="float" office:value="0.00000287239220847532">
                <text:p>0.00000287239220847532</text:p>
              </table:table-cell>
            </table:table-row>
            <table:table-row>
              <table:table-cell office:value-type="float" office:value="-0.37">
                <text:p>-0.37</text:p>
              </table:table-cell>
              <table:table-cell office:value-type="float" office:value="-0.37">
                <text:p>-0.37</text:p>
              </table:table-cell>
              <table:table-cell office:value-type="float" office:value="0.00000210434646027982">
                <text:p>0.00000210434646027982</text:p>
              </table:table-cell>
              <table:table-cell office:value-type="float" office:value="0.00000210434646027967">
                <text:p>0.00000210434646027967</text:p>
              </table:table-cell>
              <table:table-cell office:value-type="float" office:value="0.0000021043464602799">
                <text:p>0.0000021043464602799</text:p>
              </table:table-cell>
              <table:table-cell office:value-type="float" office:value="0.00000210434646027975">
                <text:p>0.00000210434646027975</text:p>
              </table:table-cell>
            </table:table-row>
            <table:table-row>
              <table:table-cell office:value-type="float" office:value="-0.36">
                <text:p>-0.36</text:p>
              </table:table-cell>
              <table:table-cell office:value-type="float" office:value="-0.36">
                <text:p>-0.36</text:p>
              </table:table-cell>
              <table:table-cell office:value-type="float" office:value="0.00000152931413395256">
                <text:p>0.00000152931413395256</text:p>
              </table:table-cell>
              <table:table-cell office:value-type="float" office:value="0.00000152931413395239">
                <text:p>0.00000152931413395239</text:p>
              </table:table-cell>
              <table:table-cell office:value-type="float" office:value="0.00000152931413395266">
                <text:p>0.00000152931413395266</text:p>
              </table:table-cell>
              <table:table-cell office:value-type="float" office:value="0.00000152931413395255">
                <text:p>0.00000152931413395255</text:p>
              </table:table-cell>
            </table:table-row>
            <table:table-row>
              <table:table-cell office:value-type="float" office:value="-0.35">
                <text:p>-0.35</text:p>
              </table:table-cell>
              <table:table-cell office:value-type="float" office:value="-0.35">
                <text:p>-0.35</text:p>
              </table:table-cell>
              <table:table-cell office:value-type="float" office:value="0.00000110198438069479">
                <text:p>0.00000110198438069479</text:p>
              </table:table-cell>
              <table:table-cell office:value-type="float" office:value="0.0000011019843806948">
                <text:p>0.0000011019843806948</text:p>
              </table:table-cell>
              <table:table-cell office:value-type="float" office:value="0.00000110198438069513">
                <text:p>0.00000110198438069513</text:p>
              </table:table-cell>
              <table:table-cell office:value-type="float" office:value="0.00000110198438069511">
                <text:p>0.00000110198438069511</text:p>
              </table:table-cell>
            </table:table-row>
            <table:table-row>
              <table:table-cell office:value-type="float" office:value="-0.34">
                <text:p>-0.34</text:p>
              </table:table-cell>
              <table:table-cell office:value-type="float" office:value="-0.34">
                <text:p>-0.34</text:p>
              </table:table-cell>
              <table:table-cell office:value-type="float" office:value="0.000000786916962886319">
                <text:p>0.000000786916962886319</text:p>
              </table:table-cell>
              <table:table-cell office:value-type="float" office:value="0.000000786916962886186">
                <text:p>0.000000786916962886186</text:p>
              </table:table-cell>
              <table:table-cell office:value-type="float" office:value="0.000000786916962886469">
                <text:p>0.000000786916962886469</text:p>
              </table:table-cell>
              <table:table-cell office:value-type="float" office:value="0.000000786916962886336">
                <text:p>0.000000786916962886336</text:p>
              </table:table-cell>
            </table:table-row>
            <table:table-row>
              <table:table-cell office:value-type="float" office:value="-0.33">
                <text:p>-0.33</text:p>
              </table:table-cell>
              <table:table-cell office:value-type="float" office:value="-0.33">
                <text:p>-0.33</text:p>
              </table:table-cell>
              <table:table-cell office:value-type="float" office:value="0.000000556560669473089">
                <text:p>0.000000556560669473089</text:p>
              </table:table-cell>
              <table:table-cell office:value-type="float" office:value="0.000000556560669472983">
                <text:p>0.000000556560669472983</text:p>
              </table:table-cell>
              <table:table-cell office:value-type="float" office:value="0.000000556560669472761">
                <text:p>0.000000556560669472761</text:p>
              </table:table-cell>
              <table:table-cell office:value-type="float" office:value="0.0000005565606694727">
                <text:p>0.0000005565606694727</text:p>
              </table:table-cell>
            </table:table-row>
            <table:table-row>
              <table:table-cell office:value-type="float" office:value="-0.32">
                <text:p>-0.32</text:p>
              </table:table-cell>
              <table:table-cell office:value-type="float" office:value="-0.32">
                <text:p>-0.32</text:p>
              </table:table-cell>
              <table:table-cell office:value-type="float" office:value="0.000000389636020634615">
                <text:p>0.000000389636020634615</text:p>
              </table:table-cell>
              <table:table-cell office:value-type="float" office:value="0.000000389636020634587">
                <text:p>0.000000389636020634587</text:p>
              </table:table-cell>
              <table:table-cell office:value-type="float" office:value="0.000000389636020635009">
                <text:p>0.000000389636020635009</text:p>
              </table:table-cell>
              <table:table-cell office:value-type="float" office:value="0.000000389636020634987">
                <text:p>0.000000389636020634987</text:p>
              </table:table-cell>
            </table:table-row>
            <table:table-row>
              <table:table-cell office:value-type="float" office:value="-0.31">
                <text:p>-0.31</text:p>
              </table:table-cell>
              <table:table-cell office:value-type="float" office:value="-0.31">
                <text:p>-0.31</text:p>
              </table:table-cell>
              <table:table-cell office:value-type="float" office:value="0.000000269821175260565">
                <text:p>0.000000269821175260565</text:p>
              </table:table-cell>
              <table:table-cell office:value-type="float" office:value="0.000000269821175260554">
                <text:p>0.000000269821175260554</text:p>
              </table:table-cell>
              <table:table-cell office:value-type="float" office:value="0.000000269821175260665">
                <text:p>0.000000269821175260665</text:p>
              </table:table-cell>
              <table:table-cell office:value-type="float" office:value="0.000000269821175260621">
                <text:p>0.000000269821175260621</text:p>
              </table:table-cell>
            </table:table-row>
            <table:table-row>
              <table:table-cell office:value-type="float" office:value="-0.3">
                <text:p>-0.3</text:p>
              </table:table-cell>
              <table:table-cell office:value-type="float" office:value="-0.3">
                <text:p>-0.3</text:p>
              </table:table-cell>
              <table:table-cell office:value-type="float" office:value="0.000000184689321576437">
                <text:p>0.000000184689321576437</text:p>
              </table:table-cell>
              <table:table-cell office:value-type="float" office:value="0.000000184689321576487">
                <text:p>0.000000184689321576487</text:p>
              </table:table-cell>
              <table:table-cell office:value-type="float" office:value="0.000000184689321576392">
                <text:p>0.000000184689321576392</text:p>
              </table:table-cell>
              <table:table-cell office:value-type="float" office:value="0.000000184689321576464">
                <text:p>0.000000184689321576464</text:p>
              </table:table-cell>
            </table:table-row>
            <table:table-row>
              <table:table-cell office:value-type="float" office:value="-0.29">
                <text:p>-0.29</text:p>
              </table:table-cell>
              <table:table-cell office:value-type="float" office:value="-0.29">
                <text:p>-0.29</text:p>
              </table:table-cell>
              <table:table-cell office:value-type="float" office:value="0.000000124853863739455">
                <text:p>0.000000124853863739455</text:p>
              </table:table-cell>
              <table:table-cell office:value-type="float" office:value="0.00000012485386373951">
                <text:p>0.00000012485386373951</text:p>
              </table:table-cell>
              <table:table-cell office:value-type="float" office:value="0.000000124853863739538">
                <text:p>0.000000124853863739538</text:p>
              </table:table-cell>
              <table:table-cell office:value-type="float" office:value="0.000000124853863739521">
                <text:p>0.000000124853863739521</text:p>
              </table:table-cell>
            </table:table-row>
            <table:table-row>
              <table:table-cell office:value-type="float" office:value="-0.28">
                <text:p>-0.28</text:p>
              </table:table-cell>
              <table:table-cell office:value-type="float" office:value="-0.28">
                <text:p>-0.28</text:p>
              </table:table-cell>
              <table:table-cell office:value-type="float" office:value="0.0000000832845985142106">
                <text:p>0.0000000832845985142106</text:p>
              </table:table-cell>
              <table:table-cell office:value-type="float" office:value="0.0000000832845985143271">
                <text:p>0.0000000832845985143271</text:p>
              </table:table-cell>
              <table:table-cell office:value-type="float" office:value="0.0000000832845985140329">
                <text:p>0.0000000832845985140329</text:p>
              </table:table-cell>
              <table:table-cell office:value-type="float" office:value="0.0000000832845985140773">
                <text:p>0.0000000832845985140773</text:p>
              </table:table-cell>
            </table:table-row>
            <table:table-row>
              <table:table-cell office:value-type="float" office:value="-0.27">
                <text:p>-0.27</text:p>
              </table:table-cell>
              <table:table-cell office:value-type="float" office:value="-0.27">
                <text:p>-0.27</text:p>
              </table:table-cell>
              <table:table-cell office:value-type="float" office:value="0.0000000547639639186637">
                <text:p>0.0000000547639639186637</text:p>
              </table:table-cell>
              <table:table-cell office:value-type="float" office:value="0.0000000547639639187025">
                <text:p>0.0000000547639639187025</text:p>
              </table:table-cell>
              <table:table-cell office:value-type="float" office:value="0.0000000547639639192299">
                <text:p>0.0000000547639639192299</text:p>
              </table:table-cell>
              <table:table-cell office:value-type="float" office:value="0.0000000547639639192465">
                <text:p>0.0000000547639639192465</text:p>
              </table:table-cell>
            </table:table-row>
            <table:table-row>
              <table:table-cell office:value-type="float" office:value="-0.26">
                <text:p>-0.26</text:p>
              </table:table-cell>
              <table:table-cell office:value-type="float" office:value="-0.26">
                <text:p>-0.26</text:p>
              </table:table-cell>
              <table:table-cell office:value-type="float" office:value="0.0000000354574718687717">
                <text:p>0.0000000354574718687717</text:p>
              </table:table-cell>
              <table:table-cell office:value-type="float" office:value="0.0000000354574718687606">
                <text:p>0.0000000354574718687606</text:p>
              </table:table-cell>
              <table:table-cell office:value-type="float" office:value="0.0000000354574718682388">
                <text:p>0.0000000354574718682388</text:p>
              </table:table-cell>
              <table:table-cell office:value-type="float" office:value="0.0000000354574718682499">
                <text:p>0.0000000354574718682499</text:p>
              </table:table-cell>
            </table:table-row>
            <table:table-row>
              <table:table-cell office:value-type="float" office:value="-0.25">
                <text:p>-0.25</text:p>
              </table:table-cell>
              <table:table-cell office:value-type="float" office:value="-0.25">
                <text:p>-0.25</text:p>
              </table:table-cell>
              <table:table-cell office:value-type="float" office:value="0.0000000225767264773802">
                <text:p>0.0000000225767264773802</text:p>
              </table:table-cell>
              <table:table-cell office:value-type="float" office:value="0.0000000225767264774135">
                <text:p>0.0000000225767264774135</text:p>
              </table:table-cell>
              <table:table-cell office:value-type="float" office:value="0.0000000225767264772247">
                <text:p>0.0000000225767264772247</text:p>
              </table:table-cell>
              <table:table-cell office:value-type="float" office:value="0.0000000225767264772136">
                <text:p>0.0000000225767264772136</text:p>
              </table:table-cell>
            </table:table-row>
            <table:table-row>
              <table:table-cell office:value-type="float" office:value="-0.24">
                <text:p>-0.24</text:p>
              </table:table-cell>
              <table:table-cell office:value-type="float" office:value="-0.24">
                <text:p>-0.24</text:p>
              </table:table-cell>
              <table:table-cell office:value-type="float" office:value="0.0000000141170802758328">
                <text:p>0.0000000141170802758328</text:p>
              </table:table-cell>
              <table:table-cell office:value-type="float" office:value="0.0000000141170802757606">
                <text:p>0.0000000141170802757606</text:p>
              </table:table-cell>
              <table:table-cell office:value-type="float" office:value="0.0000000141170802755275">
                <text:p>0.0000000141170802755275</text:p>
              </table:table-cell>
              <table:table-cell office:value-type="float" office:value="0.0000000141170802754942">
                <text:p>0.0000000141170802754942</text:p>
              </table:table-cell>
            </table:table-row>
            <table:table-row>
              <table:table-cell office:value-type="float" office:value="-0.23">
                <text:p>-0.23</text:p>
              </table:table-cell>
              <table:table-cell office:value-type="float" office:value="-0.23">
                <text:p>-0.23</text:p>
              </table:table-cell>
              <table:table-cell office:value-type="float" office:value="0.00000000865507966444634">
                <text:p>0.00000000865507966444634</text:p>
              </table:table-cell>
              <table:table-cell office:value-type="float" office:value="0.000000008655079664463">
                <text:p>0.000000008655079664463</text:p>
              </table:table-cell>
              <table:table-cell office:value-type="float" office:value="0.00000000865507966396617">
                <text:p>0.00000000865507966396617</text:p>
              </table:table-cell>
              <table:table-cell office:value-type="float" office:value="0.00000000865507966397172">
                <text:p>0.00000000865507966397172</text:p>
              </table:table-cell>
            </table:table-row>
            <table:table-row>
              <table:table-cell office:value-type="float" office:value="-0.22">
                <text:p>-0.22</text:p>
              </table:table-cell>
              <table:table-cell office:value-type="float" office:value="-0.22">
                <text:p>-0.22</text:p>
              </table:table-cell>
              <table:table-cell office:value-type="float" office:value="0.00000000519347463070197">
                <text:p>0.00000000519347463070197</text:p>
              </table:table-cell>
              <table:table-cell office:value-type="float" office:value="0.00000000519347463071029">
                <text:p>0.00000000519347463071029</text:p>
              </table:table-cell>
              <table:table-cell office:value-type="float" office:value="0.00000000519347463055764">
                <text:p>0.00000000519347463055764</text:p>
              </table:table-cell>
              <table:table-cell office:value-type="float" office:value="0.00000000519347463061592">
                <text:p>0.00000000519347463061592</text:p>
              </table:table-cell>
            </table:table-row>
            <table:table-row>
              <table:table-cell office:value-type="float" office:value="-0.21">
                <text:p>-0.21</text:p>
              </table:table-cell>
              <table:table-cell office:value-type="float" office:value="-0.21">
                <text:p>-0.21</text:p>
              </table:table-cell>
              <table:table-cell office:value-type="float" office:value="0.00000000304378185090881">
                <text:p>0.00000000304378185090881</text:p>
              </table:table-cell>
              <table:table-cell office:value-type="float" office:value="0.00000000304378185096432">
                <text:p>0.00000000304378185096432</text:p>
              </table:table-cell>
              <table:table-cell office:value-type="float" office:value="0.00000000304378185085885">
                <text:p>0.00000000304378185085885</text:p>
              </table:table-cell>
              <table:table-cell office:value-type="float" office:value="0.00000000304378185088106">
                <text:p>0.00000000304378185088106</text:p>
              </table:table-cell>
            </table:table-row>
            <table:table-row>
              <table:table-cell office:value-type="float" office:value="-0.2">
                <text:p>-0.2</text:p>
              </table:table-cell>
              <table:table-cell office:value-type="float" office:value="-0.2">
                <text:p>-0.2</text:p>
              </table:table-cell>
              <table:table-cell office:value-type="float" office:value="0.00000000173825206326583">
                <text:p>0.00000000173825206326583</text:p>
              </table:table-cell>
              <table:table-cell office:value-type="float" office:value="0.00000000173825206326583">
                <text:p>0.00000000173825206326583</text:p>
              </table:table-cell>
              <table:table-cell office:value-type="float" office:value="0.00000000173825206346012">
                <text:p>0.00000000173825206346012</text:p>
              </table:table-cell>
              <table:table-cell office:value-type="float" office:value="0.00000000173825206344624">
                <text:p>0.00000000173825206344624</text:p>
              </table:table-cell>
            </table:table-row>
            <table:table-row>
              <table:table-cell office:value-type="float" office:value="-0.19">
                <text:p>-0.19</text:p>
              </table:table-cell>
              <table:table-cell office:value-type="float" office:value="-0.19">
                <text:p>-0.19</text:p>
              </table:table-cell>
              <table:table-cell office:value-type="float" office:value="0.000000000964651707988096">
                <text:p>0.000000000964651707988096</text:p>
              </table:table-cell>
              <table:table-cell office:value-type="float" office:value="0.000000000964651708015851">
                <text:p>0.000000000964651708015851</text:p>
              </table:table-cell>
              <table:table-cell office:value-type="float" office:value="0.000000000964651707888176">
                <text:p>0.000000000964651707888176</text:p>
              </table:table-cell>
              <table:table-cell office:value-type="float" office:value="0.00000000096465170786042">
                <text:p>0.00000000096465170786042</text:p>
              </table:table-cell>
            </table:table-row>
            <table:table-row>
              <table:table-cell office:value-type="float" office:value="-0.18">
                <text:p>-0.18</text:p>
              </table:table-cell>
              <table:table-cell office:value-type="float" office:value="-0.18">
                <text:p>-0.18</text:p>
              </table:table-cell>
              <table:table-cell office:value-type="float" office:value="0.000000000518568466056912">
                <text:p>0.000000000518568466056912</text:p>
              </table:table-cell>
              <table:table-cell office:value-type="float" office:value="0.000000000518568466043035">
                <text:p>0.000000000518568466043035</text:p>
              </table:table-cell>
              <table:table-cell office:value-type="float" office:value="0.000000000518568465604496">
                <text:p>0.000000000518568465604496</text:p>
              </table:table-cell>
              <table:table-cell office:value-type="float" office:value="0.000000000518568465637803">
                <text:p>0.000000000518568465637803</text:p>
              </table:table-cell>
            </table:table-row>
            <table:table-row>
              <table:table-cell office:value-type="float" office:value="-0.17">
                <text:p>-0.17</text:p>
              </table:table-cell>
              <table:table-cell office:value-type="float" office:value="-0.17">
                <text:p>-0.17</text:p>
              </table:table-cell>
              <table:table-cell office:value-type="float" office:value="0.00000000026902804980411">
                <text:p>0.00000000026902804980411</text:p>
              </table:table-cell>
              <table:table-cell office:value-type="float" office:value="0.000000000269028049793008">
                <text:p>0.000000000269028049793008</text:p>
              </table:table-cell>
              <table:table-cell office:value-type="float" office:value="0.000000000269028050076114">
                <text:p>0.000000000269028050076114</text:p>
              </table:table-cell>
              <table:table-cell office:value-type="float" office:value="0.000000000269028050070563">
                <text:p>0.000000000269028050070563</text:p>
              </table:table-cell>
            </table:table-row>
            <table:table-row>
              <table:table-cell office:value-type="float" office:value="-0.16">
                <text:p>-0.16</text:p>
              </table:table-cell>
              <table:table-cell office:value-type="float" office:value="-0.16">
                <text:p>-0.16</text:p>
              </table:table-cell>
              <table:table-cell office:value-type="float" office:value="0.00000000013409802705755">
                <text:p>0.00000000013409802705755</text:p>
              </table:table-cell>
              <table:table-cell office:value-type="float" office:value="0.000000000134098027063101">
                <text:p>0.000000000134098027063101</text:p>
              </table:table-cell>
              <table:table-cell office:value-type="float" office:value="0.000000000134098027171348">
                <text:p>0.000000000134098027171348</text:p>
              </table:table-cell>
              <table:table-cell office:value-type="float" office:value="0.000000000134098027174123">
                <text:p>0.000000000134098027174123</text:p>
              </table:table-cell>
            </table:table-row>
            <table:table-row>
              <table:table-cell office:value-type="float" office:value="-0.15">
                <text:p>-0.15</text:p>
              </table:table-cell>
              <table:table-cell office:value-type="float" office:value="-0.15">
                <text:p>-0.15</text:p>
              </table:table-cell>
              <table:table-cell office:value-type="float" office:value="0.0000000000638819796977552">
                <text:p>0.0000000000638819796977552</text:p>
              </table:table-cell>
              <table:table-cell office:value-type="float" office:value="0.0000000000638819797060819">
                <text:p>0.0000000000638819797060819</text:p>
              </table:table-cell>
              <table:table-cell office:value-type="float" office:value="0.000000000063881979278646">
                <text:p>0.000000000063881979278646</text:p>
              </table:table-cell>
              <table:table-cell office:value-type="float" office:value="0.0000000000638819793091772">
                <text:p>0.0000000000638819793091772</text:p>
              </table:table-cell>
            </table:table-row>
            <table:table-row>
              <table:table-cell office:value-type="float" office:value="-0.14">
                <text:p>-0.14</text:p>
              </table:table-cell>
              <table:table-cell office:value-type="float" office:value="-0.14">
                <text:p>-0.14</text:p>
              </table:table-cell>
              <table:table-cell office:value-type="float" office:value="0.0000000000288986040181127">
                <text:p>0.0000000000288986040181127</text:p>
              </table:table-cell>
              <table:table-cell office:value-type="float" office:value="0.000000000028898604029215">
                <text:p>0.000000000028898604029215</text:p>
              </table:table-cell>
              <table:table-cell office:value-type="float" office:value="0.0000000000288986036905969">
                <text:p>0.0000000000288986036905969</text:p>
              </table:table-cell>
              <table:table-cell office:value-type="float" office:value="0.0000000000288986036961481">
                <text:p>0.0000000000288986036961481</text:p>
              </table:table-cell>
            </table:table-row>
            <table:table-row>
              <table:table-cell office:value-type="float" office:value="-0.13">
                <text:p>-0.13</text:p>
              </table:table-cell>
              <table:table-cell office:value-type="float" office:value="-0.13">
                <text:p>-0.13</text:p>
              </table:table-cell>
              <table:table-cell office:value-type="float" office:value="0.0000000000123167439053384">
                <text:p>0.0000000000123167439053384</text:p>
              </table:table-cell>
              <table:table-cell office:value-type="float" office:value="0.0000000000123167438970118">
                <text:p>0.0000000000123167438970118</text:p>
              </table:table-cell>
              <table:table-cell office:value-type="float" office:value="0.0000000000123167442245276">
                <text:p>0.0000000000123167442245276</text:p>
              </table:table-cell>
              <table:table-cell office:value-type="float" office:value="0.0000000000123167442439565">
                <text:p>0.0000000000123167442439565</text:p>
              </table:table-cell>
            </table:table-row>
            <table:table-row>
              <table:table-cell office:value-type="float" office:value="-0.12">
                <text:p>-0.12</text:p>
              </table:table-cell>
              <table:table-cell office:value-type="float" office:value="-0.12">
                <text:p>-0.12</text:p>
              </table:table-cell>
              <table:table-cell office:value-type="float" office:value="0.00000000000489749105575532">
                <text:p>0.00000000000489749105575532</text:p>
              </table:table-cell>
              <table:table-cell office:value-type="float" office:value="0.00000000000489749106546977">
                <text:p>0.00000000000489749106546977</text:p>
              </table:table-cell>
              <table:table-cell office:value-type="float" office:value="0.00000000000489749071436174">
                <text:p>0.00000000000489749071436174</text:p>
              </table:table-cell>
              <table:table-cell office:value-type="float" office:value="0.00000000000489749072268841">
                <text:p>0.00000000000489749072268841</text:p>
              </table:table-cell>
            </table:table-row>
            <table:table-row>
              <table:table-cell office:value-type="float" office:value="-0.11">
                <text:p>-0.11</text:p>
              </table:table-cell>
              <table:table-cell office:value-type="float" office:value="-0.11">
                <text:p>-0.11</text:p>
              </table:table-cell>
              <table:table-cell office:value-type="float" office:value="0.0000000000017943629151973">
                <text:p>0.0000000000017943629151973</text:p>
              </table:table-cell>
              <table:table-cell office:value-type="float" office:value="0.00000000000179436290825841">
                <text:p>0.00000000000179436290825841</text:p>
              </table:table-cell>
              <table:table-cell office:value-type="float" office:value="0.00000000000179436282776724">
                <text:p>0.00000000000179436282776724</text:p>
              </table:table-cell>
              <table:table-cell office:value-type="float" office:value="0.00000000000179436282776724">
                <text:p>0.00000000000179436282776724</text:p>
              </table:table-cell>
            </table:table-row>
            <table:table-row>
              <table:table-cell office:value-type="float" office:value="-0.0999999999999999">
                <text:p>-0.0999999999999999</text:p>
              </table:table-cell>
              <table:table-cell office:value-type="float" office:value="-0.0999999999999999">
                <text:p>-0.0999999999999999</text:p>
              </table:table-cell>
              <table:table-cell office:value-type="float" office:value="0.000000000000596110075190559">
                <text:p>0.000000000000596110075190559</text:p>
              </table:table-cell>
              <table:table-cell office:value-type="float" office:value="0.000000000000596110086292789">
                <text:p>0.000000000000596110086292789</text:p>
              </table:table-cell>
              <table:table-cell office:value-type="float" office:value="0.000000000000596110069639444">
                <text:p>0.000000000000596110069639444</text:p>
              </table:table-cell>
              <table:table-cell office:value-type="float" office:value="0.000000000000596110069639444">
                <text:p>0.000000000000596110069639444</text:p>
              </table:table-cell>
            </table:table-row>
            <table:table-row>
              <table:table-cell office:value-type="float" office:value="-0.0899999999999999">
                <text:p>-0.0899999999999999</text:p>
              </table:table-cell>
              <table:table-cell office:value-type="float" office:value="-0.0899999999999999">
                <text:p>-0.0899999999999999</text:p>
              </table:table-cell>
              <table:table-cell office:value-type="float" office:value="0.000000000000175786690759239">
                <text:p>0.000000000000175786690759239</text:p>
              </table:table-cell>
              <table:table-cell office:value-type="float" office:value="0.000000000000175786694922575">
                <text:p>0.000000000000175786694922575</text:p>
              </table:table-cell>
              <table:table-cell office:value-type="float" office:value="0.000000000000175786590839166">
                <text:p>0.000000000000175786590839166</text:p>
              </table:table-cell>
              <table:table-cell office:value-type="float" office:value="0.000000000000175786592226945">
                <text:p>0.000000000000175786592226945</text:p>
              </table:table-cell>
            </table:table-row>
            <table:table-row>
              <table:table-cell office:value-type="float" office:value="-0.0799999999999999">
                <text:p>-0.0799999999999999</text:p>
              </table:table-cell>
              <table:table-cell office:value-type="float" office:value="-0.0799999999999999">
                <text:p>-0.0799999999999999</text:p>
              </table:table-cell>
              <table:table-cell office:value-type="float" office:value="0.0000000000000447005793491329">
                <text:p>0.0000000000000447005793491329</text:p>
              </table:table-cell>
              <table:table-cell office:value-type="float" office:value="0.0000000000000447005876758055">
                <text:p>0.0000000000000447005876758055</text:p>
              </table:table-cell>
              <table:table-cell office:value-type="float" office:value="0.0000000000000447006445747356">
                <text:p>0.0000000000000447006445747356</text:p>
              </table:table-cell>
              <table:table-cell office:value-type="float" office:value="0.0000000000000447006487380719">
                <text:p>0.0000000000000447006487380719</text:p>
              </table:table-cell>
            </table:table-row>
            <table:table-row>
              <table:table-cell office:value-type="float" office:value="-0.0699999999999998">
                <text:p>-0.0699999999999998</text:p>
              </table:table-cell>
              <table:table-cell office:value-type="float" office:value="-0.0699999999999998">
                <text:p>-0.0699999999999998</text:p>
              </table:table-cell>
              <table:table-cell office:value-type="float" office:value="9.409920065373E-015">
                <text:p>9.409920065373E-015</text:p>
              </table:table-cell>
              <table:table-cell office:value-type="float" office:value="9.40992075926239E-015">
                <text:p>9.40992075926239E-015</text:p>
              </table:table-cell>
              <table:table-cell office:value-type="float" office:value="9.41012476274317E-015">
                <text:p>9.41012476274317E-015</text:p>
              </table:table-cell>
              <table:table-cell office:value-type="float" office:value="9.41012476274317E-015">
                <text:p>9.41012476274317E-015</text:p>
              </table:table-cell>
            </table:table-row>
            <table:table-row>
              <table:table-cell office:value-type="float" office:value="-0.06">
                <text:p>-0.06</text:p>
              </table:table-cell>
              <table:table-cell office:value-type="float" office:value="-0.06">
                <text:p>-0.06</text:p>
              </table:table-cell>
              <table:table-cell office:value-type="float" office:value="1.54448884237546E-015">
                <text:p>1.54448884237546E-015</text:p>
              </table:table-cell>
              <table:table-cell office:value-type="float" office:value="1.54448884237546E-015">
                <text:p>1.54448884237546E-015</text:p>
              </table:table-cell>
              <table:table-cell office:value-type="float" office:value="1.54440765731678E-015">
                <text:p>1.54440765731678E-015</text:p>
              </table:table-cell>
              <table:table-cell office:value-type="float" office:value="1.54440973898495E-015">
                <text:p>1.54440973898495E-015</text:p>
              </table:table-cell>
            </table:table-row>
            <table:table-row>
              <table:table-cell office:value-type="float" office:value="-0.0499999999999999">
                <text:p>-0.0499999999999999</text:p>
              </table:table-cell>
              <table:table-cell office:value-type="float" office:value="-0.0499999999999999">
                <text:p>-0.0499999999999999</text:p>
              </table:table-cell>
              <table:table-cell office:value-type="float" office:value="1.79960213397834E-016">
                <text:p>1.79960213397834E-016</text:p>
              </table:table-cell>
              <table:table-cell office:value-type="float" office:value="1.79960213397834E-016">
                <text:p>1.79960213397834E-016</text:p>
              </table:table-cell>
              <table:table-cell office:value-type="float" office:value="1.80005316208209E-016">
                <text:p>1.80005316208209E-016</text:p>
              </table:table-cell>
              <table:table-cell office:value-type="float" office:value="1.80004622318819E-016">
                <text:p>1.80004622318819E-016</text:p>
              </table:table-cell>
            </table:table-row>
            <table:table-row>
              <table:table-cell office:value-type="float" office:value="-0.0399999999999999">
                <text:p>-0.0399999999999999</text:p>
              </table:table-cell>
              <table:table-cell office:value-type="float" office:value="-0.0399999999999999">
                <text:p>-0.0399999999999999</text:p>
              </table:table-cell>
              <table:table-cell office:value-type="float" office:value="1.2820300376859E-017">
                <text:p>1.2820300376859E-017</text:p>
              </table:table-cell>
              <table:table-cell office:value-type="float" office:value="1.2820300376859E-017">
                <text:p>1.2820300376859E-017</text:p>
              </table:table-cell>
              <table:table-cell office:value-type="float" office:value="1.27925448012434E-017">
                <text:p>1.27925448012434E-017</text:p>
              </table:table-cell>
              <table:table-cell office:value-type="float" office:value="1.27911570224626E-017">
                <text:p>1.27911570224626E-017</text:p>
              </table:table-cell>
            </table:table-row>
            <table:table-row>
              <table:table-cell office:value-type="float" office:value="-0.0299999999999999">
                <text:p>-0.0299999999999999</text:p>
              </table:table-cell>
              <table:table-cell office:value-type="float" office:value="-0.0299999999999999">
                <text:p>-0.0299999999999999</text:p>
              </table:table-cell>
              <table:table-cell office:value-type="float" office:value="4.43742265154867E-019">
                <text:p>4.43742265154867E-019</text:p>
              </table:table-cell>
              <table:table-cell office:value-type="float" office:value="4.43395320459672E-019">
                <text:p>4.43395320459672E-019</text:p>
              </table:table-cell>
              <table:table-cell office:value-type="float" office:value="4.06272238073768E-019">
                <text:p>4.06272238073768E-019</text:p>
              </table:table-cell>
              <table:table-cell office:value-type="float" office:value="4.06272238073768E-019">
                <text:p>4.06272238073768E-019</text:p>
              </table:table-cell>
            </table:table-row>
            <table:table-row>
              <table:table-cell office:value-type="float" office:value="-0.0199999999999999">
                <text:p>-0.0199999999999999</text:p>
              </table:table-cell>
              <table:table-cell office:value-type="float" office:value="-0.0199999999999999">
                <text:p>-0.0199999999999999</text:p>
              </table:table-cell>
              <table:table-cell office:value-type="float" office:value="2.27769192395755E-019">
                <text:p>2.27769192395755E-019</text:p>
              </table:table-cell>
              <table:table-cell office:value-type="float" office:value="2.27769192395755E-019">
                <text:p>2.27769192395755E-019</text:p>
              </table:table-cell>
              <table:table-cell office:value-type="float" office:value="5.20417042793042E-022">
                <text:p>5.20417042793042E-022</text:p>
              </table:table-cell>
              <table:table-cell office:value-type="float" office:value="5.20417042793042E-022">
                <text:p>5.20417042793042E-022</text:p>
              </table:table-cell>
            </table:table-row>
            <table:table-row>
              <table:table-cell office:value-type="float" office:value="-0.0099999999999999">
                <text:p>-0.0099999999999999</text:p>
              </table:table-cell>
              <table:table-cell office:value-type="float" office:value="-0.0099999999999999">
                <text:p>-0.0099999999999999</text:p>
              </table:table-cell>
              <table:table-cell office:value-type="float" office:value="4.57897117439729E-020">
                <text:p>4.57897117439729E-020</text:p>
              </table:table-cell>
              <table:table-cell office:value-type="float" office:value="4.57897117439729E-020">
                <text:p>4.57897117439729E-020</text:p>
              </table:table-cell>
              <table:table-cell office:value-type="float" office:value="-2.00577401909818E-022">
                <text:p>-2.00577401909818E-022</text:p>
              </table:table-cell>
              <table:table-cell office:value-type="float" office:value="-2.00577401909818E-022">
                <text:p>-2.00577401909818E-022</text:p>
              </table:table-cell>
            </table:table-row>
            <table:table-row>
              <table:table-cell office:value-type="float" office:value="0">
                <text:p>0</text:p>
              </table:table-cell>
              <table:table-cell office:value-type="float" office:value="0">
                <text:p>0</text:p>
              </table:table-cell>
              <table:table-cell office:value-type="float" office:value="9.89681765901397E-021">
                <text:p>9.89681765901397E-021</text:p>
              </table:table-cell>
              <table:table-cell office:value-type="float" office:value="9.89681765901397E-021">
                <text:p>9.89681765901397E-021</text:p>
              </table:table-cell>
              <table:table-cell office:value-type="float" office:value="-1.21430643318377E-021">
                <text:p>-1.21430643318377E-021</text:p>
              </table:table-cell>
              <table:table-cell office:value-type="float" office:value="-1.21430643318377E-021">
                <text:p>-1.21430643318377E-021</text:p>
              </table:table-cell>
            </table:table-row>
            <table:table-row>
              <table:table-cell office:value-type="float" office:value="0.0100000000000002">
                <text:p>0.0100000000000002</text:p>
              </table:table-cell>
              <table:table-cell office:value-type="float" office:value="0.0100000000000002">
                <text:p>0.0100000000000002</text:p>
              </table:table-cell>
              <table:table-cell office:value-type="float" office:value="6.92154666914746E-020">
                <text:p>6.92154666914746E-020</text:p>
              </table:table-cell>
              <table:table-cell office:value-type="float" office:value="6.92154666914746E-020">
                <text:p>6.92154666914746E-020</text:p>
              </table:table-cell>
              <table:table-cell office:value-type="float" office:value="-3.12250225675825E-021">
                <text:p>-3.12250225675825E-021</text:p>
              </table:table-cell>
              <table:table-cell office:value-type="float" office:value="-3.12250225675825E-021">
                <text:p>-3.12250225675825E-021</text:p>
              </table:table-cell>
            </table:table-row>
            <table:table-row>
              <table:table-cell office:value-type="float" office:value="0.02">
                <text:p>0.02</text:p>
              </table:table-cell>
              <table:table-cell office:value-type="float" office:value="0.02">
                <text:p>0.02</text:p>
              </table:table-cell>
              <table:table-cell office:value-type="float" office:value="-3.47291639890557E-019">
                <text:p>-3.47291639890557E-019</text:p>
              </table:table-cell>
              <table:table-cell office:value-type="float" office:value="-3.47291639890557E-019">
                <text:p>-3.47291639890557E-019</text:p>
              </table:table-cell>
              <table:table-cell office:value-type="float" office:value="-3.95863897217907E-019">
                <text:p>-3.95863897217907E-019</text:p>
              </table:table-cell>
              <table:table-cell office:value-type="float" office:value="-3.95516952522712E-019">
                <text:p>-3.95516952522712E-019</text:p>
              </table:table-cell>
            </table:table-row>
            <table:table-row>
              <table:table-cell office:value-type="float" office:value="0.0300000000000003">
                <text:p>0.0300000000000003</text:p>
              </table:table-cell>
              <table:table-cell office:value-type="float" office:value="0.0300000000000003">
                <text:p>0.0300000000000003</text:p>
              </table:table-cell>
              <table:table-cell office:value-type="float" office:value="-1.18929172066018E-017">
                <text:p>-1.18929172066018E-017</text:p>
              </table:table-cell>
              <table:table-cell office:value-type="float" office:value="-1.18936110959922E-017">
                <text:p>-1.18936110959922E-017</text:p>
              </table:table-cell>
              <table:table-cell office:value-type="float" office:value="-1.18832027551363E-017">
                <text:p>-1.18832027551363E-017</text:p>
              </table:table-cell>
              <table:table-cell office:value-type="float" office:value="-1.18825088657459E-017">
                <text:p>-1.18825088657459E-017</text:p>
              </table:table-cell>
            </table:table-row>
            <table:table-row>
              <table:table-cell office:value-type="float" office:value="0.04">
                <text:p>0.04</text:p>
              </table:table-cell>
              <table:table-cell office:value-type="float" office:value="0.04">
                <text:p>0.04</text:p>
              </table:table-cell>
              <table:table-cell office:value-type="float" office:value="-1.65158858811409E-016">
                <text:p>-1.65158858811409E-016</text:p>
              </table:table-cell>
              <table:table-cell office:value-type="float" office:value="-1.65158858811409E-016">
                <text:p>-1.65158858811409E-016</text:p>
              </table:table-cell>
              <table:table-cell office:value-type="float" office:value="-1.65120001005548E-016">
                <text:p>-1.65120001005548E-016</text:p>
              </table:table-cell>
              <table:table-cell office:value-type="float" office:value="-1.65120001005548E-016">
                <text:p>-1.65120001005548E-016</text:p>
              </table:table-cell>
            </table:table-row>
            <table:table-row>
              <table:table-cell office:value-type="float" office:value="0.0500000000000003">
                <text:p>0.0500000000000003</text:p>
              </table:table-cell>
              <table:table-cell office:value-type="float" office:value="0.0500000000000003">
                <text:p>0.0500000000000003</text:p>
              </table:table-cell>
              <table:table-cell office:value-type="float" office:value="-1.39185052372426E-015">
                <text:p>-1.39185052372426E-015</text:p>
              </table:table-cell>
              <table:table-cell office:value-type="float" office:value="-1.39184913594548E-015">
                <text:p>-1.39184913594548E-015</text:p>
              </table:table-cell>
              <table:table-cell office:value-type="float" office:value="-1.3918623198439E-015">
                <text:p>-1.3918623198439E-015</text:p>
              </table:table-cell>
              <table:table-cell office:value-type="float" office:value="-1.39186370762268E-015">
                <text:p>-1.39186370762268E-015</text:p>
              </table:table-cell>
            </table:table-row>
            <table:table-row>
              <table:table-cell office:value-type="float" office:value="0.0600000000000001">
                <text:p>0.0600000000000001</text:p>
              </table:table-cell>
              <table:table-cell office:value-type="float" office:value="0.0600000000000001">
                <text:p>0.0600000000000001</text:p>
              </table:table-cell>
              <table:table-cell office:value-type="float" office:value="-8.32970706299285E-015">
                <text:p>-8.32970706299285E-015</text:p>
              </table:table-cell>
              <table:table-cell office:value-type="float" office:value="-8.32970845077163E-015">
                <text:p>-8.32970845077163E-015</text:p>
              </table:table-cell>
              <table:table-cell office:value-type="float" office:value="-8.32966126629309E-015">
                <text:p>-8.32966126629309E-015</text:p>
              </table:table-cell>
              <table:table-cell office:value-type="float" office:value="-8.32966196018248E-015">
                <text:p>-8.32966196018248E-015</text:p>
              </table:table-cell>
            </table:table-row>
            <table:table-row>
              <table:table-cell office:value-type="float" office:value="0.0700000000000001">
                <text:p>0.0700000000000001</text:p>
              </table:table-cell>
              <table:table-cell office:value-type="float" office:value="0.0700000000000001">
                <text:p>0.0700000000000001</text:p>
              </table:table-cell>
              <table:table-cell office:value-type="float" office:value="-0.0000000000000388595100542233">
                <text:p>-0.0000000000000388595100542233</text:p>
              </table:table-cell>
              <table:table-cell office:value-type="float" office:value="-0.0000000000000388595100542233">
                <text:p>-0.0000000000000388595100542233</text:p>
              </table:table-cell>
              <table:table-cell office:value-type="float" office:value="-0.0000000000000388594073585935">
                <text:p>-0.0000000000000388594073585935</text:p>
              </table:table-cell>
              <table:table-cell office:value-type="float" office:value="-0.0000000000000388594101341511">
                <text:p>-0.0000000000000388594101341511</text:p>
              </table:table-cell>
            </table:table-row>
            <table:table-row>
              <table:table-cell office:value-type="float" office:value="0.0800000000000001">
                <text:p>0.0800000000000001</text:p>
              </table:table-cell>
              <table:table-cell office:value-type="float" office:value="0.0800000000000001">
                <text:p>0.0800000000000001</text:p>
              </table:table-cell>
              <table:table-cell office:value-type="float" office:value="-0.000000000000150062035020326">
                <text:p>-0.000000000000150062035020326</text:p>
              </table:table-cell>
              <table:table-cell office:value-type="float" office:value="-0.000000000000150062036408105">
                <text:p>-0.000000000000150062036408105</text:p>
              </table:table-cell>
              <table:table-cell office:value-type="float" office:value="-0.000000000000150062187675992">
                <text:p>-0.000000000000150062187675992</text:p>
              </table:table-cell>
              <table:table-cell office:value-type="float" office:value="-0.000000000000150062182124877">
                <text:p>-0.000000000000150062182124877</text:p>
              </table:table-cell>
            </table:table-row>
            <table:table-row>
              <table:table-cell office:value-type="float" office:value="0.0900000000000001">
                <text:p>0.0900000000000001</text:p>
              </table:table-cell>
              <table:table-cell office:value-type="float" office:value="0.0900000000000001">
                <text:p>0.0900000000000001</text:p>
              </table:table-cell>
              <table:table-cell office:value-type="float" office:value="-0.000000000000499667517084301">
                <text:p>-0.000000000000499667517084301</text:p>
              </table:table-cell>
              <table:table-cell office:value-type="float" office:value="-0.000000000000499667514308744">
                <text:p>-0.000000000000499667514308744</text:p>
              </table:table-cell>
              <table:table-cell office:value-type="float" office:value="-0.000000000000499667562881001">
                <text:p>-0.000000000000499667562881001</text:p>
              </table:table-cell>
              <table:table-cell office:value-type="float" office:value="-0.000000000000499667558717665">
                <text:p>-0.000000000000499667558717665</text:p>
              </table:table-cell>
            </table:table-row>
            <table:table-row>
              <table:table-cell office:value-type="float" office:value="0.1">
                <text:p>0.1</text:p>
              </table:table-cell>
              <table:table-cell office:value-type="float" office:value="0.1">
                <text:p>0.1</text:p>
              </table:table-cell>
              <table:table-cell office:value-type="float" office:value="-0.00000000000147674277528598">
                <text:p>-0.00000000000147674277528598</text:p>
              </table:table-cell>
              <table:table-cell office:value-type="float" office:value="-0.00000000000147674278500043">
                <text:p>-0.00000000000147674278500043</text:p>
              </table:table-cell>
              <table:table-cell office:value-type="float" office:value="-0.00000000000147674256156805">
                <text:p>-0.00000000000147674256156805</text:p>
              </table:table-cell>
              <table:table-cell office:value-type="float" office:value="-0.00000000000147674255879249">
                <text:p>-0.00000000000147674255879249</text:p>
              </table:table-cell>
            </table:table-row>
            <table:table-row>
              <table:table-cell office:value-type="float" office:value="0.11">
                <text:p>0.11</text:p>
              </table:table-cell>
              <table:table-cell office:value-type="float" office:value="0.11">
                <text:p>0.11</text:p>
              </table:table-cell>
              <table:table-cell office:value-type="float" office:value="-0.00000000000395713756068394">
                <text:p>-0.00000000000395713756068394</text:p>
              </table:table-cell>
              <table:table-cell office:value-type="float" office:value="-0.00000000000395713755652061">
                <text:p>-0.00000000000395713755652061</text:p>
              </table:table-cell>
              <table:table-cell office:value-type="float" office:value="-0.00000000000395713745382498">
                <text:p>-0.00000000000395713745382498</text:p>
              </table:table-cell>
              <table:table-cell office:value-type="float" office:value="-0.00000000000395713745382498">
                <text:p>-0.00000000000395713745382498</text:p>
              </table:table-cell>
            </table:table-row>
            <table:table-row>
              <table:table-cell office:value-type="float" office:value="0.12">
                <text:p>0.12</text:p>
              </table:table-cell>
              <table:table-cell office:value-type="float" office:value="0.12">
                <text:p>0.12</text:p>
              </table:table-cell>
              <table:table-cell office:value-type="float" office:value="-0.00000000000976991362811042">
                <text:p>-0.00000000000976991362811042</text:p>
              </table:table-cell>
              <table:table-cell office:value-type="float" office:value="-0.00000000000976991362533486">
                <text:p>-0.00000000000976991362533486</text:p>
              </table:table-cell>
              <table:table-cell office:value-type="float" office:value="-0.00000000000976991371137714">
                <text:p>-0.00000000000976991371137714</text:p>
              </table:table-cell>
              <table:table-cell office:value-type="float" office:value="-0.00000000000976991371970382">
                <text:p>-0.00000000000976991371970382</text:p>
              </table:table-cell>
            </table:table-row>
            <table:table-row>
              <table:table-cell office:value-type="float" office:value="0.13">
                <text:p>0.13</text:p>
              </table:table-cell>
              <table:table-cell office:value-type="float" office:value="0.13">
                <text:p>0.13</text:p>
              </table:table-cell>
              <table:table-cell office:value-type="float" office:value="-0.0000000000225026525940697">
                <text:p>-0.0000000000225026525940697</text:p>
              </table:table-cell>
              <table:table-cell office:value-type="float" office:value="-0.0000000000225026525912941">
                <text:p>-0.0000000000225026525912941</text:p>
              </table:table-cell>
              <table:table-cell office:value-type="float" office:value="-0.0000000000225026522998606">
                <text:p>-0.0000000000225026522998606</text:p>
              </table:table-cell>
              <table:table-cell office:value-type="float" office:value="-0.0000000000225026523026361">
                <text:p>-0.0000000000225026523026361</text:p>
              </table:table-cell>
            </table:table-row>
            <table:table-row>
              <table:table-cell office:value-type="float" office:value="0.14">
                <text:p>0.14</text:p>
              </table:table-cell>
              <table:table-cell office:value-type="float" office:value="0.14">
                <text:p>0.14</text:p>
              </table:table-cell>
              <table:table-cell office:value-type="float" office:value="-0.0000000000488283370486675">
                <text:p>-0.0000000000488283370486675</text:p>
              </table:table-cell>
              <table:table-cell office:value-type="float" office:value="-0.0000000000488283370597697">
                <text:p>-0.0000000000488283370597697</text:p>
              </table:table-cell>
              <table:table-cell office:value-type="float" office:value="-0.0000000000488283374289189">
                <text:p>-0.0000000000488283374289189</text:p>
              </table:table-cell>
              <table:table-cell office:value-type="float" office:value="-0.0000000000488283374289189">
                <text:p>-0.0000000000488283374289189</text:p>
              </table:table-cell>
            </table:table-row>
            <table:table-row>
              <table:table-cell office:value-type="float" office:value="0.15">
                <text:p>0.15</text:p>
              </table:table-cell>
              <table:table-cell office:value-type="float" office:value="0.15">
                <text:p>0.15</text:p>
              </table:table-cell>
              <table:table-cell office:value-type="float" office:value="-0.000000000100606702696515">
                <text:p>-0.000000000100606702696515</text:p>
              </table:table-cell>
              <table:table-cell office:value-type="float" office:value="-0.000000000100606702674311">
                <text:p>-0.000000000100606702674311</text:p>
              </table:table-cell>
              <table:table-cell office:value-type="float" office:value="-0.000000000100606702790884">
                <text:p>-0.000000000100606702790884</text:p>
              </table:table-cell>
              <table:table-cell office:value-type="float" office:value="-0.000000000100606702810313">
                <text:p>-0.000000000100606702810313</text:p>
              </table:table-cell>
            </table:table-row>
            <table:table-row>
              <table:table-cell office:value-type="float" office:value="0.16">
                <text:p>0.16</text:p>
              </table:table-cell>
              <table:table-cell office:value-type="float" office:value="0.16">
                <text:p>0.16</text:p>
              </table:table-cell>
              <table:table-cell office:value-type="float" office:value="-0.000000000198100945555946">
                <text:p>-0.000000000198100945555946</text:p>
              </table:table-cell>
              <table:table-cell office:value-type="float" office:value="-0.000000000198100945547619">
                <text:p>-0.000000000198100945547619</text:p>
              </table:table-cell>
              <table:table-cell office:value-type="float" office:value="-0.000000000198100945389412">
                <text:p>-0.000000000198100945389412</text:p>
              </table:table-cell>
              <table:table-cell office:value-type="float" office:value="-0.000000000198100945386637">
                <text:p>-0.000000000198100945386637</text:p>
              </table:table-cell>
            </table:table-row>
            <table:table-row>
              <table:table-cell office:value-type="float" office:value="0.17">
                <text:p>0.17</text:p>
              </table:table-cell>
              <table:table-cell office:value-type="float" office:value="0.17">
                <text:p>0.17</text:p>
              </table:table-cell>
              <table:table-cell office:value-type="float" office:value="-0.000000000374759032276128">
                <text:p>-0.000000000374759032276128</text:p>
              </table:table-cell>
              <table:table-cell office:value-type="float" office:value="-0.000000000374759032248373">
                <text:p>-0.000000000374759032248373</text:p>
              </table:table-cell>
              <table:table-cell office:value-type="float" office:value="-0.000000000374759032117922">
                <text:p>-0.000000000374759032117922</text:p>
              </table:table-cell>
              <table:table-cell office:value-type="float" office:value="-0.000000000374759032115146">
                <text:p>-0.000000000374759032115146</text:p>
              </table:table-cell>
            </table:table-row>
            <table:table-row>
              <table:table-cell office:value-type="float" office:value="0.18">
                <text:p>0.18</text:p>
              </table:table-cell>
              <table:table-cell office:value-type="float" office:value="0.18">
                <text:p>0.18</text:p>
              </table:table-cell>
              <table:table-cell office:value-type="float" office:value="-0.000000000684140065693173">
                <text:p>-0.000000000684140065693173</text:p>
              </table:table-cell>
              <table:table-cell office:value-type="float" office:value="-0.000000000684140065704275">
                <text:p>-0.000000000684140065704275</text:p>
              </table:table-cell>
              <table:table-cell office:value-type="float" office:value="-0.000000000684140065340677">
                <text:p>-0.000000000684140065340677</text:p>
              </table:table-cell>
              <table:table-cell office:value-type="float" office:value="-0.00000000068414006533235">
                <text:p>-0.00000000068414006533235</text:p>
              </table:table-cell>
            </table:table-row>
            <table:table-row>
              <table:table-cell office:value-type="float" office:value="0.19">
                <text:p>0.19</text:p>
              </table:table-cell>
              <table:table-cell office:value-type="float" office:value="0.19">
                <text:p>0.19</text:p>
              </table:table-cell>
              <table:table-cell office:value-type="float" office:value="-0.00000000120972302629085">
                <text:p>-0.00000000120972302629085</text:p>
              </table:table-cell>
              <table:table-cell office:value-type="float" office:value="-0.00000000120972302624922">
                <text:p>-0.00000000120972302624922</text:p>
              </table:table-cell>
              <table:table-cell office:value-type="float" office:value="-0.00000000120972302641853">
                <text:p>-0.00000000120972302641853</text:p>
              </table:table-cell>
              <table:table-cell office:value-type="float" office:value="-0.00000000120972302644073">
                <text:p>-0.00000000120972302644073</text:p>
              </table:table-cell>
            </table:table-row>
            <table:table-row>
              <table:table-cell office:value-type="float" office:value="0.2">
                <text:p>0.2</text:p>
              </table:table-cell>
              <table:table-cell office:value-type="float" office:value="0.2">
                <text:p>0.2</text:p>
              </table:table-cell>
              <table:table-cell office:value-type="float" office:value="-0.00000000207852043082324">
                <text:p>-0.00000000207852043082324</text:p>
              </table:table-cell>
              <table:table-cell office:value-type="float" office:value="-0.00000000207852043081491">
                <text:p>-0.00000000207852043081491</text:p>
              </table:table-cell>
              <table:table-cell office:value-type="float" office:value="-0.00000000207852043089263">
                <text:p>-0.00000000207852043089263</text:p>
              </table:table-cell>
              <table:table-cell office:value-type="float" office:value="-0.00000000207852043091483">
                <text:p>-0.00000000207852043091483</text:p>
              </table:table-cell>
            </table:table-row>
            <table:table-row>
              <table:table-cell office:value-type="float" office:value="0.21">
                <text:p>0.21</text:p>
              </table:table-cell>
              <table:table-cell office:value-type="float" office:value="0.21">
                <text:p>0.21</text:p>
              </table:table-cell>
              <table:table-cell office:value-type="float" office:value="-0.00000000347963586646571">
                <text:p>-0.00000000347963586646571</text:p>
              </table:table-cell>
              <table:table-cell office:value-type="float" office:value="-0.00000000347963586645461">
                <text:p>-0.00000000347963586645461</text:p>
              </table:table-cell>
              <table:table-cell office:value-type="float" office:value="-0.00000000347963586639355">
                <text:p>-0.00000000347963586639355</text:p>
              </table:table-cell>
              <table:table-cell office:value-type="float" office:value="-0.00000000347963586639632">
                <text:p>-0.00000000347963586639632</text:p>
              </table:table-cell>
            </table:table-row>
            <table:table-row>
              <table:table-cell office:value-type="float" office:value="0.22">
                <text:p>0.22</text:p>
              </table:table-cell>
              <table:table-cell office:value-type="float" office:value="0.22">
                <text:p>0.22</text:p>
              </table:table-cell>
              <table:table-cell office:value-type="float" office:value="-0.00000000568915492790978">
                <text:p>-0.00000000568915492790978</text:p>
              </table:table-cell>
              <table:table-cell office:value-type="float" office:value="-0.00000000568915492784594">
                <text:p>-0.00000000568915492784594</text:p>
              </table:table-cell>
              <table:table-cell office:value-type="float" office:value="-0.00000000568915492756006">
                <text:p>-0.00000000568915492756006</text:p>
              </table:table-cell>
              <table:table-cell office:value-type="float" office:value="-0.00000000568915492755451">
                <text:p>-0.00000000568915492755451</text:p>
              </table:table-cell>
            </table:table-row>
            <table:table-row>
              <table:table-cell office:value-type="float" office:value="0.23">
                <text:p>0.23</text:p>
              </table:table-cell>
              <table:table-cell office:value-type="float" office:value="0.23">
                <text:p>0.23</text:p>
              </table:table-cell>
              <table:table-cell office:value-type="float" office:value="-0.00000000910304667240125">
                <text:p>-0.00000000910304667240125</text:p>
              </table:table-cell>
              <table:table-cell office:value-type="float" office:value="-0.00000000910304667237905">
                <text:p>-0.00000000910304667237905</text:p>
              </table:table-cell>
              <table:table-cell office:value-type="float" office:value="-0.00000000910304667193218">
                <text:p>-0.00000000910304667193218</text:p>
              </table:table-cell>
              <table:table-cell office:value-type="float" office:value="-0.00000000910304667192108">
                <text:p>-0.00000000910304667192108</text:p>
              </table:table-cell>
            </table:table-row>
            <table:table-row>
              <table:table-cell office:value-type="float" office:value="0.24">
                <text:p>0.24</text:p>
              </table:table-cell>
              <table:table-cell office:value-type="float" office:value="0.24">
                <text:p>0.24</text:p>
              </table:table-cell>
              <table:table-cell office:value-type="float" office:value="-0.0000000142800804493026">
                <text:p>-0.0000000142800804493026</text:p>
              </table:table-cell>
              <table:table-cell office:value-type="float" office:value="-0.0000000142800804493026">
                <text:p>-0.0000000142800804493026</text:p>
              </table:table-cell>
              <table:table-cell office:value-type="float" office:value="-0.000000014280080448989">
                <text:p>-0.000000014280080448989</text:p>
              </table:table-cell>
              <table:table-cell office:value-type="float" office:value="-0.0000000142800804489668">
                <text:p>-0.0000000142800804489668</text:p>
              </table:table-cell>
            </table:table-row>
            <table:table-row>
              <table:table-cell office:value-type="float" office:value="0.25">
                <text:p>0.25</text:p>
              </table:table-cell>
              <table:table-cell office:value-type="float" office:value="0.25">
                <text:p>0.25</text:p>
              </table:table-cell>
              <table:table-cell office:value-type="float" office:value="-0.0000000219971337999059">
                <text:p>-0.0000000219971337999059</text:p>
              </table:table-cell>
              <table:table-cell office:value-type="float" office:value="-0.0000000219971337998587">
                <text:p>-0.0000000219971337998587</text:p>
              </table:table-cell>
              <table:table-cell office:value-type="float" office:value="-0.0000000219971337999919">
                <text:p>-0.0000000219971337999919</text:p>
              </table:table-cell>
              <table:table-cell office:value-type="float" office:value="-0.0000000219971337999614">
                <text:p>-0.0000000219971337999614</text:p>
              </table:table-cell>
            </table:table-row>
            <table:table-row>
              <table:table-cell office:value-type="float" office:value="0.26">
                <text:p>0.26</text:p>
              </table:table-cell>
              <table:table-cell office:value-type="float" office:value="0.26">
                <text:p>0.26</text:p>
              </table:table-cell>
              <table:table-cell office:value-type="float" office:value="-0.0000000333196842698724">
                <text:p>-0.0000000333196842698724</text:p>
              </table:table-cell>
              <table:table-cell office:value-type="float" office:value="-0.0000000333196842698585">
                <text:p>-0.0000000333196842698585</text:p>
              </table:table-cell>
              <table:table-cell office:value-type="float" office:value="-0.0000000333196842696781">
                <text:p>-0.0000000333196842696781</text:p>
              </table:table-cell>
              <table:table-cell office:value-type="float" office:value="-0.0000000333196842696976">
                <text:p>-0.0000000333196842696976</text:p>
              </table:table-cell>
            </table:table-row>
            <table:table-row>
              <table:table-cell office:value-type="float" office:value="0.27">
                <text:p>0.27</text:p>
              </table:table-cell>
              <table:table-cell office:value-type="float" office:value="0.27">
                <text:p>0.27</text:p>
              </table:table-cell>
              <table:table-cell office:value-type="float" office:value="-0.0000000496907445105915">
                <text:p>-0.0000000496907445105915</text:p>
              </table:table-cell>
              <table:table-cell office:value-type="float" office:value="-0.0000000496907445105416">
                <text:p>-0.0000000496907445105416</text:p>
              </table:table-cell>
              <table:table-cell office:value-type="float" office:value="-0.0000000496907445109468">
                <text:p>-0.0000000496907445109468</text:p>
              </table:table-cell>
              <table:table-cell office:value-type="float" office:value="-0.0000000496907445109746">
                <text:p>-0.0000000496907445109746</text:p>
              </table:table-cell>
            </table:table-row>
            <table:table-row>
              <table:table-cell office:value-type="float" office:value="0.28">
                <text:p>0.28</text:p>
              </table:table-cell>
              <table:table-cell office:value-type="float" office:value="0.28">
                <text:p>0.28</text:p>
              </table:table-cell>
              <table:table-cell office:value-type="float" office:value="-0.0000000730420192053938">
                <text:p>-0.0000000730420192053938</text:p>
              </table:table-cell>
              <table:table-cell office:value-type="float" office:value="-0.0000000730420192054021">
                <text:p>-0.0000000730420192054021</text:p>
              </table:table-cell>
              <table:table-cell office:value-type="float" office:value="-0.0000000730420192056325">
                <text:p>-0.0000000730420192056325</text:p>
              </table:table-cell>
              <table:table-cell office:value-type="float" office:value="-0.0000000730420192056158">
                <text:p>-0.0000000730420192056158</text:p>
              </table:table-cell>
            </table:table-row>
            <table:table-row>
              <table:table-cell office:value-type="float" office:value="0.29">
                <text:p>0.29</text:p>
              </table:table-cell>
              <table:table-cell office:value-type="float" office:value="0.29">
                <text:p>0.29</text:p>
              </table:table-cell>
              <table:table-cell office:value-type="float" office:value="-0.00000010593163730423">
                <text:p>-0.00000010593163730423</text:p>
              </table:table-cell>
              <table:table-cell office:value-type="float" office:value="-0.000000105931637304196">
                <text:p>-0.000000105931637304196</text:p>
              </table:table-cell>
              <table:table-cell office:value-type="float" office:value="-0.000000105931637303891">
                <text:p>-0.000000105931637303891</text:p>
              </table:table-cell>
              <table:table-cell office:value-type="float" office:value="-0.000000105931637303858">
                <text:p>-0.000000105931637303858</text:p>
              </table:table-cell>
            </table:table-row>
            <table:table-row>
              <table:table-cell office:value-type="float" office:value="0.3">
                <text:p>0.3</text:p>
              </table:table-cell>
              <table:table-cell office:value-type="float" office:value="0.3">
                <text:p>0.3</text:p>
              </table:table-cell>
              <table:table-cell office:value-type="float" office:value="-0.000000151713447134233">
                <text:p>-0.000000151713447134233</text:p>
              </table:table-cell>
              <table:table-cell office:value-type="float" office:value="-0.000000151713447134194">
                <text:p>-0.000000151713447134194</text:p>
              </table:table-cell>
              <table:table-cell office:value-type="float" office:value="-0.000000151713447134233">
                <text:p>-0.000000151713447134233</text:p>
              </table:table-cell>
              <table:table-cell office:value-type="float" office:value="-0.000000151713447134227">
                <text:p>-0.000000151713447134227</text:p>
              </table:table-cell>
            </table:table-row>
            <table:table-row>
              <table:table-cell office:value-type="float" office:value="0.31">
                <text:p>0.31</text:p>
              </table:table-cell>
              <table:table-cell office:value-type="float" office:value="0.31">
                <text:p>0.31</text:p>
              </table:table-cell>
              <table:table-cell office:value-type="float" office:value="-0.000000214743558328889">
                <text:p>-0.000000214743558328889</text:p>
              </table:table-cell>
              <table:table-cell office:value-type="float" office:value="-0.000000214743558328939">
                <text:p>-0.000000214743558328939</text:p>
              </table:table-cell>
              <table:table-cell office:value-type="float" office:value="-0.000000214743558329278">
                <text:p>-0.000000214743558329278</text:p>
              </table:table-cell>
              <table:table-cell office:value-type="float" office:value="-0.0000002147435583292">
                <text:p>-0.0000002147435583292</text:p>
              </table:table-cell>
            </table:table-row>
            <table:table-row>
              <table:table-cell office:value-type="float" office:value="0.32">
                <text:p>0.32</text:p>
              </table:table-cell>
              <table:table-cell office:value-type="float" office:value="0.32">
                <text:p>0.32</text:p>
              </table:table-cell>
              <table:table-cell office:value-type="float" office:value="-0.000000300630576618083">
                <text:p>-0.000000300630576618083</text:p>
              </table:table-cell>
              <table:table-cell office:value-type="float" office:value="-0.000000300630576618055">
                <text:p>-0.000000300630576618055</text:p>
              </table:table-cell>
              <table:table-cell office:value-type="float" office:value="-0.000000300630576618838">
                <text:p>-0.000000300630576618838</text:p>
              </table:table-cell>
              <table:table-cell office:value-type="float" office:value="-0.00000030063057661876">
                <text:p>-0.00000030063057661876</text:p>
              </table:table-cell>
            </table:table-row>
            <table:table-row>
              <table:table-cell office:value-type="float" office:value="0.33">
                <text:p>0.33</text:p>
              </table:table-cell>
              <table:table-cell office:value-type="float" office:value="0.33">
                <text:p>0.33</text:p>
              </table:table-cell>
              <table:table-cell office:value-type="float" office:value="-0.000000416536808581536">
                <text:p>-0.000000416536808581536</text:p>
              </table:table-cell>
              <table:table-cell office:value-type="float" office:value="-0.000000416536808581586">
                <text:p>-0.000000416536808581586</text:p>
              </table:table-cell>
              <table:table-cell office:value-type="float" office:value="-0.00000041653680858294">
                <text:p>-0.00000041653680858294</text:p>
              </table:table-cell>
              <table:table-cell office:value-type="float" office:value="-0.000000416536808582912">
                <text:p>-0.000000416536808582912</text:p>
              </table:table-cell>
            </table:table-row>
            <table:table-row>
              <table:table-cell office:value-type="float" office:value="0.34">
                <text:p>0.34</text:p>
              </table:table-cell>
              <table:table-cell office:value-type="float" office:value="0.34">
                <text:p>0.34</text:p>
              </table:table-cell>
              <table:table-cell office:value-type="float" office:value="-0.000000571538616921258">
                <text:p>-0.000000571538616921258</text:p>
              </table:table-cell>
              <table:table-cell office:value-type="float" office:value="-0.000000571538616921274">
                <text:p>-0.000000571538616921274</text:p>
              </table:table-cell>
              <table:table-cell office:value-type="float" office:value="-0.000000571538616921358">
                <text:p>-0.000000571538616921358</text:p>
              </table:table-cell>
              <table:table-cell office:value-type="float" office:value="-0.000000571538616921358">
                <text:p>-0.000000571538616921358</text:p>
              </table:table-cell>
            </table:table-row>
            <table:table-row>
              <table:table-cell office:value-type="float" office:value="0.35">
                <text:p>0.35</text:p>
              </table:table-cell>
              <table:table-cell office:value-type="float" office:value="0.35">
                <text:p>0.35</text:p>
              </table:table-cell>
              <table:table-cell office:value-type="float" office:value="-0.000000777055085931783">
                <text:p>-0.000000777055085931783</text:p>
              </table:table-cell>
              <table:table-cell office:value-type="float" office:value="-0.000000777055085931733">
                <text:p>-0.000000777055085931733</text:p>
              </table:table-cell>
              <table:table-cell office:value-type="float" office:value="-0.000000777055085931583">
                <text:p>-0.000000777055085931583</text:p>
              </table:table-cell>
              <table:table-cell office:value-type="float" office:value="-0.000000777055085931533">
                <text:p>-0.000000777055085931533</text:p>
              </table:table-cell>
            </table:table-row>
            <table:table-row>
              <table:table-cell office:value-type="float" office:value="0.36">
                <text:p>0.36</text:p>
              </table:table-cell>
              <table:table-cell office:value-type="float" office:value="0.36">
                <text:p>0.36</text:p>
              </table:table-cell>
              <table:table-cell office:value-type="float" office:value="-0.00000104735521518518">
                <text:p>-0.00000104735521518518</text:p>
              </table:table-cell>
              <table:table-cell office:value-type="float" office:value="-0.00000104735521518535">
                <text:p>-0.00000104735521518535</text:p>
              </table:table-cell>
              <table:table-cell office:value-type="float" office:value="-0.00000104735521518543">
                <text:p>-0.00000104735521518543</text:p>
              </table:table-cell>
              <table:table-cell office:value-type="float" office:value="-0.00000104735521518548">
                <text:p>-0.00000104735521518548</text:p>
              </table:table-cell>
            </table:table-row>
            <table:table-row>
              <table:table-cell office:value-type="float" office:value="0.37">
                <text:p>0.37</text:p>
              </table:table-cell>
              <table:table-cell office:value-type="float" office:value="0.37">
                <text:p>0.37</text:p>
              </table:table-cell>
              <table:table-cell office:value-type="float" office:value="-0.00000140015500020093">
                <text:p>-0.00000140015500020093</text:p>
              </table:table-cell>
              <table:table-cell office:value-type="float" office:value="-0.00000140015500020099">
                <text:p>-0.00000140015500020099</text:p>
              </table:table-cell>
              <table:table-cell office:value-type="float" office:value="-0.0000014001550002012">
                <text:p>-0.0000014001550002012</text:p>
              </table:table-cell>
              <table:table-cell office:value-type="float" office:value="-0.00000140015500020122">
                <text:p>-0.00000140015500020122</text:p>
              </table:table-cell>
            </table:table-row>
            <table:table-row>
              <table:table-cell office:value-type="float" office:value="0.38">
                <text:p>0.38</text:p>
              </table:table-cell>
              <table:table-cell office:value-type="float" office:value="0.38">
                <text:p>0.38</text:p>
              </table:table-cell>
              <table:table-cell office:value-type="float" office:value="-0.00000185731698569244">
                <text:p>-0.00000185731698569244</text:p>
              </table:table-cell>
              <table:table-cell office:value-type="float" office:value="-0.00000185731698569246">
                <text:p>-0.00000185731698569246</text:p>
              </table:table-cell>
              <table:table-cell office:value-type="float" office:value="-0.0000018573169856926">
                <text:p>-0.0000018573169856926</text:p>
              </table:table-cell>
              <table:table-cell office:value-type="float" office:value="-0.00000185731698569266">
                <text:p>-0.00000185731698569266</text:p>
              </table:table-cell>
            </table:table-row>
            <table:table-row>
              <table:table-cell office:value-type="float" office:value="0.39">
                <text:p>0.39</text:p>
              </table:table-cell>
              <table:table-cell office:value-type="float" office:value="0.39">
                <text:p>0.39</text:p>
              </table:table-cell>
              <table:table-cell office:value-type="float" office:value="-0.00000244566619314414">
                <text:p>-0.00000244566619314414</text:p>
              </table:table-cell>
              <table:table-cell office:value-type="float" office:value="-0.00000244566619314418">
                <text:p>-0.00000244566619314418</text:p>
              </table:table-cell>
              <table:table-cell office:value-type="float" office:value="-0.00000244566619314486">
                <text:p>-0.00000244566619314486</text:p>
              </table:table-cell>
              <table:table-cell office:value-type="float" office:value="-0.00000244566619314485">
                <text:p>-0.00000244566619314485</text:p>
              </table:table-cell>
            </table:table-row>
            <table:table-row>
              <table:table-cell office:value-type="float" office:value="0.4">
                <text:p>0.4</text:p>
              </table:table-cell>
              <table:table-cell office:value-type="float" office:value="0.4">
                <text:p>0.4</text:p>
              </table:table-cell>
              <table:table-cell office:value-type="float" office:value="-0.0000031979377334977">
                <text:p>-0.0000031979377334977</text:p>
              </table:table-cell>
              <table:table-cell office:value-type="float" office:value="-0.00000319793773349763">
                <text:p>-0.00000319793773349763</text:p>
              </table:table-cell>
              <table:table-cell office:value-type="float" office:value="-0.00000319793773349818">
                <text:p>-0.00000319793773349818</text:p>
              </table:table-cell>
              <table:table-cell office:value-type="float" office:value="-0.00000319793773349829">
                <text:p>-0.00000319793773349829</text:p>
              </table:table-cell>
            </table:table-row>
            <table:table-row>
              <table:table-cell office:value-type="float" office:value="0.41">
                <text:p>0.41</text:p>
              </table:table-cell>
              <table:table-cell office:value-type="float" office:value="0.41">
                <text:p>0.41</text:p>
              </table:table-cell>
              <table:table-cell office:value-type="float" office:value="-0.00000415387292108388">
                <text:p>-0.00000415387292108388</text:p>
              </table:table-cell>
              <table:table-cell office:value-type="float" office:value="-0.00000415387292108381">
                <text:p>-0.00000415387292108381</text:p>
              </table:table-cell>
              <table:table-cell office:value-type="float" office:value="-0.00000415387292108336">
                <text:p>-0.00000415387292108336</text:p>
              </table:table-cell>
              <table:table-cell office:value-type="float" office:value="-0.00000415387292108341">
                <text:p>-0.00000415387292108341</text:p>
              </table:table-cell>
            </table:table-row>
            <table:table-row>
              <table:table-cell office:value-type="float" office:value="0.42">
                <text:p>0.42</text:p>
              </table:table-cell>
              <table:table-cell office:value-type="float" office:value="0.42">
                <text:p>0.42</text:p>
              </table:table-cell>
              <table:table-cell office:value-type="float" office:value="-0.00000536148231009733">
                <text:p>-0.00000536148231009733</text:p>
              </table:table-cell>
              <table:table-cell office:value-type="float" office:value="-0.00000536148231009725">
                <text:p>-0.00000536148231009725</text:p>
              </table:table-cell>
              <table:table-cell office:value-type="float" office:value="-0.00000536148231009651">
                <text:p>-0.00000536148231009651</text:p>
              </table:table-cell>
              <table:table-cell office:value-type="float" office:value="-0.0000053614823100965">
                <text:p>-0.0000053614823100965</text:p>
              </table:table-cell>
            </table:table-row>
            <table:table-row>
              <table:table-cell office:value-type="float" office:value="0.43">
                <text:p>0.43</text:p>
              </table:table-cell>
              <table:table-cell office:value-type="float" office:value="0.43">
                <text:p>0.43</text:p>
              </table:table-cell>
              <table:table-cell office:value-type="float" office:value="-0.00000687849578333258">
                <text:p>-0.00000687849578333258</text:p>
              </table:table-cell>
              <table:table-cell office:value-type="float" office:value="-0.00000687849578333254">
                <text:p>-0.00000687849578333254</text:p>
              </table:table-cell>
              <table:table-cell office:value-type="float" office:value="-0.00000687849578333265">
                <text:p>-0.00000687849578333265</text:p>
              </table:table-cell>
              <table:table-cell office:value-type="float" office:value="-0.00000687849578333253">
                <text:p>-0.00000687849578333253</text:p>
              </table:table-cell>
            </table:table-row>
            <table:table-row>
              <table:table-cell office:value-type="float" office:value="0.44">
                <text:p>0.44</text:p>
              </table:table-cell>
              <table:table-cell office:value-type="float" office:value="0.44">
                <text:p>0.44</text:p>
              </table:table-cell>
              <table:table-cell office:value-type="float" office:value="-0.00000877402163816819">
                <text:p>-0.00000877402163816819</text:p>
              </table:table-cell>
              <table:table-cell office:value-type="float" office:value="-0.00000877402163816832">
                <text:p>-0.00000877402163816832</text:p>
              </table:table-cell>
              <table:table-cell office:value-type="float" office:value="-0.00000877402163816746">
                <text:p>-0.00000877402163816746</text:p>
              </table:table-cell>
              <table:table-cell office:value-type="float" office:value="-0.00000877402163816749">
                <text:p>-0.00000877402163816749</text:p>
              </table:table-cell>
            </table:table-row>
            <table:table-row>
              <table:table-cell office:value-type="float" office:value="0.45">
                <text:p>0.45</text:p>
              </table:table-cell>
              <table:table-cell office:value-type="float" office:value="0.45">
                <text:p>0.45</text:p>
              </table:table-cell>
              <table:table-cell office:value-type="float" office:value="-0.0000111304385402294">
                <text:p>-0.0000111304385402294</text:p>
              </table:table-cell>
              <table:table-cell office:value-type="float" office:value="-0.0000111304385402294">
                <text:p>-0.0000111304385402294</text:p>
              </table:table-cell>
              <table:table-cell office:value-type="float" office:value="-0.0000111304385402294">
                <text:p>-0.0000111304385402294</text:p>
              </table:table-cell>
              <table:table-cell office:value-type="float" office:value="-0.0000111304385402294">
                <text:p>-0.0000111304385402294</text:p>
              </table:table-cell>
            </table:table-row>
            <table:table-row>
              <table:table-cell office:value-type="float" office:value="0.46">
                <text:p>0.46</text:p>
              </table:table-cell>
              <table:table-cell office:value-type="float" office:value="0.46">
                <text:p>0.46</text:p>
              </table:table-cell>
              <table:table-cell office:value-type="float" office:value="-0.0000140455462546152">
                <text:p>-0.0000140455462546152</text:p>
              </table:table-cell>
              <table:table-cell office:value-type="float" office:value="-0.0000140455462546151">
                <text:p>-0.0000140455462546151</text:p>
              </table:table-cell>
              <table:table-cell office:value-type="float" office:value="-0.0000140455462546153">
                <text:p>-0.0000140455462546153</text:p>
              </table:table-cell>
              <table:table-cell office:value-type="float" office:value="-0.0000140455462546152">
                <text:p>-0.0000140455462546152</text:p>
              </table:table-cell>
            </table:table-row>
            <table:table-row>
              <table:table-cell office:value-type="float" office:value="0.47">
                <text:p>0.47</text:p>
              </table:table-cell>
              <table:table-cell office:value-type="float" office:value="0.47">
                <text:p>0.47</text:p>
              </table:table-cell>
              <table:table-cell office:value-type="float" office:value="-0.0000176350032211128">
                <text:p>-0.0000176350032211128</text:p>
              </table:table-cell>
              <table:table-cell office:value-type="float" office:value="-0.0000176350032211128">
                <text:p>-0.0000176350032211128</text:p>
              </table:table-cell>
              <table:table-cell office:value-type="float" office:value="-0.0000176350032211131">
                <text:p>-0.0000176350032211131</text:p>
              </table:table-cell>
              <table:table-cell office:value-type="float" office:value="-0.0000176350032211134">
                <text:p>-0.0000176350032211134</text:p>
              </table:table-cell>
            </table:table-row>
            <table:table-row>
              <table:table-cell office:value-type="float" office:value="0.48">
                <text:p>0.48</text:p>
              </table:table-cell>
              <table:table-cell office:value-type="float" office:value="0.48">
                <text:p>0.48</text:p>
              </table:table-cell>
              <table:table-cell office:value-type="float" office:value="-0.0000220350813174494">
                <text:p>-0.0000220350813174494</text:p>
              </table:table-cell>
              <table:table-cell office:value-type="float" office:value="-0.0000220350813174496">
                <text:p>-0.0000220350813174496</text:p>
              </table:table-cell>
              <table:table-cell office:value-type="float" office:value="-0.0000220350813174506">
                <text:p>-0.0000220350813174506</text:p>
              </table:table-cell>
              <table:table-cell office:value-type="float" office:value="-0.0000220350813174504">
                <text:p>-0.0000220350813174504</text:p>
              </table:table-cell>
            </table:table-row>
            <table:table-row>
              <table:table-cell office:value-type="float" office:value="0.49">
                <text:p>0.49</text:p>
              </table:table-cell>
              <table:table-cell office:value-type="float" office:value="0.49">
                <text:p>0.49</text:p>
              </table:table-cell>
              <table:table-cell office:value-type="float" office:value="-0.0000274057705565114">
                <text:p>-0.0000274057705565114</text:p>
              </table:table-cell>
              <table:table-cell office:value-type="float" office:value="-0.0000274057705565114">
                <text:p>-0.0000274057705565114</text:p>
              </table:table-cell>
              <table:table-cell office:value-type="float" office:value="-0.0000274057705565115">
                <text:p>-0.0000274057705565115</text:p>
              </table:table-cell>
              <table:table-cell office:value-type="float" office:value="-0.0000274057705565115">
                <text:p>-0.0000274057705565115</text:p>
              </table:table-cell>
            </table:table-row>
            <table:table-row>
              <table:table-cell office:value-type="float" office:value="0.5">
                <text:p>0.5</text:p>
              </table:table-cell>
              <table:table-cell office:value-type="float" office:value="0.5">
                <text:p>0.5</text:p>
              </table:table-cell>
              <table:table-cell office:value-type="float" office:value="-0.0000339342689933601">
                <text:p>-0.0000339342689933601</text:p>
              </table:table-cell>
              <table:table-cell office:value-type="float" office:value="-0.0000339342689933604">
                <text:p>-0.0000339342689933604</text:p>
              </table:table-cell>
              <table:table-cell office:value-type="float" office:value="-0.0000339342689933599">
                <text:p>-0.0000339342689933599</text:p>
              </table:table-cell>
              <table:table-cell office:value-type="float" office:value="-0.0000339342689933601">
                <text:p>-0.0000339342689933601</text:p>
              </table:table-cell>
            </table:table-row>
            <table:table-row>
              <table:table-cell office:value-type="float" office:value="0.51">
                <text:p>0.51</text:p>
              </table:table-cell>
              <table:table-cell office:value-type="float" office:value="0.51">
                <text:p>0.51</text:p>
              </table:table-cell>
              <table:table-cell office:value-type="float" office:value="-0.0000418388957792491">
                <text:p>-0.0000418388957792491</text:p>
              </table:table-cell>
              <table:table-cell office:value-type="float" office:value="-0.0000418388957792491">
                <text:p>-0.0000418388957792491</text:p>
              </table:table-cell>
              <table:table-cell office:value-type="float" office:value="-0.0000418388957792491">
                <text:p>-0.0000418388957792491</text:p>
              </table:table-cell>
              <table:table-cell office:value-type="float" office:value="-0.0000418388957792491">
                <text:p>-0.0000418388957792491</text:p>
              </table:table-cell>
            </table:table-row>
            <table:table-row>
              <table:table-cell office:value-type="float" office:value="0.52">
                <text:p>0.52</text:p>
              </table:table-cell>
              <table:table-cell office:value-type="float" office:value="0.52">
                <text:p>0.52</text:p>
              </table:table-cell>
              <table:table-cell office:value-type="float" office:value="-0.0000513734680962302">
                <text:p>-0.0000513734680962302</text:p>
              </table:table-cell>
              <table:table-cell office:value-type="float" office:value="-0.0000513734680962301">
                <text:p>-0.0000513734680962301</text:p>
              </table:table-cell>
              <table:table-cell office:value-type="float" office:value="-0.0000513734680962307">
                <text:p>-0.0000513734680962307</text:p>
              </table:table-cell>
              <table:table-cell office:value-type="float" office:value="-0.0000513734680962306">
                <text:p>-0.0000513734680962306</text:p>
              </table:table-cell>
            </table:table-row>
            <table:table-row>
              <table:table-cell office:value-type="float" office:value="0.53">
                <text:p>0.53</text:p>
              </table:table-cell>
              <table:table-cell office:value-type="float" office:value="0.53">
                <text:p>0.53</text:p>
              </table:table-cell>
              <table:table-cell office:value-type="float" office:value="-0.0000628321856410232">
                <text:p>-0.0000628321856410232</text:p>
              </table:table-cell>
              <table:table-cell office:value-type="float" office:value="-0.0000628321856410232">
                <text:p>-0.0000628321856410232</text:p>
              </table:table-cell>
              <table:table-cell office:value-type="float" office:value="-0.000062832185641023">
                <text:p>-0.000062832185641023</text:p>
              </table:table-cell>
              <table:table-cell office:value-type="float" office:value="-0.000062832185641023">
                <text:p>-0.000062832185641023</text:p>
              </table:table-cell>
            </table:table-row>
            <table:table-row>
              <table:table-cell office:value-type="float" office:value="0.54">
                <text:p>0.54</text:p>
              </table:table-cell>
              <table:table-cell office:value-type="float" office:value="0.54">
                <text:p>0.54</text:p>
              </table:table-cell>
              <table:table-cell office:value-type="float" office:value="-0.0000765550694039416">
                <text:p>-0.0000765550694039416</text:p>
              </table:table-cell>
              <table:table-cell office:value-type="float" office:value="-0.0000765550694039412">
                <text:p>-0.0000765550694039412</text:p>
              </table:table-cell>
              <table:table-cell office:value-type="float" office:value="-0.0000765550694039412">
                <text:p>-0.0000765550694039412</text:p>
              </table:table-cell>
              <table:table-cell office:value-type="float" office:value="-0.0000765550694039415">
                <text:p>-0.0000765550694039415</text:p>
              </table:table-cell>
            </table:table-row>
            <table:table-row>
              <table:table-cell office:value-type="float" office:value="0.55">
                <text:p>0.55</text:p>
              </table:table-cell>
              <table:table-cell office:value-type="float" office:value="0.55">
                <text:p>0.55</text:p>
              </table:table-cell>
              <table:table-cell office:value-type="float" office:value="-0.0000929340047116875">
                <text:p>-0.0000929340047116875</text:p>
              </table:table-cell>
              <table:table-cell office:value-type="float" office:value="-0.000092934004711687">
                <text:p>-0.000092934004711687</text:p>
              </table:table-cell>
              <table:table-cell office:value-type="float" office:value="-0.0000929340047116863">
                <text:p>-0.0000929340047116863</text:p>
              </table:table-cell>
              <table:table-cell office:value-type="float" office:value="-0.0000929340047116862">
                <text:p>-0.0000929340047116862</text:p>
              </table:table-cell>
            </table:table-row>
            <table:table-row>
              <table:table-cell office:value-type="float" office:value="0.56">
                <text:p>0.56</text:p>
              </table:table-cell>
              <table:table-cell office:value-type="float" office:value="0.56">
                <text:p>0.56</text:p>
              </table:table-cell>
              <table:table-cell office:value-type="float" office:value="-0.000112419441874984">
                <text:p>-0.000112419441874984</text:p>
              </table:table-cell>
              <table:table-cell office:value-type="float" office:value="-0.000112419441874984">
                <text:p>-0.000112419441874984</text:p>
              </table:table-cell>
              <table:table-cell office:value-type="float" office:value="-0.000112419441874984">
                <text:p>-0.000112419441874984</text:p>
              </table:table-cell>
              <table:table-cell office:value-type="float" office:value="-0.000112419441874984">
                <text:p>-0.000112419441874984</text:p>
              </table:table-cell>
            </table:table-row>
            <table:table-row>
              <table:table-cell office:value-type="float" office:value="0.57">
                <text:p>0.57</text:p>
              </table:table-cell>
              <table:table-cell office:value-type="float" office:value="0.57">
                <text:p>0.57</text:p>
              </table:table-cell>
              <table:table-cell office:value-type="float" office:value="-0.000135527811307231">
                <text:p>-0.000135527811307231</text:p>
              </table:table-cell>
              <table:table-cell office:value-type="float" office:value="-0.000135527811307232">
                <text:p>-0.000135527811307232</text:p>
              </table:table-cell>
              <table:table-cell office:value-type="float" office:value="-0.000135527811307231">
                <text:p>-0.000135527811307231</text:p>
              </table:table-cell>
              <table:table-cell office:value-type="float" office:value="-0.000135527811307231">
                <text:p>-0.000135527811307231</text:p>
              </table:table-cell>
            </table:table-row>
            <table:table-row>
              <table:table-cell office:value-type="float" office:value="0.58">
                <text:p>0.58</text:p>
              </table:table-cell>
              <table:table-cell office:value-type="float" office:value="0.58">
                <text:p>0.58</text:p>
              </table:table-cell>
              <table:table-cell office:value-type="float" office:value="-0.000162849713661864">
                <text:p>-0.000162849713661864</text:p>
              </table:table-cell>
              <table:table-cell office:value-type="float" office:value="-0.000162849713661864">
                <text:p>-0.000162849713661864</text:p>
              </table:table-cell>
              <table:table-cell office:value-type="float" office:value="-0.000162849713661866">
                <text:p>-0.000162849713661866</text:p>
              </table:table-cell>
              <table:table-cell office:value-type="float" office:value="-0.000162849713661866">
                <text:p>-0.000162849713661866</text:p>
              </table:table-cell>
            </table:table-row>
            <table:table-row>
              <table:table-cell office:value-type="float" office:value="0.59">
                <text:p>0.59</text:p>
              </table:table-cell>
              <table:table-cell office:value-type="float" office:value="0.59">
                <text:p>0.59</text:p>
              </table:table-cell>
              <table:table-cell office:value-type="float" office:value="-0.000195058949377856">
                <text:p>-0.000195058949377856</text:p>
              </table:table-cell>
              <table:table-cell office:value-type="float" office:value="-0.000195058949377856">
                <text:p>-0.000195058949377856</text:p>
              </table:table-cell>
              <table:table-cell office:value-type="float" office:value="-0.000195058949377855">
                <text:p>-0.000195058949377855</text:p>
              </table:table-cell>
              <table:table-cell office:value-type="float" office:value="-0.000195058949377854">
                <text:p>-0.000195058949377854</text:p>
              </table:table-cell>
            </table:table-row>
            <table:table-row>
              <table:table-cell office:value-type="float" office:value="0.6">
                <text:p>0.6</text:p>
              </table:table-cell>
              <table:table-cell office:value-type="float" office:value="0.6">
                <text:p>0.6</text:p>
              </table:table-cell>
              <table:table-cell office:value-type="float" office:value="-0.000232922456027925">
                <text:p>-0.000232922456027925</text:p>
              </table:table-cell>
              <table:table-cell office:value-type="float" office:value="-0.000232922456027925">
                <text:p>-0.000232922456027925</text:p>
              </table:table-cell>
              <table:table-cell office:value-type="float" office:value="-0.000232922456027924">
                <text:p>-0.000232922456027924</text:p>
              </table:table-cell>
              <table:table-cell office:value-type="float" office:value="-0.000232922456027925">
                <text:p>-0.000232922456027925</text:p>
              </table:table-cell>
            </table:table-row>
            <table:table-row>
              <table:table-cell office:value-type="float" office:value="0.61">
                <text:p>0.61</text:p>
              </table:table-cell>
              <table:table-cell office:value-type="float" office:value="0.61">
                <text:p>0.61</text:p>
              </table:table-cell>
              <table:table-cell office:value-type="float" office:value="-0.000277311226036665">
                <text:p>-0.000277311226036665</text:p>
              </table:table-cell>
              <table:table-cell office:value-type="float" office:value="-0.000277311226036665">
                <text:p>-0.000277311226036665</text:p>
              </table:table-cell>
              <table:table-cell office:value-type="float" office:value="-0.000277311226036665">
                <text:p>-0.000277311226036665</text:p>
              </table:table-cell>
              <table:table-cell office:value-type="float" office:value="-0.000277311226036665">
                <text:p>-0.000277311226036665</text:p>
              </table:table-cell>
            </table:table-row>
            <table:table-row>
              <table:table-cell office:value-type="float" office:value="0.62">
                <text:p>0.62</text:p>
              </table:table-cell>
              <table:table-cell office:value-type="float" office:value="0.62">
                <text:p>0.62</text:p>
              </table:table-cell>
              <table:table-cell office:value-type="float" office:value="-0.000329212281678947">
                <text:p>-0.000329212281678947</text:p>
              </table:table-cell>
              <table:table-cell office:value-type="float" office:value="-0.000329212281678947">
                <text:p>-0.000329212281678947</text:p>
              </table:table-cell>
              <table:table-cell office:value-type="float" office:value="-0.000329212281678947">
                <text:p>-0.000329212281678947</text:p>
              </table:table-cell>
              <table:table-cell office:value-type="float" office:value="-0.000329212281678947">
                <text:p>-0.000329212281678947</text:p>
              </table:table-cell>
            </table:table-row>
            <table:table-row>
              <table:table-cell office:value-type="float" office:value="0.63">
                <text:p>0.63</text:p>
              </table:table-cell>
              <table:table-cell office:value-type="float" office:value="0.63">
                <text:p>0.63</text:p>
              </table:table-cell>
              <table:table-cell office:value-type="float" office:value="-0.000389741788786751">
                <text:p>-0.000389741788786751</text:p>
              </table:table-cell>
              <table:table-cell office:value-type="float" office:value="-0.000389741788786752">
                <text:p>-0.000389741788786752</text:p>
              </table:table-cell>
              <table:table-cell office:value-type="float" office:value="-0.000389741788786751">
                <text:p>-0.000389741788786751</text:p>
              </table:table-cell>
              <table:table-cell office:value-type="float" office:value="-0.000389741788786752">
                <text:p>-0.000389741788786752</text:p>
              </table:table-cell>
            </table:table-row>
            <table:table-row>
              <table:table-cell office:value-type="float" office:value="0.64">
                <text:p>0.64</text:p>
              </table:table-cell>
              <table:table-cell office:value-type="float" office:value="0.64">
                <text:p>0.64</text:p>
              </table:table-cell>
              <table:table-cell office:value-type="float" office:value="-0.000460159395288268">
                <text:p>-0.000460159395288268</text:p>
              </table:table-cell>
              <table:table-cell office:value-type="float" office:value="-0.000460159395288267">
                <text:p>-0.000460159395288267</text:p>
              </table:table-cell>
              <table:table-cell office:value-type="float" office:value="-0.000460159395288267">
                <text:p>-0.000460159395288267</text:p>
              </table:table-cell>
              <table:table-cell office:value-type="float" office:value="-0.000460159395288269">
                <text:p>-0.000460159395288269</text:p>
              </table:table-cell>
            </table:table-row>
            <table:table-row>
              <table:table-cell office:value-type="float" office:value="0.65">
                <text:p>0.65</text:p>
              </table:table-cell>
              <table:table-cell office:value-type="float" office:value="0.65">
                <text:p>0.65</text:p>
              </table:table-cell>
              <table:table-cell office:value-type="float" office:value="-0.000541883885580287">
                <text:p>-0.000541883885580287</text:p>
              </table:table-cell>
              <table:table-cell office:value-type="float" office:value="-0.000541883885580288">
                <text:p>-0.000541883885580288</text:p>
              </table:table-cell>
              <table:table-cell office:value-type="float" office:value="-0.000541883885580289">
                <text:p>-0.000541883885580289</text:p>
              </table:table-cell>
              <table:table-cell office:value-type="float" office:value="-0.000541883885580289">
                <text:p>-0.000541883885580289</text:p>
              </table:table-cell>
            </table:table-row>
            <table:table-row>
              <table:table-cell office:value-type="float" office:value="0.66">
                <text:p>0.66</text:p>
              </table:table-cell>
              <table:table-cell office:value-type="float" office:value="0.66">
                <text:p>0.66</text:p>
              </table:table-cell>
              <table:table-cell office:value-type="float" office:value="-0.000636510246797545">
                <text:p>-0.000636510246797545</text:p>
              </table:table-cell>
              <table:table-cell office:value-type="float" office:value="-0.000636510246797545">
                <text:p>-0.000636510246797545</text:p>
              </table:table-cell>
              <table:table-cell office:value-type="float" office:value="-0.000636510246797542">
                <text:p>-0.000636510246797542</text:p>
              </table:table-cell>
              <table:table-cell office:value-type="float" office:value="-0.000636510246797542">
                <text:p>-0.000636510246797542</text:p>
              </table:table-cell>
            </table:table-row>
            <table:table-row>
              <table:table-cell office:value-type="float" office:value="0.67">
                <text:p>0.67</text:p>
              </table:table-cell>
              <table:table-cell office:value-type="float" office:value="0.67">
                <text:p>0.67</text:p>
              </table:table-cell>
              <table:table-cell office:value-type="float" office:value="-0.0007458282482938">
                <text:p>-0.0007458282482938</text:p>
              </table:table-cell>
              <table:table-cell office:value-type="float" office:value="-0.000745828248293802">
                <text:p>-0.000745828248293802</text:p>
              </table:table-cell>
              <table:table-cell office:value-type="float" office:value="-0.0007458282482938">
                <text:p>-0.0007458282482938</text:p>
              </table:table-cell>
              <table:table-cell office:value-type="float" office:value="-0.0007458282482938">
                <text:p>-0.0007458282482938</text:p>
              </table:table-cell>
            </table:table-row>
            <table:table-row>
              <table:table-cell office:value-type="float" office:value="0.68">
                <text:p>0.68</text:p>
              </table:table-cell>
              <table:table-cell office:value-type="float" office:value="0.68">
                <text:p>0.68</text:p>
              </table:table-cell>
              <table:table-cell office:value-type="float" office:value="-0.000871842641093176">
                <text:p>-0.000871842641093176</text:p>
              </table:table-cell>
              <table:table-cell office:value-type="float" office:value="-0.000871842641093177">
                <text:p>-0.000871842641093177</text:p>
              </table:table-cell>
              <table:table-cell office:value-type="float" office:value="-0.000871842641093173">
                <text:p>-0.000871842641093173</text:p>
              </table:table-cell>
              <table:table-cell office:value-type="float" office:value="-0.000871842641093173">
                <text:p>-0.000871842641093173</text:p>
              </table:table-cell>
            </table:table-row>
            <table:table-row>
              <table:table-cell office:value-type="float" office:value="0.69">
                <text:p>0.69</text:p>
              </table:table-cell>
              <table:table-cell office:value-type="float" office:value="0.69">
                <text:p>0.69</text:p>
              </table:table-cell>
              <table:table-cell office:value-type="float" office:value="-0.00101679508970988">
                <text:p>-0.00101679508970988</text:p>
              </table:table-cell>
              <table:table-cell office:value-type="float" office:value="-0.00101679508970988">
                <text:p>-0.00101679508970988</text:p>
              </table:table-cell>
              <table:table-cell office:value-type="float" office:value="-0.00101679508970988">
                <text:p>-0.00101679508970988</text:p>
              </table:table-cell>
              <table:table-cell office:value-type="float" office:value="-0.00101679508970988">
                <text:p>-0.0010167950897098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